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7" style:family="table-column">
      <style:table-column-properties fo:break-before="auto" style:column-width="0.9028in"/>
    </style:style>
    <style:style style:name="co8" style:family="table-column">
      <style:table-column-properties fo:break-before="auto" style:column-width="1.1862in"/>
    </style:style>
    <style:style style:name="co9" style:family="table-column">
      <style:table-column-properties fo:break-before="auto" style:column-width="1.4146in"/>
    </style:style>
    <style:style style:name="co10" style:family="table-column">
      <style:table-column-properties fo:break-before="auto" style:column-width="1.1425in"/>
    </style:style>
    <style:style style:name="co11" style:family="table-column">
      <style:table-column-properties fo:break-before="auto" style:column-width="1.7083in"/>
    </style:style>
    <style:style style:name="co12" style:family="table-column">
      <style:table-column-properties fo:break-before="auto" style:column-width="5.8335in"/>
    </style:style>
    <style:style style:name="co13" style:family="table-column">
      <style:table-column-properties fo:break-before="auto" style:column-width="1.5126in"/>
    </style:style>
    <style:style style:name="co14" style:family="table-column">
      <style:table-column-properties fo:break-before="auto" style:column-width="2.6228in"/>
    </style:style>
    <style:style style:name="co15" style:family="table-column">
      <style:table-column-properties fo:break-before="auto" style:column-width="0.8484in"/>
    </style:style>
    <style:style style:name="co16" style:family="table-column">
      <style:table-column-properties fo:break-before="auto" style:column-width="1.6319in"/>
    </style:style>
    <style:style style:name="co17" style:family="table-column">
      <style:table-column-properties fo:break-before="auto" style:column-width="3.1453in"/>
    </style:style>
    <style:style style:name="co18" style:family="table-column">
      <style:table-column-properties fo:break-before="auto" style:column-width="2.6445in"/>
    </style:style>
    <style:style style:name="co1" style:family="table-column">
      <style:table-column-properties fo:break-before="auto" style:column-width="1.4799in"/>
    </style:style>
    <style:style style:name="co19" style:family="table-column">
      <style:table-column-properties fo:break-before="auto" style:column-width="1.8827in"/>
    </style:style>
    <style:style style:name="co20" style:family="table-column">
      <style:table-column-properties fo:break-before="auto" style:column-width="5.2134in"/>
    </style:style>
    <style:style style:name="co21" style:family="table-column">
      <style:table-column-properties fo:break-before="auto" style:column-width="2.0134in"/>
    </style:style>
    <style:style style:name="co22" style:family="table-column">
      <style:table-column-properties fo:break-before="auto" style:column-width="1.0772in"/>
    </style:style>
    <style:style style:name="co23" style:family="table-column">
      <style:table-column-properties fo:break-before="auto" style:column-width="1.6429in"/>
    </style:style>
    <style:style style:name="co24" style:family="table-column">
      <style:table-column-properties fo:break-before="auto" style:column-width="5.8547in"/>
    </style:style>
    <style:style style:name="co25" style:family="table-column">
      <style:table-column-properties fo:break-before="auto" style:column-width="0.7291in"/>
    </style:style>
    <style:style style:name="co26" style:family="table-column">
      <style:table-column-properties fo:break-before="auto" style:column-width="1.4362in"/>
    </style:style>
    <style:style style:name="co27" style:family="table-column">
      <style:table-column-properties fo:break-before="auto" style:column-width="6.1161in"/>
    </style:style>
    <style:style style:name="co6" style:family="table-column">
      <style:table-column-properties fo:break-before="auto" style:column-width="0.889in"/>
    </style:style>
    <style:style style:name="co28" style:family="table-column">
      <style:table-column-properties fo:break-before="auto" style:column-width="2.4484in"/>
    </style:style>
    <style:style style:name="co29" style:family="table-column">
      <style:table-column-properties fo:break-before="auto" style:column-width="2.2528in"/>
    </style:style>
    <style:style style:name="co36" style:family="table-column">
      <style:table-column-properties fo:break-before="auto" style:column-width="1.578in"/>
    </style:style>
    <style:style style:name="co37" style:family="table-column">
      <style:table-column-properties fo:break-before="auto" style:column-width="1.9917in"/>
    </style:style>
    <style:style style:name="co38" style:family="table-column">
      <style:table-column-properties fo:break-before="auto" style:column-width="6.2035in"/>
    </style:style>
    <style:style style:name="co39" style:family="table-column">
      <style:table-column-properties fo:break-before="auto" style:column-width="1.3709in"/>
    </style:style>
    <style:style style:name="co40" style:family="table-column">
      <style:table-column-properties fo:break-before="auto" style:column-width="3.4929in"/>
    </style:style>
    <style:style style:name="co41" style:family="table-column">
      <style:table-column-properties fo:break-before="auto" style:column-width="2.2744in"/>
    </style:style>
    <style:style style:name="co42" style:family="table-column">
      <style:table-column-properties fo:break-before="auto" style:column-width="6.0835in"/>
    </style:style>
    <style:style style:name="co43" style:family="table-column">
      <style:table-column-properties fo:break-before="auto" style:column-width="1.0118in"/>
    </style:style>
    <style:style style:name="co44" style:family="table-column">
      <style:table-column-properties fo:break-before="auto" style:column-width="1.839in"/>
    </style:style>
    <style:style style:name="ro1" style:family="table-row">
      <style:table-row-properties style:row-height="0.1681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32" style:family="table-row">
      <style:table-row-properties style:row-height="0.8492in" fo:break-before="auto" style:use-optimal-row-height="true"/>
    </style:style>
    <style:style style:name="ro30" style:family="table-row">
      <style:table-row-properties style:row-height="0.4866in" fo:break-before="auto" style:use-optimal-row-height="true"/>
    </style:style>
    <style:style style:name="ro34" style:family="table-row">
      <style:table-row-properties style:row-height="1.1091in" fo:break-before="auto" style:use-optimal-row-height="true"/>
    </style:style>
    <style:style style:name="ro14" style:family="table-row">
      <style:table-row-properties style:row-height="1.1602in" fo:break-before="auto" style:use-optimal-row-height="true"/>
    </style:style>
    <style:style style:name="ro35" style:family="table-row">
      <style:table-row-properties style:row-height="0.9016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1.5752in" fo:break-before="auto" style:use-optimal-row-height="true"/>
    </style:style>
    <style:style style:name="ro12" style:family="table-row">
      <style:table-row-properties style:row-height="2.3008in" fo:break-before="auto" style:use-optimal-row-height="true"/>
    </style:style>
    <style:style style:name="ro18" style:family="table-row">
      <style:table-row-properties style:row-height="1.7307in" fo:break-before="auto" style:use-optimal-row-height="true"/>
    </style:style>
    <style:style style:name="ro3" style:family="table-row">
      <style:table-row-properties style:row-height="0.1756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2.3835in" fo:break-before="auto" style:use-optimal-row-height="true"/>
    </style:style>
    <style:style style:name="ro38" style:family="table-row">
      <style:table-row-properties style:row-height="1.0047in" fo:break-before="auto" style:use-optimal-row-height="true"/>
    </style:style>
    <style:style style:name="ro39" style:family="table-row">
      <style:table-row-properties style:row-height="2.7154in" fo:break-before="auto" style:use-optimal-row-height="true"/>
    </style:style>
    <style:style style:name="ro17" style:family="table-row">
      <style:table-row-properties style:row-height="1.4717in" fo:break-before="auto" style:use-optimal-row-height="true"/>
    </style:style>
    <style:style style:name="ro40" style:family="table-row">
      <style:table-row-properties style:row-height="0.9736in" fo:break-before="auto" style:use-optimal-row-height="true"/>
    </style:style>
    <style:style style:name="ro41" style:family="table-row">
      <style:table-row-properties style:row-height="1.2535in" fo:break-before="auto" style:use-optimal-row-height="false"/>
    </style:style>
    <style:style style:name="ro42" style:family="table-row">
      <style:table-row-properties style:row-height="2.5598in" fo:break-before="auto" style:use-optimal-row-height="false"/>
    </style:style>
    <style:style style:name="ro43" style:family="table-row">
      <style:table-row-properties style:row-height="0.4043in" fo:break-before="auto" style:use-optimal-row-height="false"/>
    </style:style>
    <style:style style:name="ro44" style:family="table-row">
      <style:table-row-properties style:row-height="2.6118in" fo:break-before="auto" style:use-optimal-row-height="false"/>
    </style:style>
    <style:style style:name="ro45" style:family="table-row">
      <style:table-row-properties style:row-height="3.5339in" fo:break-before="auto" style:use-optimal-row-height="false"/>
    </style:style>
    <style:style style:name="ro50" style:family="table-row">
      <style:table-row-properties style:row-height="2.1453in" fo:break-before="auto" style:use-optimal-row-height="true"/>
    </style:style>
    <style:style style:name="ro48" style:family="table-row">
      <style:table-row-properties style:row-height="1.3161in" fo:break-before="auto" style:use-optimal-row-height="true"/>
    </style:style>
    <style:style style:name="ro52" style:family="table-row">
      <style:table-row-properties style:row-height="1.4193in" fo:break-before="auto" style:use-optimal-row-height="true"/>
    </style:style>
    <style:style style:name="ro61" style:family="table-row">
      <style:table-row-properties style:row-height="1.8339in" fo:break-before="auto" style:use-optimal-row-height="true"/>
    </style:style>
    <style:style style:name="ro53" style:family="table-row">
      <style:table-row-properties style:row-height="0.178in" fo:break-before="auto" style:use-optimal-row-height="true"/>
    </style:style>
    <style:style style:name="ro54" style:family="table-row">
      <style:table-row-properties style:row-height="1.6783in" fo:break-before="auto" style:use-optimal-row-height="true"/>
    </style:style>
    <style:style style:name="ro55" style:family="table-row">
      <style:table-row-properties style:row-height="1.2638in" fo:break-before="auto" style:use-optimal-row-height="true"/>
    </style:style>
    <style:style style:name="ro56" style:family="table-row">
      <style:table-row-properties style:row-height="1.9898in" fo:break-before="auto" style:use-optimal-row-height="true"/>
    </style:style>
    <style:style style:name="ro57" style:family="table-row">
      <style:table-row-properties style:row-height="1.2126in" fo:break-before="auto" style:use-optimal-row-height="true"/>
    </style:style>
    <style:style style:name="ro58" style:family="table-row">
      <style:table-row-properties style:row-height="2.4563in" fo:break-before="auto" style:use-optimal-row-height="true"/>
    </style:style>
    <style:style style:name="ro59" style:family="table-row">
      <style:table-row-properties style:row-height="0.6937in" fo:break-before="auto" style:use-optimal-row-height="true"/>
    </style:style>
    <style:style style:name="ro60" style:family="table-row">
      <style:table-row-properties style:row-height="1.3681in" fo:break-before="auto" style:use-optimal-row-height="true"/>
    </style:style>
    <style:style style:name="ro62" style:family="table-row">
      <style:table-row-properties style:row-height="2.1972in" fo:break-before="auto" style:use-optimal-row-height="true"/>
    </style:style>
    <style:style style:name="ro63" style:family="table-row">
      <style:table-row-properties style:row-height="1.6272in" fo:break-before="auto" style:use-optimal-row-height="true"/>
    </style:style>
    <style:style style:name="ro64" style:family="table-row">
      <style:table-row-properties style:row-height="3.078in" fo:break-before="auto" style:use-optimal-row-height="true"/>
    </style:style>
    <style:style style:name="ro65" style:family="table-row">
      <style:table-row-properties style:row-height="2.8189in" fo:break-before="auto" style:use-optimal-row-height="true"/>
    </style:style>
    <style:style style:name="ro66" style:family="table-row">
      <style:table-row-properties style:row-height="1.9382in" fo:break-before="auto" style:use-optimal-row-height="true"/>
    </style:style>
    <style:style style:name="ro67" style:family="table-row">
      <style:table-row-properties style:row-height="3.3366in" fo:break-before="auto" style:use-optimal-row-height="true"/>
    </style:style>
    <style:style style:name="ro68" style:family="table-row">
      <style:table-row-properties style:row-height="2.0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style>
    <style:style style:name="ce3" style:family="table-cell" style:parent-style-name="Default" style:data-style-name="N100">
      <style:table-cell-properties fo:wrap-option="wrap"/>
      <style:text-properties style:text-position="" style:font-weight-asian="normal"/>
    </style:style>
    <style:style style:name="ce4" style:family="table-cell" style:parent-style-name="Default" style:data-style-name="N100">
      <style:table-cell-properties fo:border-bottom="1.81pt solid #000000" fo:wrap-option="wrap" fo:border-left="none" fo:border-right="none" fo:border-top="none"/>
      <style:text-properties style:text-position="" style:font-weight-asian="normal"/>
    </style:style>
    <style:style style:name="ce5" style:family="table-cell" style:parent-style-name="Default">
      <style:text-properties style:text-position="" style:font-name="Arial" style:font-name-asian="WenQuanYi Zen Hei" style:font-name-complex="Lohit Hindi"/>
    </style:style>
    <style:style style:name="ce6" style:family="table-cell" style:parent-style-name="Default">
      <style:table-cell-properties style:text-align-source="fix" style:repeat-content="false"/>
      <style:paragraph-properties fo:text-align="center"/>
      <style:text-properties style:text-position=""/>
    </style:style>
    <style:style style:name="ce7" style:family="table-cell" style:parent-style-name="Default" style:data-style-name="N100">
      <style:table-cell-properties fo:background-color="#00ff00" fo:wrap-option="wrap"/>
      <style:text-properties style:text-position="" style:font-weight-asian="normal"/>
    </style:style>
    <style:style style:name="ce8" style:family="table-cell" style:parent-style-name="Default" style:data-style-name="N100">
      <style:table-cell-properties fo:background-color="#00ff00" fo:wrap-option="wrap"/>
      <style:text-properties style:text-position=""/>
    </style:style>
    <style:style style:name="ce9" style:family="table-cell" style:parent-style-name="Default" style:data-style-name="N100">
      <style:table-cell-properties fo:wrap-option="wrap"/>
      <style:text-properties style:text-position="" fo:font-size="8pt" style:font-size-asian="8pt" style:font-size-complex="8pt"/>
    </style:style>
    <style:style style:name="ce10" style:family="table-cell" style:parent-style-name="Default">
      <style:table-cell-properties fo:wrap-option="wrap"/>
      <style:text-properties style:text-position=""/>
    </style:style>
    <style:style style:name="ce11" style:family="table-cell" style:parent-style-name="Default" style:data-style-name="N100">
      <style:table-cell-properties fo:border-bottom="1.05pt solid #000000" style:text-align-source="fix" style:repeat-content="false" fo:wrap-option="wrap" fo:border-left="none"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border-bottom="none" fo:wrap-option="wrap" fo:border-left="none" fo:border-right="none" fo:border-top="1.05pt solid #000000"/>
      <style:text-properties style:text-position=""/>
    </style:style>
    <style:style style:name="ce13" style:family="table-cell" style:parent-style-name="Default" style:data-style-name="N100">
      <style:table-cell-properties fo:wrap-option="wrap"/>
      <style:text-properties style:text-position="" fo:font-weight="normal" style:font-weight-asian="normal" style:font-weight-complex="normal"/>
    </style:style>
    <style:style style:name="ce14" style:family="table-cell" style:parent-style-name="Default" style:data-style-name="N100">
      <style:table-cell-properties fo:border-bottom="none" fo:wrap-option="wrap" fo:border-left="none" fo:border-right="none" fo:border-top="1.05pt solid #000000"/>
      <style:text-properties style:text-position="" fo:font-weight="normal" style:font-weight-asian="normal" style:font-weight-complex="normal"/>
    </style:style>
    <style:style style:name="ce15" style:family="table-cell" style:parent-style-name="Default">
      <style:table-cell-properties fo:border-bottom="none" fo:wrap-option="wrap" fo:border-left="none" fo:border-right="none" fo:border-top="1.05pt solid #000000"/>
      <style:text-properties style:text-position=""/>
    </style:style>
    <style:style style:name="ce16" style:family="table-cell" style:parent-style-name="Default">
      <style:table-cell-properties fo:border-bottom="1.05pt solid #000000" style:text-align-source="fix" style:repeat-content="false" fo:border-left="none" fo:border-right="none" fo:border-top="none"/>
      <style:paragraph-properties fo:text-align="center"/>
      <style:text-properties style:text-position="" style:font-name="Arial" fo:font-weight="bold" style:font-name-asian="WenQuanYi Zen Hei" style:font-weight-asian="bold" style:font-name-complex="Lohit Hindi" style:font-weight-complex="bold"/>
    </style:style>
    <style:style style:name="ce17" style:family="table-cell" style:parent-style-name="Default">
      <style:table-cell-properties fo:border-bottom="1.05pt solid #000000" fo:border-left="none" fo:border-right="none" fo:border-top="none"/>
      <style:text-properties style:text-position=""/>
    </style:style>
    <style:style style:name="ce18" style:family="table-cell" style:parent-style-name="Default">
      <style:table-cell-properties fo:border-bottom="none" fo:border-left="none" fo:border-right="none" fo:border-top="1.05pt solid #000000"/>
      <style:text-properties style:text-position=""/>
    </style:style>
    <style:style style:name="ce19"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style:text-position="" fo:font-weight="bold" style:font-weight-asian="bold" style:font-weight-complex="bold"/>
    </style:style>
    <style:style style:name="ce20" style:family="table-cell" style:parent-style-name="Default" style:data-style-name="N100">
      <style:table-cell-properties fo:wrap-option="wrap"/>
      <style:text-properties style:text-position=""/>
    </style:style>
    <style:style style:name="ce22" style:family="table-cell" style:parent-style-name="Default" style:data-style-name="N100">
      <style:table-cell-properties fo:wrap-option="wrap"/>
      <style:text-properties style:text-position="" style:font-name="Arial" style:font-name-asian="WenQuanYi Zen Hei" style:font-name-complex="Lohit Hindi"/>
    </style:style>
    <style:style style:name="ce23"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fo:font-weight="bold" style:font-weight-asian="bold" style:font-weight-complex="bold"/>
    </style:style>
    <style:style style:name="ce24" style:family="table-cell" style:parent-style-name="Default" style:data-style-name="N100">
      <style:table-cell-properties fo:wrap-option="wrap"/>
    </style:style>
    <style:style style:name="ce25" style:family="table-cell" style:parent-style-name="Default" style:data-style-name="N100">
      <style:table-cell-properties fo:wrap-option="wrap"/>
      <style:text-properties style:font-weight-asian="normal"/>
    </style:style>
    <style:style style:name="T1" style:family="text">
      <style:text-properties style:font-name="Arial" style:font-name-asian="WenQuanYi Zen Hei" style:font-name-complex="Lohit Hindi"/>
    </style:style>
    <style:style style:name="T2" style:family="text">
      <style:text-properties fo:font-weight="bold" style:font-weight-asian="bold" style:font-weight-complex="bold"/>
    </style:style>
    <style:style style:name="T4" style:family="text">
      <style:text-properties style:font-name="Arial" style:font-name-asian="WenQuanYi Zen Hei" style:font-weight-asian="normal" style:font-name-complex="Lohit Hindi"/>
    </style:style>
    <style:style style:name="T6" style:family="text">
      <style:text-properties fo:font-size="12pt" fo:font-weight="bold" style:font-size-asian="12pt" style:font-weight-asian="bold" style:font-size-complex="12pt" style:font-weight-complex="bold"/>
    </style:style>
    <style:style style:name="T5" style:family="text">
      <style:text-properties style:font-name="Liberation Sans" style:font-name-asian="WenQuanYi Zen Hei" style:font-name-complex="Lohit Hindi"/>
    </style:style>
    <style:style style:name="T7" style:family="text">
      <style:text-properties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Arial" fo:font-weight="bold" style:font-name-asian="WenQuanYi Zen Hei" style:font-weight-asian="bold" style:font-name-complex="Lohit Hindi" style:font-weight-complex="bold"/>
    </style:style>
  </office:automatic-styles>
  <office:body>
    <office:spreadsheet>
      <table:table table:name="NameList" table:style-name="ta1">
        <table:table-column table:style-name="co1" table:default-cell-style-name="ce24"/>
        <table:table-column table:style-name="co41" table:default-cell-style-name="ce24"/>
        <table:table-column table:style-name="co42" table:default-cell-style-name="ce24"/>
        <table:table-column table:style-name="co43" table:default-cell-style-name="ce24"/>
        <table:table-column table:style-name="co44" table:default-cell-style-name="Default"/>
        <table:table-row table:style-name="ro1">
          <table:table-cell table:style-name="Default" office:value-type="string">
            <text:p>Meaning of Bible names.</text:p>
          </table:table-cell>
          <table:table-cell table:style-name="Default" table:number-columns-repeated="3"/>
          <table:table-cell/>
        </table:table-row>
        <table:table-row table:style-name="ro53">
          <table:table-cell table:style-name="Default" table:number-columns-repeated="4"/>
          <table:table-cell/>
        </table:table-row>
        <table:table-row table:style-name="ro1">
          <table:table-cell table:style-name="Default" office:value-type="string">
            <text:p>rluu_20131004: <text:s/>The table in this spreadsheet is not complete. <text:s/>What is a better reference is my printout of about 20 pages from the following two links, which is a more complete list.</text:p>
          </table:table-cell>
          <table:table-cell table:style-name="Default" table:number-columns-repeated="3"/>
          <table:table-cell/>
        </table:table-row>
        <table:table-row table:style-name="ro3">
          <table:table-cell table:style-name="Default" office:value-type="string">
            <text:p><text:a xlink:href="http://www.behindthename.com/names/usage/biblical" xlink:type="simple">http://www.behindthename.com/names/usage/biblical</text:a></text:p>
          </table:table-cell>
          <table:table-cell table:style-name="Default" table:number-columns-repeated="3"/>
          <table:table-cell/>
        </table:table-row>
        <table:table-row table:style-name="ro3">
          <table:table-cell table:style-name="Default" office:value-type="string">
            <text:p><text:a xlink:href="http://www.behindthename.com/names/usage/biblical/2" xlink:type="simple">http://www.behindthename.com/names/usage/biblical/2</text:a></text:p>
          </table:table-cell>
          <table:table-cell table:style-name="Default" table:number-columns-repeated="3"/>
          <table:table-cell/>
        </table:table-row>
        <table:table-row table:style-name="ro53" table:number-rows-repeated="2">
          <table:table-cell table:style-name="Default" table:number-columns-repeated="4"/>
          <table:table-cell/>
        </table:table-row>
        <table:table-row table:style-name="ro3">
          <table:table-cell table:style-name="ce23" office:value-type="string">
            <text:p>Name:</text:p>
          </table:table-cell>
          <table:table-cell table:style-name="ce23" office:value-type="string">
            <text:p>Meaning:</text:p>
          </table:table-cell>
          <table:table-cell table:style-name="ce23" office:value-type="string">
            <text:p>Description:</text:p>
          </table:table-cell>
          <table:table-cell table:style-name="ce23" office:value-type="string">
            <text:p>Source:</text:p>
          </table:table-cell>
          <table:table-cell/>
        </table:table-row>
        <table:table-row table:style-name="ro1">
          <table:table-cell table:number-columns-repeated="5"/>
        </table:table-row>
        <table:table-row table:style-name="ro54">
          <table:table-cell office:value-type="string">
            <text:p>Aaron</text:p>
          </table:table-cell>
          <table:table-cell office:value-type="string">
            <text:p>Possible meanings: </text:p>
            <text:p><text:span text:style-name="T1">“</text:span><text:span text:style-name="T1">high mountain”</text:span></text:p>
            <text:p><text:span text:style-name="T1">“</text:span><text:span text:style-name="T1">exalted”</text:span></text:p>
          </table:table-cell>
          <table:table-cell office:value-type="string">
            <text:p>GENDER: Masculine</text:p>
            <text:p>USAGE: English, Biblical, Biblical Latin, Biblical Greek</text:p>
            <text:p>OTHER SCRIPTS: אַהֲרֹן (Ancient Hebrew), Ααρων (Ancient Greek)</text:p>
            <text:p>PRONOUNCED: AR-ən (English), ER-ən (English) <text:s text:c="2"/>[key]</text:p>
            <text:p>Meaning &amp; History</text:p>
            <text:p>From the Hebrew name אַהֲרֹן ('Aharon) which is most likely of unknown Egyptian origin. Other theories claim a Hebrew derivation, and suggest meanings such as "high mountain" or "exalted". In the Old Testament this name is borne by the older brother of Moses and the first high priest of the Israelites. He acted as a spokesman for his brother, and carried a miraculous rod. As an English name, Aaron has been in use since the Protestant Reformation.</text:p>
          </table:table-cell>
          <table:table-cell office:value-type="string">
            <text:p><text:a xlink:href="http://www.behindthename.com/name/aaron" xlink:type="simple">http://www.behindthename.com/name/aaron</text:a></text:p>
          </table:table-cell>
          <table:table-cell/>
        </table:table-row>
        <table:table-row table:style-name="ro48">
          <table:table-cell office:value-type="string">
            <text:p>Abednego</text:p>
          </table:table-cell>
          <table:table-cell office:value-type="string">
            <text:p>“Servant of Nebo” (Nebo is the Babylonian god of wisdom).</text:p>
            <text:p><text:span text:style-name="T1"/></text:p>
            <text:p><text:span text:style-name="T1">[Azariah]</text:span></text:p>
            <text:p><text:span text:style-name="T1">[Azariah means: Yahweh has helped.]</text:span></text:p>
          </table:table-cell>
          <table:table-cell office:value-type="string">
            <text:p>GENDER: Masculine</text:p>
            <text:p>USAGE: Biblical</text:p>
            <text:p>OTHER SCRIPTS: עֲבֵד־נְגוֹ (Ancient Hebrew)</text:p>
            <text:p>PRONOUNCED: ə-BED-ni-go (English) <text:s text:c="2"/>[key]</text:p>
            <text:p>Meaning &amp; History</text:p>
            <text:p>Means "servant of Nebo" in Akkadian, Nebo being the Babylonian god of wisdom. In the Old Testament, Abednego is the Babylonian name given to Azariah, one of the three men cast into a blazing furnace but saved from harm by God.</text:p>
          </table:table-cell>
          <table:table-cell office:value-type="string">
            <text:p><text:a xlink:href="http://www.behindthename.com/name/abednego" xlink:type="simple">http://www.behindthename.com/name/abednego</text:a></text:p>
          </table:table-cell>
          <table:table-cell/>
        </table:table-row>
        <table:table-row table:style-name="ro55">
          <table:table-cell office:value-type="string">
            <text:p>Aeneas [Eneas]</text:p>
          </table:table-cell>
          <table:table-cell office:value-type="string">
            <text:p>Praise.</text:p>
          </table:table-cell>
          <table:table-cell office:value-type="string">
            <text:p>GENDER: Masculine</text:p>
            <text:p>USAGE: Roman Mythology</text:p>
            <text:p>PRONOUNCED: i-NEE-əs (English) <text:s text:c="2"/>[key]</text:p>
            <text:p>Meaning &amp; History</text:p>
            <text:p>Latin form of the Greek name Αινειας (Aineias), derived from Greek αινη (aine) meaning "praise". In Greek legend he was a son of Aphrodite and was one of the chief heroes who defended Troy from the Greeks. The Roman poet Virgil continued his story in the 'Aeneid', in which Aeneas travels to Italy and founds the Roman state</text:p>
          </table:table-cell>
          <table:table-cell office:value-type="string">
            <text:p><text:a xlink:href="http://www.behindthename.com/name/aeneas" xlink:type="simple">http://www.behindthename.com/name/aeneas</text:a></text:p>
          </table:table-cell>
          <table:table-cell/>
        </table:table-row>
        <table:table-row table:style-name="ro48">
          <table:table-cell office:value-type="string">
            <text:p>Amos</text:p>
          </table:table-cell>
          <table:table-cell office:value-type="string">
            <text:p>Carried.</text:p>
          </table:table-cell>
          <table:table-cell office:value-type="string">
            <text:p>GENDER: Masculine</text:p>
            <text:p>USAGE: English, Hebrew, Biblical, Biblical Latin, Biblical Greek, Biblical Hebrew</text:p>
            <text:p>OTHER SCRIPTS: עָמוֹס (Hebrew), Αμως (Ancient Greek)</text:p>
            <text:p>PRONOUNCED: AY-məs (English) <text:s text:c="2"/>[key]</text:p>
            <text:p>Meaning &amp; History</text:p>
            <text:p>Means "carried" in Hebrew. Amos is one of the twelve minor prophets of the Old Testament, the author of the Book of Amos, the oldest of the prophetic books. As an English name, Amos has been used since the Protestant Reformation, and was popular among the Puritans.</text:p>
          </table:table-cell>
          <table:table-cell office:value-type="string">
            <text:p><text:a xlink:href="http://www.behindthename.com/name/amos" xlink:type="simple">http://www.behindthename.com/name/amos</text:a></text:p>
          </table:table-cell>
          <table:table-cell/>
        </table:table-row>
        <table:table-row table:style-name="ro55">
          <table:table-cell office:value-type="string">
            <text:p>Ananias</text:p>
          </table:table-cell>
          <table:table-cell office:value-type="string">
            <text:p>[Greek form of Hananiah].</text:p>
            <text:p><text:span text:style-name="T1">[Hananiah means: Yahweh is gracious.]</text:span></text:p>
          </table:table-cell>
          <table:table-cell office:value-type="string">
            <text:p>GENDER: Masculine</text:p>
            <text:p>USAGE: Biblical, Biblical Latin</text:p>
            <text:p>OTHER SCRIPTS: ‘Ανανιας (Ancient Greek)</text:p>
            <text:p>PRONOUNCED: an-ə-NIE-əs (English) <text:s text:c="2"/>[key]</text:p>
            <text:p>Meaning &amp; History</text:p>
            <text:p>From ‘Ανανιας (Hananias), the Greek form of HANANIAH. In Acts in the New Testament this is the name of three characters: a disciple in Damascus, the husband of Sapphira, and the high priest of the Jews who tries Paul.</text:p>
          </table:table-cell>
          <table:table-cell table:number-columns-repeated="2"/>
        </table:table-row>
        <table:table-row table:style-name="ro7">
          <table:table-cell office:value-type="string">
            <text:p>Andrew</text:p>
          </table:table-cell>
          <table:table-cell office:value-type="string">
            <text:p>“man” or “of a man”. “brave”</text:p>
          </table:table-cell>
          <table:table-cell office:value-type="string">
            <text:p>From the Greek name Ανδρεας (Andreas), which was derived from ανηρ (aner) "man" (genitive ανδρος (andros) "of a man"). In the New Testament the apostle Andrew, the first disciple to join Jesus, is the brother of Simon Peter. According to tradition, he later preached in the Black Sea region, with some legends saying he was crucified on an X-shaped cross. Andrew, being a Greek name, was probably only a nickname or a translation of his real Hebrew name, which is not known.</text:p>
          </table:table-cell>
          <table:table-cell office:value-type="string">
            <text:p><text:a xlink:href="http://www.behindthename.com/name/andrew" xlink:type="simple">http://www.behindthename.com/name/andrew</text:a></text:p>
          </table:table-cell>
          <table:table-cell/>
        </table:table-row>
        <table:table-row table:style-name="ro8">
          <table:table-cell office:value-type="string">
            <text:p>Ararel</text:p>
          </table:table-cell>
          <table:table-cell office:value-type="string">
            <text:p>God has helped.</text:p>
          </table:table-cell>
          <table:table-cell office:value-type="string">
            <text:p>Means "God has helped" in Hebrew. This was the name of several minor Old Testament characters.</text:p>
          </table:table-cell>
          <table:table-cell office:value-type="string">
            <text:p><text:a xlink:href="http://www.behindthename.com/name/azarel" xlink:type="simple">http://www.behindthename.com/name/azarel</text:a></text:p>
          </table:table-cell>
          <table:table-cell/>
        </table:table-row>
        <table:table-row table:style-name="ro48">
          <table:table-cell office:value-type="string">
            <text:p>Azariah</text:p>
          </table:table-cell>
          <table:table-cell office:value-type="string">
            <text:p>Yahweh has helped.</text:p>
          </table:table-cell>
          <table:table-cell office:value-type="string">
            <text:p>GENDER: Masculine</text:p>
            <text:p>USAGE: Biblical</text:p>
            <text:p>OTHER SCRIPTS: עֲזַרְיָה (Ancient Hebrew)</text:p>
            <text:p>PRONOUNCED: az-ə-RIE-ə (English) <text:s text:c="2"/>[key]</text:p>
            <text:p>Meaning &amp; History</text:p>
            <text:p>Means "YAHWEH has helped" in Hebrew. This was the name of several Old Testament characters including of one of the three men the Babylonian king ordered cast into a fiery furnace. His Babylonian name was Abednego.</text:p>
          </table:table-cell>
          <table:table-cell office:value-type="string">
            <text:p><text:a xlink:href="http://www.behindthename.com/name/azariah" xlink:type="simple">http://www.behindthename.com/name/azariah</text:a></text:p>
          </table:table-cell>
          <table:table-cell/>
        </table:table-row>
        <table:table-row table:style-name="ro9">
          <table:table-cell office:value-type="string">
            <text:p>Bartholomew</text:p>
          </table:table-cell>
          <table:table-cell office:value-type="string">
            <text:p>Son of Talmai.</text:p>
          </table:table-cell>
          <table:table-cell office:value-type="string">
            <text:p><text:s/>From Βαρθολομαιος (Bartholomaios), which was the Greek form of an Aramaic name meaning "son of TALMAI" (Talmai means “furrowed”). In the New Testament Bartholomew is the byname of an apostle also known as Nathaniel (Nathanael means “God has given”). Due to the popularity of this saint the name became common in England during the Middle Ages.</text:p>
          </table:table-cell>
          <table:table-cell office:value-type="string">
            <text:p><text:a xlink:href="http://www.behindthename.com/name/bartholomew" xlink:type="simple">http://www.behindthename.com/name/bartholomew</text:a></text:p>
          </table:table-cell>
          <table:table-cell/>
        </table:table-row>
        <table:table-row table:style-name="ro50">
          <table:table-cell office:value-type="string">
            <text:p>Belshazzar</text:p>
          </table:table-cell>
          <table:table-cell office:value-type="string">
            <text:p>Ba'al protect the king.</text:p>
          </table:table-cell>
          <table:table-cell office:value-type="string">
            <text:p>GENDER: Masculine</text:p>
            <text:p>USAGE: Ancient Near Eastern, Biblical</text:p>
            <text:p>OTHER SCRIPTS: בֵּלְשַׁאצַּר (Ancient Hebrew)</text:p>
            <text:p>Meaning &amp; History</text:p>
            <text:p>From בֵּלְשַׁאצַּר (Belshatzzar), the Hebrew form of the Akkadian name Bel-sarra-usur meaning "BA'AL protect the king". This was the name of the son of Nabonidus, the last king of the Babylonian Empire before it was conquered by the Persians in the 6th century BC. In the Old Testament Book of Daniel Belshazzar is the last king of Babylon who sees the mystical handwriting on the wall, which is interpreted by Daniel to portend the end of the empire.</text:p>
            <text:p>VARIANT: Bel-Sarra-Usur (Ancient Near Eastern)</text:p>
            <text:p>OTHER LANGUAGES: Baltasar (Biblical Greek), <text:span text:style-name="T2">Belshatzzar</text:span> (Biblical Hebrew), Baltassar (Biblical Latin), Boldizsár (Hungarian), Baldassare (Italian), Balthasar, Baltazar, Balthazar (Judeo-Christian Legend), Baltasar (Spanish)</text:p>
          </table:table-cell>
          <table:table-cell office:value-type="string">
            <text:p><text:a xlink:href="http://www.behindthename.com/name/belshazzar" xlink:type="simple">http://www.behindthename.com/name/belshazzar</text:a></text:p>
          </table:table-cell>
          <table:table-cell/>
        </table:table-row>
        <table:table-row table:style-name="ro56">
          <table:table-cell office:value-type="string">
            <text:p>David</text:p>
          </table:table-cell>
          <table:table-cell office:value-type="string">
            <text:p>Beloved.</text:p>
          </table:table-cell>
          <table:table-cell office:value-type="string">
            <text:p>GENDER: Masculine</text:p>
            <text:p>USAGE: English, Hebrew, French, Scottish, Spanish, Portuguese, German, Swedish, Norwegian, Danish, Dutch, Czech, Slovene, Russian, Croatian, Serbian, Macedonian, Biblical, Biblical Latin</text:p>
            <text:p>OTHER SCRIPTS: דָּוִד (Hebrew), Давид (Russian, Serbian, Macedonian)</text:p>
            <text:p>PRONOUNCED: DAY-vid (English), dah-VEED (Jewish), da-VEED (French), DAH-vit (German, Dutch), dah-VEET (Russian) <text:s text:c="2"/>[key]</text:p>
            <text:p>Meaning &amp; History</text:p>
            <text:p>From the Hebrew name דָּוִד (Dawid), which was probably derived from Hebrew דוד (dwd) meaning "beloved". David was the second and greatest of the kings of Israel, ruling in the 10th century BC. Several stories about him are told in the Old Testament, including his defeat of Goliath, a giant Philistine. According to the New Testament, Jesus was descended from him.</text:p>
          </table:table-cell>
          <table:table-cell office:value-type="string">
            <text:p><text:a xlink:href="http://www.behindthename.com/name/david" xlink:type="simple">http://www.behindthename.com/name/david</text:a></text:p>
          </table:table-cell>
          <table:table-cell/>
        </table:table-row>
        <table:table-row table:style-name="ro12">
          <table:table-cell office:value-type="string">
            <text:p>Daniel</text:p>
          </table:table-cell>
          <table:table-cell office:value-type="string">
            <text:p>God is my judge.</text:p>
          </table:table-cell>
          <table:table-cell office:value-type="string">
            <text:p>GENDER: Masculine</text:p>
            <text:p>USAGE: English, Hebrew, French, German, Swedish, Norwegian, Danish, Polish, Czech, Spanish, Portuguese, Romanian, Slovene, Croatian, Macedonian, Armenian, Georgian, Biblical, Biblical Greek</text:p>
            <text:p>OTHER SCRIPTS: דָּנִיֵּאל (Hebrew), Даниел (Macedonian), Դանիէլ (Armenian), დანიელ (Georgian), Δανιηλ (Ancient Greek)</text:p>
            <text:p>PRONOUNCED: DAN-yul (English), dah-nee-EL (Jewish), dan-YEL (French), DAH-nee-el (German), DAHN-yel (Polish) <text:s text:c="2"/>[key]</text:p>
            <text:p>Meaning &amp; History</text:p>
            <text:p>From the Hebrew name דָּנִיֵּאל (Daniyyel) meaning "God is my judge". Daniel was a Hebrew prophet whose story is told in the Book of Daniel in the Old Testament. He lived during the Jewish captivity in Babylon, where he served in the court of the king, rising to prominence by interpreting the king's dreams. The book also presents Daniel's four visions of the end of the world.</text:p>
          </table:table-cell>
          <table:table-cell office:value-type="string">
            <text:p><text:a xlink:href="http://www.behindthename.com/name/daniel" xlink:type="simple">http://www.behindthename.com/name/daniel</text:a></text:p>
          </table:table-cell>
          <table:table-cell/>
        </table:table-row>
        <table:table-row table:style-name="ro52">
          <table:table-cell office:value-type="string">
            <text:p>Darius</text:p>
          </table:table-cell>
          <table:table-cell office:value-type="string">
            <text:p>[rluu: “To possess good”.]</text:p>
          </table:table-cell>
          <table:table-cell office:value-type="string">
            <text:p>GENDER: Masculine</text:p>
            <text:p>USAGE: English, Lithuanian, Biblical, Biblical Latin</text:p>
            <text:p>PRONOUNCED: də-RIE-əs (English), DER-ee-əs (English), DAR-ee-əs (English) <text:s text:c="2"/>[key]</text:p>
            <text:p>Meaning &amp; History</text:p>
            <text:p>Roman form of Δαρειος (Dareios), which was the Greek form of the Persian name Dārayavahush, which was composed of the elements dâraya "to possess" and vahu "good". Three ancient kings of Persia bore this name, including Darius the Great who invaded Greece but was defeated in the Battle of Marathon. It has never been very common as a given name in the English-speaking world, though it rose in popularity after the middle of the 20th century.</text:p>
          </table:table-cell>
          <table:table-cell office:value-type="string">
            <text:p><text:a xlink:href="http://www.behindthename.com/name/darius" xlink:type="simple">http://www.behindthename.com/name/darius</text:a></text:p>
          </table:table-cell>
          <table:table-cell/>
        </table:table-row>
        <table:table-row table:style-name="ro14">
          <table:table-cell office:value-type="string">
            <text:p>Eden</text:p>
          </table:table-cell>
          <table:table-cell office:value-type="string">
            <text:p>Place of pleasure.</text:p>
          </table:table-cell>
          <table:table-cell office:value-type="string">
            <text:p>GENDER: Feminine &amp; Masculine</text:p>
            <text:p>USAGE: Hebrew, English (Modern)</text:p>
            <text:p>OTHER SCRIPTS: עֵדֶן (Hebrew)</text:p>
            <text:p>PRONOUNCED: EE-dən (English) <text:s text:c="2"/>[key]</text:p>
            <text:p>Meaning &amp; History</text:p>
            <text:p>Means "place of pleasure" in Hebrew. In the Old Testament the Garden of Eden is the place where the first people, Adam and Eve, live before they are expelled.</text:p>
          </table:table-cell>
          <table:table-cell office:value-type="string">
            <text:p><text:a xlink:href="http://www.behindthename.com/name/eden" xlink:type="simple">http://www.behindthename.com/name/eden</text:a></text:p>
          </table:table-cell>
          <table:table-cell/>
        </table:table-row>
        <table:table-row table:style-name="ro57">
          <table:table-cell office:value-type="string">
            <text:p>Eleazar [Eliezer]</text:p>
          </table:table-cell>
          <table:table-cell office:value-type="string">
            <text:p>My God has helped.</text:p>
          </table:table-cell>
          <table:table-cell office:value-type="string">
            <text:p>GENDER: Masculine</text:p>
            <text:p>USAGE: Biblical, Biblical Latin, Biblical Greek</text:p>
            <text:p>OTHER SCRIPTS: אֶלְעָזָר (Ancient Hebrew), Ελεαζαρ (Ancient Greek)</text:p>
            <text:p>PRONOUNCED: el-ee-AY-zər (English) <text:s text:c="2"/>[key]</text:p>
            <text:p>Meaning &amp; History</text:p>
            <text:p>From the Hebrew name אֶלְעָזָר ('El'azar) meaning "my God has helped". In the Old Testament this is the name of one of the sons of Aaron.</text:p>
          </table:table-cell>
          <table:table-cell office:value-type="string">
            <text:p><text:a xlink:href="http://www.behindthename.com/name/eleazar" xlink:type="simple">http://www.behindthename.com/name/eleazar</text:a></text:p>
          </table:table-cell>
          <table:table-cell/>
        </table:table-row>
        <table:table-row table:style-name="ro48">
          <table:table-cell office:value-type="string">
            <text:p>Eli</text:p>
          </table:table-cell>
          <table:table-cell office:value-type="string">
            <text:p>Ascension.</text:p>
          </table:table-cell>
          <table:table-cell office:value-type="string">
            <text:p>GENDER: Masculine</text:p>
            <text:p>USAGE: English, Hebrew, Biblical, Biblical Greek, Biblical Hebrew</text:p>
            <text:p>OTHER SCRIPTS: עֵלִי (Hebrew), Ηλι (Ancient Greek)</text:p>
            <text:p>PRONOUNCED: EE-lie (English) <text:s text:c="2"/>[key]</text:p>
            <text:p>Meaning &amp; History</text:p>
            <text:p>Means "ascension" in Hebrew. In the Old Testament he is the high priest of Israel and the teacher of Samuel. In England, Eli has been used as a Christian given name since the Protestant Reformation.</text:p>
          </table:table-cell>
          <table:table-cell office:value-type="string">
            <text:p><text:a xlink:href="http://www.behindthename.com/name/eli-1" xlink:type="simple">http://www.behindthename.com/name/eli-1</text:a></text:p>
          </table:table-cell>
          <table:table-cell/>
        </table:table-row>
        <table:table-row table:style-name="ro58">
          <table:table-cell office:value-type="string">
            <text:p>Elijah</text:p>
          </table:table-cell>
          <table:table-cell office:value-type="string">
            <text:p>My god is Yahweh.</text:p>
          </table:table-cell>
          <table:table-cell office:value-type="string">
            <text:p>GENDER: Masculine</text:p>
            <text:p>USAGE: English, Hebrew, Biblical</text:p>
            <text:p>OTHER SCRIPTS: אֱלִיָּהוּ (Hebrew)</text:p>
            <text:p>PRONOUNCED: i-LIE-jə (English), i-LIE-zhə (English) <text:s text:c="2"/>[key]</text:p>
            <text:p>Meaning &amp; History</text:p>
            <text:p>From the Hebrew name אֱלִיָּהוּ ('Eliyyahu) meaning "my God is YAHWEH". Elijah was a Hebrew prophet of the 9th century BC, during the reign of King Ahab and his queen, Jezebel. The two Books of Kings in the Old Testament tell of his exploits, which culminate with him being carried to heaven in a chariot of fire.</text:p>
            <text:p/>
            <text:p>Because Elijah was a popular figure in medieval tales, and because his name was borne by a few early saints (who are usually known by the Latin form Elias), the name came into general use during the Middle Ages. In medieval England it was usually spelled Elis. It died out there by the 16th century, but it was revived by the Puritans in the form Elijah after the Protestant Reformation.</text:p>
          </table:table-cell>
          <table:table-cell office:value-type="string">
            <text:p><text:a xlink:href="http://www.behindthename.com/name/elijah" xlink:type="simple">http://www.behindthename.com/name/elijah</text:a></text:p>
          </table:table-cell>
          <table:table-cell/>
        </table:table-row>
        <table:table-row table:style-name="ro17">
          <table:table-cell office:value-type="string">
            <text:p>Esther</text:p>
          </table:table-cell>
          <table:table-cell office:value-type="string">
            <text:p>Possibly means “star” in Persian.</text:p>
          </table:table-cell>
          <table:table-cell office:value-type="string">
            <text:p>GENDER: Feminine</text:p>
            <text:p>USAGE: English, French, Spanish, Dutch, Jewish, Biblical, Biblical Latin, Biblical Greek</text:p>
            <text:p>OTHER SCRIPTS: אֶסְתֵר (Hebrew), Εσθηρ (Ancient Greek)</text:p>
            <text:p>PRONOUNCED: ES-tər (English, Dutch), es-TER (French) <text:s text:c="2"/>[key]</text:p>
            <text:p>Meaning &amp; History</text:p>
            <text:p>Possibly means "star" in Persian. Alternatively it could be a derivative of the name of the Near Eastern goddess ISHTAR. The Book of Esther in the Old Testament tells the story of Queen Esther, the Jewish wife of the king of Persia who saved the Jews of the realm from extermination. Her original Hebrew name was Hadassah.</text:p>
          </table:table-cell>
          <table:table-cell office:value-type="string">
            <text:p><text:a xlink:href="http://www.behindthename.com/name/esther" xlink:type="simple">http://www.behindthename.com/name/esther</text:a></text:p>
          </table:table-cell>
          <table:table-cell/>
        </table:table-row>
        <table:table-row table:style-name="ro54">
          <table:table-cell office:value-type="string">
            <text:p>Ezekiel</text:p>
          </table:table-cell>
          <table:table-cell office:value-type="string">
            <text:p>God strengthens.</text:p>
          </table:table-cell>
          <table:table-cell office:value-type="string">
            <text:p>GENDER: Masculine</text:p>
            <text:p>USAGE: Biblical, English</text:p>
            <text:p>OTHER SCRIPTS: יְחֶזְקֵאל (Ancient Hebrew)</text:p>
            <text:p>PRONOUNCED: i-ZEE-kee-əl (English), i-ZEE-kyəl (English) <text:s text:c="2"/>[key]</text:p>
            <text:p>Meaning &amp; History</text:p>
            <text:p>From the Hebrew name יְחֶזְקֵאל (Yechezqel) meaning "God strengthens". Ezekiel is a major prophet of the Old Testament, the author of the Book of Ezekiel. He lived in Jerusalem until the Babylonian conquest and captivity of Israel, at which time he was taken to Babylon. The Book of Ezekiel describes his vivid symbolic visions that predict the restoration of the kingdom of Israel. As an English given name, Ezekiel has been used since the Protestant Reformation.</text:p>
          </table:table-cell>
          <table:table-cell office:value-type="string">
            <text:p><text:a xlink:href="http://www.behindthename.com/name/ezekiel" xlink:type="simple">http://www.behindthename.com/name/ezekiel</text:a></text:p>
          </table:table-cell>
          <table:table-cell/>
        </table:table-row>
        <table:table-row table:style-name="ro12">
          <table:table-cell office:value-type="string">
            <text:p>Gabriel</text:p>
          </table:table-cell>
          <table:table-cell office:value-type="string">
            <text:p>Strong man of God.</text:p>
          </table:table-cell>
          <table:table-cell office:value-type="string">
            <text:p>GENDER: Masculine</text:p>
            <text:p>USAGE: French, German, Swedish, Norwegian, Danish, Finnish, Spanish, Portuguese, Catalan, English, Romanian, Polish, Czech, Slovak, Biblical, Biblical Latin, Biblical Greek</text:p>
            <text:p>OTHER SCRIPTS: גַּבְרִיאֵל (Ancient Hebrew), Γαβριηλ (Ancient Greek)</text:p>
            <text:p>PRONOUNCED: ga-bree-EL (French), GAHP-ree-el (German), GAH-bryel (Spanish), GAY-bree-əl (English), GAHP-ryel (Polish) <text:s text:c="2"/>[key]</text:p>
            <text:p>Meaning &amp; History</text:p>
            <text:p>From the Hebrew name גַבְרִיאֵל (Gavri'el) meaning "strong man of God". Gabriel was one of the seven archangels in Hebrew tradition. He appears in both the Old Testament and the New Testament, where he serves as the announcer of the births of John to Zechariah and Jesus to Mary. According to Islamic tradition he was the angel who dictated the Qur'an to Muhammad.</text:p>
            <text:p/>
            <text:p>This name has been used occasionally in England since the 12th century. It was not common in the English-speaking world until the end of the 20th century.</text:p>
          </table:table-cell>
          <table:table-cell office:value-type="string">
            <text:p><text:a xlink:href="http://www.behindthename.com/name/gabriel" xlink:type="simple">http://www.behindthename.com/name/gabriel</text:a></text:p>
          </table:table-cell>
          <table:table-cell/>
        </table:table-row>
        <table:table-row table:style-name="ro14">
          <table:table-cell office:value-type="string">
            <text:p>Gedaliah</text:p>
          </table:table-cell>
          <table:table-cell office:value-type="string">
            <text:p>Yahweh is great.</text:p>
          </table:table-cell>
          <table:table-cell office:value-type="string">
            <text:p>GENDER: Masculine</text:p>
            <text:p>USAGE: Biblical</text:p>
            <text:p>OTHER SCRIPTS: גְּדַלְיָהוּ (Ancient Hebrew)</text:p>
            <text:p>PRONOUNCED: ged-ə-LIE-ə (English) <text:s text:c="2"/>[key]</text:p>
            <text:p>Meaning &amp; History</text:p>
            <text:p>Means "YAHWEH is great" in Hebrew. This was the name of several characters in the Old Testament, including the governor of Judea appointed by Nebuchadnezzar.</text:p>
          </table:table-cell>
          <table:table-cell office:value-type="string">
            <text:p><text:a xlink:href="http://www.behindthename.com/name/gedaliah" xlink:type="simple">http://www.behindthename.com/name/gedaliah</text:a></text:p>
          </table:table-cell>
          <table:table-cell/>
        </table:table-row>
        <table:table-row table:style-name="ro17">
          <table:table-cell office:value-type="string">
            <text:p>Hananiah</text:p>
          </table:table-cell>
          <table:table-cell office:value-type="string">
            <text:p>Yahweh is gracious.</text:p>
          </table:table-cell>
          <table:table-cell office:value-type="string">
            <text:p>GENDER: Masculine</text:p>
            <text:p>USAGE: Biblical</text:p>
            <text:p>OTHER SCRIPTS: חֲנַנְיָה (Ancient Hebrew)</text:p>
            <text:p>PRONOUNCED: han-ə-NIE-ə (English) <text:s text:c="2"/>[key]</text:p>
            <text:p>Meaning &amp; History</text:p>
            <text:p>Means "YAHWEH is gracious" in Hebrew. This was the name of many Old Testament characters.</text:p>
            <text:p>OTHER LANGUAGES: Hananias, Hannas (Biblical Greek), Chananyah (Biblical Hebrew), <text:span text:style-name="T9">Ananias</text:span>, Annas (Biblical Latin)</text:p>
          </table:table-cell>
          <table:table-cell office:value-type="string">
            <text:p><text:a xlink:href="http://www.behindthename.com/name/hananiah" xlink:type="simple">http://www.behindthename.com/name/hananiah</text:a></text:p>
          </table:table-cell>
          <table:table-cell/>
        </table:table-row>
        <table:table-row table:style-name="ro18">
          <table:table-cell office:value-type="string">
            <text:p>Hermes</text:p>
          </table:table-cell>
          <table:table-cell office:value-type="string">
            <text:p>Cairn, Pile of stones.</text:p>
          </table:table-cell>
          <table:table-cell office:value-type="string">
            <text:p>GENDER: Masculine</text:p>
            <text:p>USAGE: Greek Mythology, Ancient Greek</text:p>
            <text:p>OTHER SCRIPTS: ‘Ερμης (Ancient Greek)</text:p>
            <text:p>PRONOUNCED: HUR-meez (English) <text:s text:c="2"/>[key]</text:p>
            <text:p>Meaning &amp; History</text:p>
            <text:p>Possibly meaning "cairn, pile of stones" in Greek. Hermes was a Greek god associated with speed and good luck, who served as a messenger to Zeus. He was also the patron of travellers, writers, athletes, merchants, thieves and orators.</text:p>
            <text:p/>
            <text:p>This was also used as personal name, being borne for example by a 1st-century saint and martyr.</text:p>
          </table:table-cell>
          <table:table-cell office:value-type="string">
            <text:p><text:a xlink:href="http://www.behindthename.com/name/hermes" xlink:type="simple">http://www.behindthename.com/name/hermes</text:a></text:p>
          </table:table-cell>
          <table:table-cell/>
        </table:table-row>
        <table:table-row table:style-name="ro17">
          <table:table-cell office:value-type="string">
            <text:p>Hiram</text:p>
          </table:table-cell>
          <table:table-cell office:value-type="string">
            <text:p>Exalted brother.</text:p>
          </table:table-cell>
          <table:table-cell office:value-type="string">
            <text:p>GENDER: Masculine</text:p>
            <text:p>USAGE: Biblical, Biblical Hebrew, English</text:p>
            <text:p>OTHER SCRIPTS: חִירָם (Ancient Hebrew)</text:p>
            <text:p>PRONOUNCED: HIE-rəm (English) <text:s text:c="2"/>[key]</text:p>
            <text:p>Meaning &amp; History</text:p>
            <text:p>Probably of Phoenician origin, though it could be from Hebrew meaning "exalted brother". This was the name of a king of Tyre in the Old Testament. As an English given name, Hiram came into use after the Protestant Reformation. In the 17th century the Puritans brought it to America, where it gained some currency.</text:p>
          </table:table-cell>
          <table:table-cell office:value-type="string">
            <text:p><text:a xlink:href="http://www.behindthename.com/name/hiram" xlink:type="simple">http://www.behindthename.com/name/hiram</text:a></text:p>
          </table:table-cell>
          <table:table-cell/>
        </table:table-row>
        <table:table-row table:style-name="ro59">
          <table:table-cell office:value-type="string">
            <text:p>Isaiah</text:p>
          </table:table-cell>
          <table:table-cell office:value-type="string">
            <text:p>Yahweh is salvation.</text:p>
          </table:table-cell>
          <table:table-cell office:value-type="string">
            <text:p>From the Hebrew name יְשַׁעְיָהוּ (Yesha'yahu) meaning "YAHWEH is salvation". Isaiah is a major prophet of the Old Testament, supposedly the author of the Book of Isaiah. He was from Jerusalem and probably lived in the 8th century BC. As an English Christian name, Isaiah was first used after the Protestant Reformation.</text:p>
          </table:table-cell>
          <table:table-cell office:value-type="string">
            <text:p><text:a xlink:href="http://www.behindthename.com/name/isaiah" xlink:type="simple">http://www.behindthename.com/name/isaiah</text:a></text:p>
          </table:table-cell>
          <table:table-cell/>
        </table:table-row>
        <table:table-row table:style-name="ro60">
          <table:table-cell office:value-type="string">
            <text:p>Ishmael</text:p>
          </table:table-cell>
          <table:table-cell office:value-type="string">
            <text:p>God will hear.</text:p>
          </table:table-cell>
          <table:table-cell office:value-type="string">
            <text:p>GENDER: Masculine</text:p>
            <text:p>USAGE: Biblical</text:p>
            <text:p>OTHER SCRIPTS: יִשְׁמָעֵאל (Ancient Hebrew)</text:p>
            <text:p>PRONOUNCED: ISH-may-əl (English), ISH-mee-əl (English) <text:s text:c="2"/>[key]</text:p>
            <text:p>Meaning &amp; History</text:p>
            <text:p>From the Hebrew name יִשְׁמָעֵאל (Yishma'el) meaning "God will hear". In the Old Testament this is the name of a son of Abraham. He is the traditional ancestor of the Arabs. Herman Melville used this name for the narrator in his novel 'Moby-Dick' (1851).</text:p>
          </table:table-cell>
          <table:table-cell office:value-type="string">
            <text:p><text:a xlink:href="http://www.behindthename.com/name/ishmael" xlink:type="simple">http://www.behindthename.com/name/ishmael</text:a></text:p>
          </table:table-cell>
          <table:table-cell/>
        </table:table-row>
        <table:table-row table:style-name="ro12">
          <table:table-cell office:value-type="string">
            <text:p>Israel</text:p>
          </table:table-cell>
          <table:table-cell table:style-name="ce25" office:value-type="string">
            <text:p>“God contended”.</text:p>
            <text:p><text:span text:style-name="T1"/></text:p>
            <text:p>"Triumphant with God", "who prevails with God"</text:p>
            <text:p><text:span text:style-name="T1"/></text:p>
            <text:p>Persevere/prevail with God.</text:p>
            <text:p><text:span text:style-name="T1"/></text:p>
            <text:p>"God rules" or "God judges"</text:p>
            <text:p><text:span text:style-name="T1"/></text:p>
            <text:p><text:span text:style-name="T1">"the prince of God"</text:span></text:p>
          </table:table-cell>
          <table:table-cell table:style-name="ce25" office:value-type="string">
            <text:p/>
            <text:p>From the Hebrew name יִשְׂרָאֵל (Yisra'el) meaning "God contended". In the Old Testament Israel (who was formerly named Jacob; see Genesis 32:28) wrestles with an angel. The ancient and modern states of Israel took their names from him. <text:s text:c="2"/></text:p>
            <text:p><text:span text:style-name="T1"/></text:p>
            <text:p><text:s/>Israel is a Biblical given name. The patriarch Jacob was given the name Israel (Hebrew: יִשְׂרָאֵל, Standard Yisraʾel Tiberian Yiśrāʾēl; "Triumphant with God", "who prevails with God"[1]) after he wrestled with the angel (Genesis 32:28 and 35:10) The name already occurs in Eblaite and Ugaritic texts as a common name.[2] Commentators differ on the original literal meaning. Some say the name comes from the verb śarar ("to rule, be strong, have authority over"), thereby making the name mean "God rules" or "God judges".[3] Other possible meanings include "the prince of God" (from the King James Version) or "El fights/struggles".[4] "The Jewish Study Bible" of Oxford University Press says on page 68 "The scientific etymology of Israel is uncertain, a good guess being '[The God] El rules.'</text:p>
          </table:table-cell>
          <table:table-cell table:style-name="ce25" office:value-type="string">
            <text:p><text:a xlink:href="http://en.wikipedia.org/wiki/Israel_%28name%29" xlink:type="simple">http://en.wikipedia.org/wiki/Israel_%28name%29</text:a> <text:a xlink:href="http://www.behindthename.com/namesakes/list/biblical/verse" xlink:type="simple">http://www.behindthename.com/namesakes/list/biblical/verse</text:a> </text:p>
          </table:table-cell>
          <table:table-cell table:style-name="ce24" office:value-type="string">
            <text:p>"And he said, Thy name shall be called no more Jacob, but Israel, for as a prince hast thou power with God and with men, and hast prevailed."</text:p>
          </table:table-cell>
        </table:table-row>
        <table:table-row table:style-name="ro48">
          <table:table-cell table:style-name="ce25" office:value-type="string">
            <text:p>Issachar</text:p>
          </table:table-cell>
          <table:table-cell table:style-name="ce25" office:value-type="string">
            <text:p>Hireling.</text:p>
          </table:table-cell>
          <table:table-cell table:style-name="ce25" office:value-type="string">
            <text:p>GENDER: Masculine</text:p>
            <text:p>USAGE: Biblical</text:p>
            <text:p>OTHER SCRIPTS: יִשָּׂשׁכָר (Ancient Hebrew)</text:p>
            <text:p>PRONOUNCED: IS-ə-kahr (English) <text:s text:c="2"/>[key]</text:p>
            <text:p>Meaning &amp; History</text:p>
            <text:p>Means "hireling" in Hebrew. In the Old Testament this is the name of one of the twelve sons of Jacob and the founder of one of the twelve tribes of Israel.</text:p>
            <text:p>OTHER LANGUAGES: Yissakhar (Biblical Hebrew), Yissakhar (Hebrew)</text:p>
          </table:table-cell>
          <table:table-cell table:style-name="ce25" office:value-type="string">
            <text:p><text:a xlink:href="http://www.behindthename.com/name/issachar" xlink:type="simple">http://www.behindthename.com/name/issachar</text:a></text:p>
          </table:table-cell>
          <table:table-cell/>
        </table:table-row>
        <table:table-row table:style-name="ro21">
          <table:table-cell table:style-name="ce25" office:value-type="string">
            <text:p>Jacob</text:p>
          </table:table-cell>
          <table:table-cell table:style-name="ce25" office:value-type="string">
            <text:p>“Holder of the heel” or “Supplanter”.</text:p>
            <text:p/>
            <text:p>Possibile meaning: </text:p>
            <text:p>“May God protect”.</text:p>
            <text:p><text:span text:style-name="T1"/></text:p>
            <text:p><text:span text:style-name="T1">[James]</text:span></text:p>
          </table:table-cell>
          <table:table-cell table:style-name="ce25" office:value-type="string">
            <text:p>GENDER: Masculine</text:p>
            <text:p>USAGE: English, Dutch, Swedish, Norwegian, Danish, Biblical</text:p>
            <text:p>OTHER SCRIPTS: יַעֲקֹב (Ancient Hebrew)</text:p>
            <text:p>PRONOUNCED: JAY-kəb (English), YAH-kawp (Dutch) <text:s text:c="2"/>[key]</text:p>
            <text:p>Meaning &amp; History</text:p>
            <text:p>From the Latin Iacobus, which was from the Greek Ιακωβος (Iakobos), which was from the Hebrew name יַעֲקֹב (Ya'aqov). In the Old Testament, Jacob (later called Israel) is the son of Isaac and Rebecca and the father of the twelve founders of the twelve tribes of Israel. He was born holding his twin brother Esau's heel, and his name is explained as meaning "holder of the heel" or "supplanter". Other theories claim that it is in fact derived from a hypothetical name like יַעֲקֹבְאֵל (Ya'aqov'el) meaning "may God protect".</text:p>
            <text:p/>
            <text:p>The English names Jacob and James derive from the same source, with James coming from Latin Iacomus, a later variant of Iacobus. Unlike English, many languages do not have separate spellings for the two names.</text:p>
          </table:table-cell>
          <table:table-cell table:style-name="ce25" office:value-type="string">
            <text:p><text:a xlink:href="http://www.behindthename.com/name/jacob" xlink:type="simple">http://www.behindthename.com/name/jacob</text:a></text:p>
          </table:table-cell>
          <table:table-cell/>
        </table:table-row>
        <table:table-row table:style-name="ro22">
          <table:table-cell table:style-name="ce25" office:value-type="string">
            <text:p>James</text:p>
          </table:table-cell>
          <table:table-cell table:style-name="ce25" office:value-type="string">
            <text:p>[Greek form of Jacob.]</text:p>
          </table:table-cell>
          <table:table-cell table:style-name="ce25" office:value-type="string">
            <text:p>GENDER: Masculine</text:p>
            <text:p>USAGE: English, Biblical</text:p>
            <text:p>PRONOUNCED: JAYMZ (English) <text:s text:c="2"/>[key]</text:p>
            <text:p>Meaning &amp; History</text:p>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beheaded under Herod Agrippa in the Book of Acts. The second was James the Lesser, son of Alphaeus. Another James (known as James the Just) is also mentioned in the Bible as being the brother of Jesus.</text:p>
          </table:table-cell>
          <table:table-cell table:style-name="ce25" office:value-type="string">
            <text:p><text:a xlink:href="http://www.behindthename.com/name/james" xlink:type="simple">http://www.behindthename.com/name/james</text:a></text:p>
          </table:table-cell>
          <table:table-cell/>
        </table:table-row>
        <table:table-row table:style-name="ro62">
          <table:table-cell office:value-type="string">
            <text:p>Jason</text:p>
          </table:table-cell>
          <table:table-cell office:value-type="string">
            <text:p>To heal.</text:p>
          </table:table-cell>
          <table:table-cell office:value-type="string">
            <text:p>GENDER: Masculine</text:p>
            <text:p>USAGE: English, French, Greek Mythology (Anglicized), Biblical</text:p>
            <text:p>OTHER SCRIPTS: Ιασων (Ancient Greek)</text:p>
            <text:p>PRONOUNCED: JAY-sən (English) <text:s text:c="2"/>[key]</text:p>
            <text:p>Meaning &amp; History</text:p>
            <text:p>From the Greek name Ιασων (Iason), which was derived from Greek ιασθαι (iasthai) "to heal". In Greek mythology Jason was the leader of the Argonauts. After his uncle Pelias overthrew his father as king of Iolcos, Jason went in search of the Golden Fleece in order to win back the throne. During his journeys he married the sorceress Medea, who helped him gain the fleece and kill his uncle, but who later turned against him when he fell in love with another woman.</text:p>
            <text:p/>
            <text:p>This name also appears in the New Testament, belonging to man who sheltered Paul and Silas. In his case, it may represent a Hellenized form of a Hebrew name. It was not used in England until after the Protestant Reformation.</text:p>
          </table:table-cell>
          <table:table-cell office:value-type="string">
            <text:p><text:a xlink:href="http://www.behindthename.com/name/jason" xlink:type="simple">http://www.behindthename.com/name/jason</text:a></text:p>
          </table:table-cell>
          <table:table-cell/>
        </table:table-row>
        <table:table-row table:style-name="ro60">
          <table:table-cell office:value-type="string">
            <text:p>Jesse</text:p>
          </table:table-cell>
          <table:table-cell office:value-type="string">
            <text:p>Gift.</text:p>
          </table:table-cell>
          <table:table-cell office:value-type="string">
            <text:p>GENDER: Masculine</text:p>
            <text:p>USAGE: English, Dutch, Biblical</text:p>
            <text:p>OTHER SCRIPTS: יִשַׁי (Ancient Hebrew)</text:p>
            <text:p>PRONOUNCED: JES-ee (English), YES-sə (Dutch) <text:s text:c="2"/>[key]</text:p>
            <text:p>Meaning &amp; History</text:p>
            <text:p>From the Hebrew name יִשַׁי (Yishay) which possibly means "gift". Jesse is the father of King David in the Old Testament. It began to be used as an English given name after the Protestant Reformation.</text:p>
          </table:table-cell>
          <table:table-cell office:value-type="string">
            <text:p><text:a xlink:href="http://www.behindthename.com/name/jesse" xlink:type="simple">http://www.behindthename.com/name/jesse</text:a></text:p>
          </table:table-cell>
          <table:table-cell/>
        </table:table-row>
        <table:table-row table:style-name="ro63">
          <table:table-cell office:value-type="string">
            <text:p>Jesus</text:p>
          </table:table-cell>
          <table:table-cell office:value-type="string">
            <text:p>Yahweh is salvation.</text:p>
            <text:p>[Joshua]</text:p>
          </table:table-cell>
          <table:table-cell office:value-type="string">
            <text:p>GENDER: Masculine</text:p>
            <text:p>USAGE: Theology, Biblical</text:p>
            <text:p>PRONOUNCED: JEE-zəs (English) <text:s text:c="2"/>[key]</text:p>
            <text:p>Meaning &amp; History</text:p>
            <text:p>English form of Ιησους (Iesous), which was the Greek form of the Aramaic name יֵשׁוּעַ (Yeshu'a). Yeshu'a is itself a contracted form of Yehoshu'a (see JOSHUA). Yeshua ben Yoseph, better known as Jesus Christ, was the central figure of the New Testament and the source of the Christian religion. The four Gospels state that he was the son of God and the Virgin Mary who fulfilled the Old Testament prophecies of the Messiah. He preached for three years before being crucified in Jerusalem.</text:p>
          </table:table-cell>
          <table:table-cell table:number-columns-repeated="2"/>
        </table:table-row>
        <table:table-row table:style-name="ro57">
          <table:table-cell office:value-type="string">
            <text:p>Job</text:p>
          </table:table-cell>
          <table:table-cell office:value-type="string">
            <text:p>Persecuted, hated.</text:p>
          </table:table-cell>
          <table:table-cell office:value-type="string">
            <text:p>GENDER: Masculine</text:p>
            <text:p>USAGE: Biblical, Dutch</text:p>
            <text:p>OTHER SCRIPTS: אִיּוֹב (Ancient Hebrew)</text:p>
            <text:p>PRONOUNCED: JOB (English), YAWP (Dutch) <text:s text:c="2"/>[key]</text:p>
            <text:p>Meaning &amp; History</text:p>
            <text:p>From the Hebrew name אִיּוֹב ('Iyyov) which means "persecuted, hated". In the Book of Job in the Old Testament he is a patient man who is tested by God.</text:p>
          </table:table-cell>
          <table:table-cell office:value-type="string">
            <text:p><text:a xlink:href="http://www.behindthename.com/name/job" xlink:type="simple">http://www.behindthename.com/name/job</text:a></text:p>
          </table:table-cell>
          <table:table-cell/>
        </table:table-row>
        <table:table-row table:style-name="ro63">
          <table:table-cell office:value-type="string">
            <text:p>John</text:p>
          </table:table-cell>
          <table:table-cell office:value-type="string">
            <text:p>Yahweh is gracious.</text:p>
          </table:table-cell>
          <table:table-cell office:value-type="string">
            <text:p>GENDER: Masculine</text:p>
            <text:p>USAGE: English, Biblical</text:p>
            <text:p>PRONOUNCED: JAHN (English) <text:s text:c="2"/>[key]</text:p>
            <text:p>Meaning &amp; History</text:p>
            <text:p>English form of Iohannes, the Latin form of the Greek name Ιωαννης (Ioannes), itself derived from the Hebrew name יוֹחָנָן (Yochanan) meaning "YAHWEH is gracious". This name owes its popularity to two New Testament characters, both highly revered saints. The first is John the Baptist, a Jewish ascetic who was considered the forerunner of Jesus Christ. The second is the apostle John, who is also traditionally regarded as the author of the fourth Gospel and Revelation.</text:p>
          </table:table-cell>
          <table:table-cell office:value-type="string">
            <text:p><text:a xlink:href="http://www.behindthename.com/name/john" xlink:type="simple">http://www.behindthename.com/name/john</text:a></text:p>
          </table:table-cell>
          <table:table-cell/>
        </table:table-row>
        <table:table-row table:style-name="ro60">
          <table:table-cell office:value-type="string">
            <text:p>Jonathan</text:p>
          </table:table-cell>
          <table:table-cell office:value-type="string">
            <text:p>Yahweh has given.</text:p>
          </table:table-cell>
          <table:table-cell office:value-type="string">
            <text:p>GENDER: Masculine</text:p>
            <text:p>USAGE: English, German, Swedish, Norwegian, Danish, Dutch, French, Biblical</text:p>
            <text:p>OTHER SCRIPTS: יוֹנָתָן (Ancient Hebrew)</text:p>
            <text:p>PRONOUNCED: JAHN-ə-thən (English), YO-nah-tahn (German) <text:s text:c="2"/>[key]</text:p>
            <text:p>Meaning &amp; History</text:p>
            <text:p>From the Hebrew name יְהוֹנָתָן (Yehonatan) (contracted to יוֹנָתָן (Yonatan)) meaning "YAHWEH has given". According to the Old Testament, Jonathan was the eldest son of Saul and a friend of David. He was killed in battle with the Philistines. </text:p>
          </table:table-cell>
          <table:table-cell office:value-type="string">
            <text:p><text:a xlink:href="http://www.behindthename.com/name/jonathan" xlink:type="simple">http://www.behindthename.com/name/jonathan</text:a></text:p>
          </table:table-cell>
          <table:table-cell/>
        </table:table-row>
        <table:table-row table:style-name="ro64">
          <table:table-cell office:value-type="string">
            <text:p>Joseph</text:p>
          </table:table-cell>
          <table:table-cell office:value-type="string">
            <text:p>He will add.</text:p>
          </table:table-cell>
          <table:table-cell office:value-type="string">
            <text:p>GENDER: Masculine</text:p>
            <text:p>USAGE: English, French, German, Biblical</text:p>
            <text:p>OTHER SCRIPTS: יוֹסֵף (Ancient Hebrew)</text:p>
            <text:p>PRONOUNCED: JO-səf (English), zho-ZEF (French), YO-zef (German) <text:s text:c="2"/>[key]</text:p>
            <text:p>Meaning &amp; History</text:p>
            <text:p>From Ioseph, the Latin form of Greek Ιωσηφ (Ioseph), which was from the Hebrew name יוֹסֵף (Yosef) meaning "he will add". In the Old Testament, Joseph is the eleventh son of Jacob. Because he was the favourite of his father, his older brothers sent him to Egypt and told their father that he had died. In Egypt, Joseph became an advisor to the pharaoh, and was eventually reconciled with his brothers when they came to Egypt during a famine. This name also occurs in the New Testament, belonging to Saint Joseph the husband of Mary and Joseph of Arimathea.</text:p>
            <text:p/>
            <text:p>In the Middle Ages, Joseph was a common Jewish name, being less frequent among Christians. In the late Middle Ages Saint Joseph became more highly revered, and the name became popular in Spain and Italy. In England it became common after the Protestant Reformation. This name was borne by rulers of the Holy Roman Empire and Portugal. Other notable bearers include Polish-British author Joseph Conrad (1857-1924) and the Soviet dictator Joseph Stalin (1878-1953).</text:p>
          </table:table-cell>
          <table:table-cell office:value-type="string">
            <text:p><text:a xlink:href="http://www.behindthename.com/name/joseph" xlink:type="simple">http://www.behindthename.com/name/joseph</text:a></text:p>
          </table:table-cell>
          <table:table-cell/>
        </table:table-row>
        <table:table-row table:style-name="ro65">
          <table:table-cell office:value-type="string">
            <text:p>Joshua</text:p>
          </table:table-cell>
          <table:table-cell office:value-type="string">
            <text:p>Yahweh is salvation. </text:p>
            <text:p>[Jesus]</text:p>
          </table:table-cell>
          <table:table-cell office:value-type="string">
            <text:p>GENDER: Masculine</text:p>
            <text:p>USAGE: English, Biblical</text:p>
            <text:p>OTHER SCRIPTS: יְהוֹשֻׁעַ (Ancient Hebrew)</text:p>
            <text:p>PRONOUNCED: JAH-shə-wə (English), JAW-shwə (English) <text:s text:c="2"/>[key]</text:p>
            <text:p>Meaning &amp; History</text:p>
            <text:p>From the Hebrew name יְהוֹשֻׁעַ (Yehoshu'a) meaning "YAHWEH is salvation". Joshua was one of the twelve spies sent into Canaan by Moses, as told in the Old Testament. After Moses died Joshua succeeded him as leader of the Israelites. As an English name, Joshua has been in use since the Protestant Reformation.</text:p>
            <text:p/>
            <text:p>The name Jesus comes from a Greek translation of the Aramaic short form יֵשׁוּעַ (Yeshu'a), which was the real name of Jesus.</text:p>
            <text:p>DIMINUTIVE: Josh (English)</text:p>
            <text:p>OTHER LANGUAGES: Yeshua (Ancient Aramaic), Essa, Isa, Issa, Yushua (Arabic), Iesous (Biblical Greek), Yehoshua, Yeshua (Biblical Hebrew), <text:span text:style-name="T2">Iesus</text:span>, Iosue (Biblical Latin), Jozua (Dutch), Josué (French), Iokua (Hawaiian), Yehoshua (Hebrew), Józsua (Hungarian), Giosuè (Italian), Josué (Portuguese), Josué (Spanish), İsa (Turkish)</text:p>
          </table:table-cell>
          <table:table-cell office:value-type="string">
            <text:p><text:a xlink:href="http://www.behindthename.com/name/joshua" xlink:type="simple">http://www.behindthename.com/name/joshua</text:a></text:p>
          </table:table-cell>
          <table:table-cell/>
        </table:table-row>
        <table:table-row table:style-name="ro61">
          <table:table-cell office:value-type="string">
            <text:p>Judah</text:p>
          </table:table-cell>
          <table:table-cell office:value-type="string">
            <text:p>Praised.</text:p>
            <text:p><text:span text:style-name="T1">[Judas, Jude]</text:span></text:p>
          </table:table-cell>
          <table:table-cell office:value-type="string">
            <text:p>GENDER: Masculine</text:p>
            <text:p>USAGE: Biblical</text:p>
            <text:p>OTHER SCRIPTS: יְהוּדָה (Ancient Hebrew)</text:p>
            <text:p>PRONOUNCED: JOO-də (English) <text:s text:c="2"/>[key]</text:p>
            <text:p>Meaning &amp; History</text:p>
            <text:p>From the Hebrew name יְהוּדָה (Yehudah) which meant "praised". Judah was one of the twelve sons of Jacob and the ancestor of the tribe of Judah, as told in the Old Testament. This tribe eventually formed the kingdom of Judah in the south of Israel. King David and Jesus were descendents of Judah.</text:p>
            <text:p>OTHER LANGUAGES: Ioudas (Biblical Greek), Yehudah (Biblical Hebrew), Iudas (Biblical Latin), <text:span text:style-name="T2">Jude</text:span> (English), Yehudah (Hebrew), Yidel, Yudel (Yiddish)</text:p>
          </table:table-cell>
          <table:table-cell table:number-columns-repeated="2"/>
        </table:table-row>
        <table:table-row table:style-name="ro52">
          <table:table-cell office:value-type="string">
            <text:p>Judas</text:p>
          </table:table-cell>
          <table:table-cell office:value-type="string">
            <text:p>Praised.</text:p>
            <text:p>[Greek form of Judah]</text:p>
            <text:p><text:span text:style-name="T1">[Judah, Jude]</text:span></text:p>
          </table:table-cell>
          <table:table-cell office:value-type="string">
            <text:p>GENDER: Masculine</text:p>
            <text:p>USAGE: Biblical</text:p>
            <text:p>PRONOUNCED: JOO-dəs (English) <text:s text:c="2"/>[key]</text:p>
            <text:p>Meaning &amp; History</text:p>
            <text:p>From Ιουδας (Ioudas), the Greek form of JUDAH. Judas Iscariot is the apostle who betrays Jesus in the New Testament.</text:p>
            <text:p>VARIANT: <text:span text:style-name="T2">Jude</text:span></text:p>
            <text:p>OTHER LANGUAGES: Ioudas (Biblical Greek), Yehudah (Biblical Hebrew), Iudas (Biblical Latin), <text:span text:style-name="T2">Jude</text:span> (English), Yehudah (Hebrew), Yidel, Yudel (Yiddish)</text:p>
          </table:table-cell>
          <table:table-cell table:number-columns-repeated="2"/>
        </table:table-row>
        <table:table-row table:style-name="ro22">
          <table:table-cell office:value-type="string">
            <text:p>Luke</text:p>
          </table:table-cell>
          <table:table-cell office:value-type="string">
            <text:p>From Lucania (region of Italy).</text:p>
            <text:p><text:span text:style-name="T1">Word root is: “</text:span><text:span text:style-name="T10">light</text:span><text:span text:style-name="T1">”.</text:span></text:p>
          </table:table-cell>
          <table:table-cell office:value-type="string">
            <text:p>GENDER: Masculine</text:p>
            <text:p>USAGE: English, Biblical</text:p>
            <text:p>PRONOUNCED: LOOK (English) <text:s text:c="2"/>[key]</text:p>
            <text:p>Meaning &amp; History</text:p>
            <text:p>English form of the Greek name Λουκας (Loukas) which meant "from Lucania", Lucania being a region in Italy. Saint Luke, the author of the third Gospel and Acts in the New Testament, was a doctor who travelled in the company of Saint Paul. Due to his renown, the name became common in the Christian world (in various spellings). <text:s text:c="2"/></text:p>
            <text:p><text:span text:style-name="T1"/></text:p>
            <text:p><text:span text:style-name="T1">Wikipedia says the word root (Greek) is: “light”.</text:span></text:p>
          </table:table-cell>
          <table:table-cell office:value-type="string">
            <text:p><text:a xlink:href="http://www.behindthename.com/name/luke" xlink:type="simple">http://www.behindthename.com/name/luke</text:a></text:p>
          </table:table-cell>
          <table:table-cell/>
        </table:table-row>
        <table:table-row table:style-name="ro8">
          <table:table-cell office:value-type="string">
            <text:p>Manasseh</text:p>
          </table:table-cell>
          <table:table-cell office:value-type="string">
            <text:p>Causing to forget.</text:p>
          </table:table-cell>
          <table:table-cell office:value-type="string">
            <text:p><text:s/>Means "causing to forget" in Hebrew. In the Old Testament this is the name of the oldest son of Joseph and the ancestor of one of the twelve tribes of Israel.</text:p>
          </table:table-cell>
          <table:table-cell office:value-type="string">
            <text:p><text:a xlink:href="http://www.behindthename.com/name/manasseh" xlink:type="simple">http://www.behindthename.com/name/manasseh</text:a></text:p>
          </table:table-cell>
          <table:table-cell/>
        </table:table-row>
        <table:table-row table:style-name="ro55">
          <table:table-cell office:value-type="string">
            <text:p>Matthias</text:p>
          </table:table-cell>
          <table:table-cell office:value-type="string">
            <text:p>[Varriant of Matthaios (see MATTHEW)]</text:p>
          </table:table-cell>
          <table:table-cell office:value-type="string">
            <text:p>GENDER: Masculine</text:p>
            <text:p>USAGE: Greek, German, Swedish, Norwegian, Danish, French, Dutch, Biblical, Biblical Latin, Biblical Greek</text:p>
            <text:p>OTHER SCRIPTS: Ματθιας (Greek)</text:p>
            <text:p>PRONOUNCED: mah-TEE-ahs (German), mə-THIE-əs (English) <text:s text:c="2"/>[key]</text:p>
            <text:p>Meaning &amp; History</text:p>
            <text:p>Variant of Matthaios (see MATTHEW) which appears in the New Testament as the name of the apostle chosen to replace the traitor Judas Iscariot. </text:p>
          </table:table-cell>
          <table:table-cell office:value-type="string">
            <text:p><text:a xlink:href="http://www.behindthename.com/name/matthias" xlink:type="simple">http://www.behindthename.com/name/matthias</text:a></text:p>
          </table:table-cell>
          <table:table-cell/>
        </table:table-row>
        <table:table-row table:style-name="ro66">
          <table:table-cell office:value-type="string">
            <text:p>Matthew</text:p>
          </table:table-cell>
          <table:table-cell office:value-type="string">
            <text:p><text:span text:style-name="T2">Gift</text:span> of Yahweh</text:p>
          </table:table-cell>
          <table:table-cell office:value-type="string">
            <text:p>GENDER: Masculine</text:p>
            <text:p>USAGE: English, Biblical</text:p>
            <text:p>PRONOUNCED: MATH-yoo (English) <text:s text:c="2"/>[key]</text:p>
            <text:p>Meaning &amp; History</text:p>
            <text:p>English form of Ματθαιος (Matthaios), which was a Greek form of the Hebrew name מַתִּתְיָהוּ (Mattityahu) meaning "gift of YAHWEH". Saint Matthew, also called Levi, was one of the twelve apostles. He was a tax collector, and supposedly the author of the first Gospel in the New Testament. As an English name, Matthew has been in use since the Middle Ages.</text:p>
            <text:p>VARIANT: Mathew (English)</text:p>
            <text:p>DIMINUTIVES: Mat, Matt, Mattie, Matty (English)</text:p>
            <text:p>OTHER LANGUAGES: Matia (Basque), Matthaios, Matthias (Biblical Greek), Mattityahu (Biblical Hebrew), Mattheus, Matthias (Biblical Latin), </text:p>
          </table:table-cell>
          <table:table-cell office:value-type="string">
            <text:p><text:a xlink:href="http://www.behindthename.com/name/matthew" xlink:type="simple">http://www.behindthename.com/name/matthew</text:a></text:p>
          </table:table-cell>
          <table:table-cell/>
        </table:table-row>
        <table:table-row table:style-name="ro65">
          <table:table-cell office:value-type="string">
            <text:p>Mark</text:p>
          </table:table-cell>
          <table:table-cell office:value-type="string">
            <text:p>[Form of Marcus]</text:p>
          </table:table-cell>
          <table:table-cell office:value-type="string">
            <text:p>GENDER: Masculine</text:p>
            <text:p>USAGE: English, Russian, Dutch, Swedish, Norwegian, Danish, Biblical</text:p>
            <text:p>OTHER SCRIPTS: Марк (Russian)</text:p>
            <text:p>PRONOUNCED: MAHRK (English, Russian) <text:s text:c="2"/>[key]</text:p>
            <text:p>Meaning &amp; History</text:p>
            <text:p>Form of MARCUS. Saint Mark was the author of the second Gospel in the New Testament. He is the patron saint of Venice, where he is supposedly buried. Though in use during the Middle Ages, Mark was not common in the English-speaking world until the 19th century, when it began to be used alongside the classical form Marcus.</text:p>
            <text:p/>
            <text:p>In the Celtic legend of Tristan and Isolde this was the name of a king of Cornwall. It was also borne by the American author Mark Twain (1835-1910), real name Samuel Clemens, the author of 'Tom Sawyer' and 'Huckleberry Finn'. He actually took his pen name from a call used by riverboat workers on the Mississippi River to indicate a depth of two fathoms. This is also the usual English spelling of the name of the 1st-century BC Roman triumvir Marcus Antonius (Mark Antony).</text:p>
            <text:p>VARIANTS: Marcus (English), Marco (Dutch), Marcus, Markus (Swedish), Marcus, Markus (Norwegian), Marcus, Markus (Danish)</text:p>
          </table:table-cell>
          <table:table-cell office:value-type="string">
            <text:p><text:a xlink:href="http://www.behindthename.com/name/mark" xlink:type="simple">http://www.behindthename.com/name/mark</text:a></text:p>
          </table:table-cell>
          <table:table-cell/>
        </table:table-row>
        <table:table-row table:style-name="ro21">
          <table:table-cell office:value-type="string">
            <text:p>Marcus</text:p>
          </table:table-cell>
          <table:table-cell office:value-type="string">
            <text:p>[Unknown]</text:p>
          </table:table-cell>
          <table:table-cell office:value-type="string">
            <text:p>GENDER: Masculine</text:p>
            <text:p>USAGE: Ancient Roman, Biblical Latin, English, Swedish, Norwegian, Danish</text:p>
            <text:p>PRONOUNCED: MAR-kuws (Ancient Roman, Biblical Latin), MAHR-kəs (English) <text:s text:c="2"/>[key]</text:p>
            <text:p>Meaning &amp; History</text:p>
            <text:p>Roman praenomen, or given name, which was probably derived from the name of the Roman god MARS. Famous Roman bearers of this name were Marcus Tullius Cicero (known simply as Cicero), a 1st-century BC statesman and orator, Marcus Antonius (known as Mark Antony), a 1st-century BC politician, and Marcus Aurelius, a notable 2nd-century emperor. This was also the name of a pope of the 4th century. This spelling has occasionally been used in the English-speaking world, though the traditional English form Mark has been more common.</text:p>
            <text:p>Related Names</text:p>
            <text:p>See All Relations</text:p>
            <text:p>Show Family Tree</text:p>
            <text:p>VARIANTS: Marcellus, Marcius (Ancient Roman), Mark (English), Mark, Markus (Swedish), Mark, Markus (Norwegian), Mark, Markus (Danish)</text:p>
            <text:p>FEMININE FORMS: Marcella, Marcia (Ancient Roman)</text:p>
          </table:table-cell>
          <table:table-cell office:value-type="string">
            <text:p><text:a xlink:href="http://www.behindthename.com/name/marcus" xlink:type="simple">http://www.behindthename.com/name/marcus</text:a></text:p>
          </table:table-cell>
          <table:table-cell/>
        </table:table-row>
        <table:table-row table:style-name="ro67">
          <table:table-cell office:value-type="string">
            <text:p>Mary</text:p>
          </table:table-cell>
          <table:table-cell office:value-type="string">
            <text:p>[Mariam, Maria]</text:p>
            <text:p><text:span text:style-name="T1"/></text:p>
            <text:p>Possible meanings: </text:p>
            <text:p><text:span text:style-name="T1">“</text:span><text:span text:style-name="T1">Sea of bitterness.”</text:span></text:p>
            <text:p><text:span text:style-name="T1">“</text:span><text:span text:style-name="T1">Rebelliousness.”</text:span></text:p>
            <text:p><text:span text:style-name="T1">“</text:span><text:span text:style-name="T1">Wished for child.”</text:span></text:p>
            <text:p><text:span text:style-name="T1">“</text:span><text:span text:style-name="T1">Beloved” or “Love”.</text:span></text:p>
            <text:p><text:span text:style-name="T1"/></text:p>
          </table:table-cell>
          <table:table-cell office:value-type="string">
            <text:p>GENDER: Feminine</text:p>
            <text:p>USAGE: English, Biblical</text:p>
            <text:p>PRONOUNCED: MER-ee (English), MAR-ee (English) <text:s text:c="2"/>[key]</text:p>
            <text:p>Meaning &amp; History</text:p>
            <text:p>Usual English form of Maria, which was the Latin form of the New Testament Greek names Μαριαμ (Mariam) and Μαρια (Maria) - the spellings are interchangeable - which were from the Hebrew name מִרְיָם (Miryam). The meaning is not known for certain, but there are several theories including "sea of bitterness", "rebelliousness", and "wished for child". However it was most likely originally an Egyptian name, perhaps derived in part from mry "beloved" or mr "love".</text:p>
            <text:p/>
            <text:p>This is the name of several New Testament characters, most importantly Mary the virgin mother of Jesus, and Mary Magdalene. Due to the Virgin Mary this name has been very popular in the Christian world, though at certain times in some cultures it has been considered too holy for everyday use. In England it has been used since the 12th century, and it has been among the most common feminine names since the 16th century. The Latinized form Maria is also used in English as well as in several other languages.</text:p>
            <text:p/>
            <text:p>This name has been borne by two queens of England, as well as a Queen of Scotland, Mary Queen of Scots. Another notable bearer was Mary Shelley (1797-1851), the author of 'Frankenstein'. </text:p>
            <text:p>VARIANTS: Maria, Marie, Myra, Maree (English)</text:p>
          </table:table-cell>
          <table:table-cell office:value-type="string">
            <text:p><text:a xlink:href="http://www.behindthename.com/name/mary" xlink:type="simple">http://www.behindthename.com/name/mary</text:a></text:p>
          </table:table-cell>
          <table:table-cell/>
        </table:table-row>
        <table:table-row table:style-name="ro48">
          <table:table-cell office:value-type="string">
            <text:p>Meshach</text:p>
          </table:table-cell>
          <table:table-cell office:value-type="string">
            <text:p>“Who is what Aku is?”</text:p>
            <text:p><text:span text:style-name="T1"/></text:p>
            <text:p><text:span text:style-name="T1">[Mishael]</text:span></text:p>
            <text:p><text:span text:style-name="T1">[Mishael means: Who is like God.]</text:span></text:p>
          </table:table-cell>
          <table:table-cell office:value-type="string">
            <text:p>GENDER: Masculine</text:p>
            <text:p>USAGE: Biblical</text:p>
            <text:p>OTHER SCRIPTS: מֵישַׁך (Ancient Hebrew)</text:p>
            <text:p>PRONOUNCED: MEE-shak (English) <text:s text:c="2"/>[key]</text:p>
            <text:p>Meaning &amp; History</text:p>
            <text:p>Possibly means "who is what Aku is?" in Akkadian, Aku being the name of the Babylonian god of the moon. In the Old Testament this is the Babylonian name of Mishael, one of the three men cast into a blazing furnace but saved from harm by God.</text:p>
          </table:table-cell>
          <table:table-cell office:value-type="string">
            <text:p><text:a xlink:href="http://www.behindthename.com/name/meshach" xlink:type="simple">http://www.behindthename.com/name/meshach</text:a></text:p>
          </table:table-cell>
          <table:table-cell/>
        </table:table-row>
        <table:table-row table:style-name="ro61">
          <table:table-cell office:value-type="string">
            <text:p>Michael [Misha'el]</text:p>
          </table:table-cell>
          <table:table-cell office:value-type="string">
            <text:p>“Who is like God?” <text:s text:c="3"/></text:p>
            <text:p><text:span text:style-name="T1"/></text:p>
            <text:p>"to feed" or "to provide"—as in how a husband provides for his family</text:p>
          </table:table-cell>
          <table:table-cell office:value-type="string">
            <text:p>GENDER: Masculine</text:p>
            <text:p>USAGE: English, German, Swedish, Norwegian, Danish, Dutch, Czech, Biblical, Biblical Latin, Biblical Greek</text:p>
            <text:p>OTHER SCRIPTS: מִיכָאֵל (Ancient Hebrew), Μιχαηλ (Ancient Greek)</text:p>
            <text:p>PRONOUNCED: MIE-kəl (English), MI-khah-el (German) <text:s text:c="2"/>[key]</text:p>
            <text:p>Meaning &amp; History</text:p>
            <text:p>From the Hebrew name מִיכָאֵל (Mikha'el) meaning "who is like God?". This is a rhetorical question, implying no person is like God. Michael is one of the seven archangels in Hebrew tradition and the only one identified as an archangel in the Bible. In the Book of Revelation in the New Testament he is portrayed as the leader of heaven's armies, and thus is considered the patron saint of soldiers.</text:p>
          </table:table-cell>
          <table:table-cell office:value-type="string">
            <text:p><text:a xlink:href="http://www.behindthename.com/name/michael" xlink:type="simple">http://www.behindthename.com/name/michael</text:a> <text:s/><text:a xlink:href="http://en.wikipedia.org/wiki/Shadrach,_Meshach,_and_Abednego" xlink:type="simple">http://en.wikipedia.org/wiki/Shadrach,_Meshach,_and_Abednego</text:a></text:p>
          </table:table-cell>
          <table:table-cell/>
        </table:table-row>
        <table:table-row table:style-name="ro30">
          <table:table-cell office:value-type="string">
            <text:p>Nehemiah</text:p>
          </table:table-cell>
          <table:table-cell office:value-type="string">
            <text:p>Comforted by Yahweh.</text:p>
          </table:table-cell>
          <table:table-cell office:value-type="string">
            <text:p>Means "comforted by YAHWEH" in Hebrew. According to the Book of Nehemiah in the Old Testament he was a leader of the Jews who was responsible for the rebuilding of Jerusalem after the return from the Babylonian captivity.</text:p>
          </table:table-cell>
          <table:table-cell office:value-type="string">
            <text:p><text:a xlink:href="http://www.behindthename.com/name/nehemiah" xlink:type="simple">http://www.behindthename.com/name/nehemiah</text:a></text:p>
          </table:table-cell>
          <table:table-cell/>
        </table:table-row>
        <table:table-row table:style-name="ro55">
          <table:table-cell office:value-type="string">
            <text:p>Paul</text:p>
          </table:table-cell>
          <table:table-cell office:value-type="string">
            <text:p>Small or Humble.</text:p>
          </table:table-cell>
          <table:table-cell office:value-type="string">
            <text:p>GENDER: Masculine</text:p>
            <text:p>USAGE: English, French, German, Dutch, Swedish, Norwegian, Danish, Romanian, Biblical</text:p>
            <text:p>PRONOUNCED: PAWL (English), POL (French), POWL (German) <text:s text:c="2"/>[key]</text:p>
            <text:p>Meaning &amp; History</text:p>
            <text:p>From the Roman family name Paulus, which meant "small" or "humble" in Latin. Saint Paul was an important leader of the early Christian church, his story told in Acts in the New Testament. <text:span text:style-name="T2">His original Hebrew name was Saul</text:span>. Most of the epistles in the New Testament were authored by him.</text:p>
          </table:table-cell>
          <table:table-cell office:value-type="string">
            <text:p><text:a xlink:href="http://www.behindthename.com/name/paul" xlink:type="simple">http://www.behindthename.com/name/paul</text:a></text:p>
          </table:table-cell>
          <table:table-cell/>
        </table:table-row>
        <table:table-row table:style-name="ro55">
          <table:table-cell office:value-type="string">
            <text:p>Peter</text:p>
          </table:table-cell>
          <table:table-cell office:value-type="string">
            <text:p>Stone.</text:p>
          </table:table-cell>
          <table:table-cell office:value-type="string">
            <text:p>GENDER: Masculine</text:p>
            <text:p>USAGE: English, German, Dutch, Swedish, Norwegian, Danish, Slovene, Slovak, Biblical</text:p>
            <text:p>PRONOUNCED: PEE-tər (English), PE-ter (German, Slovak), PAY-tər (Dutch) <text:s text:c="2"/>[key]</text:p>
            <text:p>Meaning &amp; History</text:p>
            <text:p>Derived from the Greek Πετρος (Petros) meaning "stone". This is a translation used in most versions of the New Testament of the name Cephas, meaning "stone" in Aramaic, which was given to the apostle Simon by Jesus (compare Matthew 16:18 and John 1:42). Simon Peter was the most prominent of the apostles during Jesus' ministry and is often considered the first pope.</text:p>
          </table:table-cell>
          <table:table-cell office:value-type="string">
            <text:p><text:a xlink:href="http://www.behindthename.com/name/peter" xlink:type="simple">http://www.behindthename.com/name/peter</text:a></text:p>
          </table:table-cell>
          <table:table-cell/>
        </table:table-row>
        <table:table-row table:style-name="ro21">
          <table:table-cell office:value-type="string">
            <text:p>Philip</text:p>
          </table:table-cell>
          <table:table-cell office:value-type="string">
            <text:p>Friend/lover of Horses</text:p>
          </table:table-cell>
          <table:table-cell office:value-type="string">
            <text:p>GENDER: Masculine</text:p>
            <text:p>USAGE: English, Swedish, Norwegian, Danish, Dutch, Biblical</text:p>
            <text:p>PRONOUNCED: FIL-ip (English), FEE-lip (Dutch) <text:s text:c="2"/>[key]</text:p>
            <text:p>Meaning &amp; History</text:p>
            <text:p>From the Greek name Φιλιππος (Philippos) which means "friend of horses", composed of the elements φιλος (philos) "friend, lover" and ‘ιππος (hippos) "horse". This was the name of five kings of Macedon, including Philip II the father of Alexander the Great. The name appears in the New Testament belonging to two people who are regarded as saints. First, one of the twelve apostles, and second, an early figure in the Christian church known as Philip the Deacon.</text:p>
            <text:p/>
            <text:p>This name was initially more common among Eastern Christians, though it came to the West by the Middle Ages. It was borne by six kings of France and five kings of Spain. It was regularly used in England during the Middle Ages, although the Spanish king Philip II, who attempted an invasion of England, helped make it less common by the 17th-century. It was revived in the English-speaking world in the 19th century. A famous bearer was the Elizabethan courtier and poet Sir Philip Sidney (1554-1586).</text:p>
          </table:table-cell>
          <table:table-cell office:value-type="string">
            <text:p><text:a xlink:href="http://www.behindthename.com/name/philip" xlink:type="simple">http://www.behindthename.com/name/philip</text:a></text:p>
          </table:table-cell>
          <table:table-cell/>
        </table:table-row>
        <table:table-row table:style-name="ro7">
          <table:table-cell office:value-type="string">
            <text:p>Philemon</text:p>
          </table:table-cell>
          <table:table-cell office:value-type="string">
            <text:p>Affectionate</text:p>
          </table:table-cell>
          <table:table-cell office:value-type="string">
            <text:p>GENDER: Masculine</text:p>
            <text:p>USAGE: Biblical</text:p>
            <text:p>PRONOUNCED: fi-LEE-mən (English), fie-LEE-mən (English) <text:s text:c="2"/>[key]</text:p>
            <text:p>Meaning &amp; History</text:p>
            <text:p>Means "affectionate" in Greek. Philemon was the recipient of one of Paul's epistles in the New Testament.</text:p>
          </table:table-cell>
          <table:table-cell table:number-columns-repeated="2"/>
        </table:table-row>
        <table:table-row table:style-name="ro52">
          <table:table-cell office:value-type="string">
            <text:p>Timothy</text:p>
          </table:table-cell>
          <table:table-cell office:value-type="string">
            <text:p>Honouring God.</text:p>
          </table:table-cell>
          <table:table-cell office:value-type="string">
            <text:p>GENDER: Masculine</text:p>
            <text:p>USAGE: English, Biblical</text:p>
            <text:p>PRONOUNCED: TIM-ə-thee (English) <text:s text:c="2"/>[key]</text:p>
            <text:p>Meaning &amp; History</text:p>
            <text:p>From the Greek name Τιμοθεος (Timotheos) meaning "honouring God", derived from τιμαω (timao) "to honour" and θεος (theos) "god". Saint Timothy was a companion of Paul on his missionary journeys and was the recipient of two of Paul's epistles that appear in the New Testament. According to tradition, he was martyred at Ephesus after protesting the worship of Artemis. As an English name, Timothy was not used until after the Protestant Reformation.</text:p>
          </table:table-cell>
          <table:table-cell office:value-type="string">
            <text:p><text:a xlink:href="http://www.behindthename.com/name/timothy" xlink:type="simple">http://www.behindthename.com/name/timothy</text:a></text:p>
          </table:table-cell>
          <table:table-cell/>
        </table:table-row>
        <table:table-row table:style-name="ro60">
          <table:table-cell office:value-type="string">
            <text:p>Saul</text:p>
          </table:table-cell>
          <table:table-cell office:value-type="string">
            <text:p>Asked for, or Prayed for.</text:p>
          </table:table-cell>
          <table:table-cell office:value-type="string">
            <text:p>GENDER: Masculine</text:p>
            <text:p>USAGE: Biblical, Jewish, Biblical Latin</text:p>
            <text:p>OTHER SCRIPTS: שָׁאוּל (Hebrew)</text:p>
            <text:p>PRONOUNCED: SAWL (English) <text:s text:c="2"/>[key]</text:p>
            <text:p>Meaning &amp; History</text:p>
            <text:p>From the Hebrew name שָׁאוּל (Sha'ul) which meant "asked for" or "prayed for". This was the name of the first king of Israel who ruled just before King David, as told in the Old Testament. Also, <text:span text:style-name="T2">Saul was the original Hebrew name of Saint Paul</text:span>.</text:p>
          </table:table-cell>
          <table:table-cell office:value-type="string">
            <text:p><text:a xlink:href="http://www.behindthename.com/name/saul" xlink:type="simple">http://www.behindthename.com/name/saul</text:a></text:p>
          </table:table-cell>
          <table:table-cell/>
        </table:table-row>
        <table:table-row table:style-name="ro48">
          <table:table-cell office:value-type="string">
            <text:p>Shadrach</text:p>
          </table:table-cell>
          <table:table-cell office:value-type="string">
            <text:p>Akkadian: “command of Aku”</text:p>
            <text:p><text:span text:style-name="T1"/></text:p>
            <text:p><text:span text:style-name="T1">[Hananiah] </text:span></text:p>
            <text:p><text:span text:style-name="T1">[Hananiah means: Yahweh is gracious.]</text:span></text:p>
          </table:table-cell>
          <table:table-cell office:value-type="string">
            <text:p>GENDER: Masculine</text:p>
            <text:p>USAGE: Biblical</text:p>
            <text:p>OTHER SCRIPTS: שַׁדְרַך (Ancient Hebrew)</text:p>
            <text:p>PRONOUNCED: SHAD-rak (English), SHAY-drak (English) <text:s text:c="2"/>[key]</text:p>
            <text:p>Meaning &amp; History</text:p>
            <text:p>Means "command of Aku" in Akkadian, Aku being the name of the Babylonian god of the moon. In the Old Testament, Shadrach is the Babylonian name of Hananiah, one of the three men cast into a fiery furnace but saved by God.</text:p>
          </table:table-cell>
          <table:table-cell office:value-type="string">
            <text:p><text:a xlink:href="http://www.behindthename.com/name/shadrach" xlink:type="simple">http://www.behindthename.com/name/shadrach</text:a></text:p>
          </table:table-cell>
          <table:table-cell/>
        </table:table-row>
        <table:table-row table:style-name="ro17">
          <table:table-cell office:value-type="string">
            <text:p>Simeon</text:p>
          </table:table-cell>
          <table:table-cell office:value-type="string">
            <text:p>[See SIMON].</text:p>
          </table:table-cell>
          <table:table-cell office:value-type="string">
            <text:p>GENDER: Masculine</text:p>
            <text:p>USAGE: Biblical, Bulgarian, Macedonian, Serbian</text:p>
            <text:p>OTHER SCRIPTS: שִׁמְעוֹן (Ancient Hebrew), Симеон (Bulgarian, Macedonian, Serbian)</text:p>
            <text:p>PRONOUNCED: SIM-ee-ən (English) <text:s text:c="2"/>[key]</text:p>
            <text:p>Meaning &amp; History</text:p>
            <text:p>From the Hebrew name Shim'on (see SIMON). In the Old Testament this is the name of the second son of Jacob and the founder of one of the twelve tribes of Israel. In the New Testament this is the name of a man who blessed the newborn Jesus. It was also borne by a powerful 10th-century ruler of Bulgaria.</text:p>
          </table:table-cell>
          <table:table-cell office:value-type="string">
            <text:p><text:a xlink:href="http://www.behindthename.com/name/simeon" xlink:type="simple">http://www.behindthename.com/name/simeon</text:a></text:p>
          </table:table-cell>
          <table:table-cell/>
        </table:table-row>
        <table:table-row table:style-name="ro68">
          <table:table-cell office:value-type="string">
            <text:p>Simon</text:p>
          </table:table-cell>
          <table:table-cell office:value-type="string">
            <text:p>He has heard / hearken.</text:p>
          </table:table-cell>
          <table:table-cell office:value-type="string">
            <text:p>GENDER: Masculine</text:p>
            <text:p>USAGE: English, French, Swedish, Norwegian, Danish, German, Dutch, Hungarian, Slovene, Romanian, Macedonian, Biblical, Biblical Latin, Biblical Greek</text:p>
            <text:p>OTHER SCRIPTS: Симон (Macedonian), Σιμων (Ancient Greek)</text:p>
            <text:p>PRONOUNCED: SIE-mən (English), see-MAWN (French), ZEE-mawn (German), SEE-mawn (Dutch) <text:s text:c="2"/>[key]</text:p>
            <text:p>Meaning &amp; History</text:p>
            <text:p>From Σιμων (Simon), the New Testament Greek form of the Hebrew name שִׁמְעוֹן (Shim'on) which meant "he has heard". This was the name of several biblical characters, including the man who carried the cross for Jesus. However, the most important person of this name in the New Testament was the apostle Simon, also known as Peter (a name given to him by Jesus). Because of him, this name has been common in the Christian world. In England it was popular during the Middle Ages, though it became rarer after the Protestant Reformation.</text:p>
          </table:table-cell>
          <table:table-cell office:value-type="string">
            <text:p><text:a xlink:href="http://www.behindthename.com/name/simon" xlink:type="simple">http://www.behindthename.com/name/simon</text:a></text:p>
          </table:table-cell>
          <table:table-cell/>
        </table:table-row>
        <table:table-row table:style-name="ro54">
          <table:table-cell office:value-type="string">
            <text:p>Solomon</text:p>
          </table:table-cell>
          <table:table-cell office:value-type="string">
            <text:p>Peace.</text:p>
          </table:table-cell>
          <table:table-cell office:value-type="string">
            <text:p>GENDER: Masculine</text:p>
            <text:p>USAGE: Biblical, English, Jewish</text:p>
            <text:p>OTHER SCRIPTS: שְׁלֹמֹה (Hebrew)</text:p>
            <text:p>PRONOUNCED: SAHL-ə-mən (English) <text:s text:c="2"/>[key]</text:p>
            <text:p>Meaning &amp; History</text:p>
            <text:p>From the Hebrew name שְׁלֹמֹה (Shelomoh) which was derived from Hebrew שָׁלוֹם (shalom) "peace". Solomon was a king of Israel, the son of David, renowned for his wisdom. Supposedly, he wrote the Book of Proverbs, Ecclesiastes and the Song of Solomon in the Old Testament. This name has never been overly common in the Christian world, and it is considered typically Jewish.</text:p>
          </table:table-cell>
          <table:table-cell office:value-type="string">
            <text:p><text:a xlink:href="http://www.behindthename.com/name/solomon" xlink:type="simple">http://www.behindthename.com/name/solomon</text:a></text:p>
          </table:table-cell>
          <table:table-cell/>
        </table:table-row>
        <table:table-row table:style-name="ro55">
          <table:table-cell office:value-type="string">
            <text:p>Stephen</text:p>
          </table:table-cell>
          <table:table-cell office:value-type="string">
            <text:p>Crown.</text:p>
          </table:table-cell>
          <table:table-cell office:value-type="string">
            <text:p>GENDER: Masculine</text:p>
            <text:p>USAGE: English, Biblical</text:p>
            <text:p>PRONOUNCED: STEEV-ən (English), STEF-ən (English) <text:s text:c="2"/>[key]</text:p>
            <text:p>Meaning &amp; History</text:p>
            <text:p>From the Greek name Στεφανος (Stephanos) meaning "crown". Saint Stephen was a deacon who was stoned to death, as told in Acts in the New Testament, and he is regarded as the first Christian martyr. Due to him, the name became common in the Christian world. It was popularized in England by the Normans.</text:p>
          </table:table-cell>
          <table:table-cell office:value-type="string">
            <text:p><text:a xlink:href="http://www.behindthename.com/name/stephen" xlink:type="simple">http://www.behindthename.com/name/stephen</text:a></text:p>
          </table:table-cell>
          <table:table-cell/>
        </table:table-row>
        <table:table-row table:style-name="ro17">
          <table:table-cell office:value-type="string">
            <text:p>Thomas</text:p>
          </table:table-cell>
          <table:table-cell office:value-type="string">
            <text:p>Twin.</text:p>
          </table:table-cell>
          <table:table-cell office:value-type="string">
            <text:p>Greek form of the Aramaic name תָּאוֹמָא (Ta'oma') which meant "twin". In the New Testament this is the name of the apostle who initially doubted the resurrected Jesus. According to tradition he was martyred in India. Due to his renown, the name came into general use in the Christian world.</text:p>
            <text:p/>
            <text:p>In England the name was introduced by the Normans and became very popular due to Saint Thomas Becket, a 12th-century archbishop of Canterbury and martyr. Another notable saint by this name was the 13th-century Italian philosopher and theologian Thomas Aquinas, who is regarded as a Doctor of the Church.</text:p>
          </table:table-cell>
          <table:table-cell office:value-type="string">
            <text:p><text:a xlink:href="http://www.behindthename.com/name/thomas" xlink:type="simple">http://www.behindthename.com/name/thomas</text:a></text:p>
          </table:table-cell>
          <table:table-cell/>
        </table:table-row>
        <table:table-row table:style-name="ro32">
          <table:table-cell office:value-type="string">
            <text:p>Uri</text:p>
          </table:table-cell>
          <table:table-cell office:value-type="string">
            <text:p>My light.</text:p>
          </table:table-cell>
          <table:table-cell office:value-type="string">
            <text:p>GENDER: Masculine</text:p>
            <text:p>USAGE: Biblical, Biblical Latin, Hebrew</text:p>
            <text:p>OTHER SCRIPTS: אוּרִי (Hebrew)</text:p>
            <text:p>Meaning &amp; History</text:p>
            <text:p>Means "my light" in Hebrew. This was the name of the father of Bezalel in the Old Testament.</text:p>
          </table:table-cell>
          <table:table-cell office:value-type="string">
            <text:p><text:a xlink:href="http://www.behindthename.com/name/uri" xlink:type="simple">http://www.behindthename.com/name/uri</text:a></text:p>
          </table:table-cell>
          <table:table-cell/>
        </table:table-row>
        <table:table-row table:style-name="ro61">
          <table:table-cell office:value-type="string">
            <text:p>Yahweh</text:p>
          </table:table-cell>
          <table:table-cell office:value-type="string">
            <text:p>“to be” or “to become”</text:p>
          </table:table-cell>
          <table:table-cell office:value-type="string">
            <text:p/>
            <text:p>GENDER: Masculine</text:p>
            <text:p>USAGE: Theology</text:p>
            <text:p>PRONOUNCED: YAH-way <text:s text:c="2"/>[key]</text:p>
            <text:p>Meaning &amp; History</text:p>
            <text:p>A name of the Hebrew God, represented in Hebrew by the tetragrammaton ("four letters") יהוה (Yod Heh Vav Heh), transliterated into Roman script Y H W H. Because it was considered blasphemous to utter the name of God it was only written and never spoken. This resulted in the original pronunciation being lost. The name may have originally been derived from the old Semitic root הוה (hawah) meaning "to be" or "to become".</text:p>
            <text:p>VARIANTS: Jehovah, Yahveh, Yehowah</text:p>
          </table:table-cell>
          <table:table-cell office:value-type="string">
            <text:p><text:a xlink:href="http://www.behindthename.com/name/yahweh" xlink:type="simple">http://www.behindthename.com/name/yahweh</text:a></text:p>
          </table:table-cell>
          <table:table-cell/>
        </table:table-row>
        <table:table-row table:style-name="ro14">
          <table:table-cell office:value-type="string">
            <text:p>Zechariah</text:p>
          </table:table-cell>
          <table:table-cell office:value-type="string">
            <text:p>Yahweh remembers.</text:p>
          </table:table-cell>
          <table:table-cell office:value-type="string">
            <text:p/>
            <text:p>From the Hebrew name זְכַרְיָה (Zekharyah) meaning "YAHWEH remembers". This is the name of many characters in the Old Testament, including the prophet Zechariah, the author of the Book of Zechariah. The name also appears in the New Testament belonging to the father of John the Baptist, who was temporarily made dumb because of his disbelief. In some versions of the New Testament his name is spelled in the Greek form Zacharias. As an English name, it has been in occasional use since the Protestant Reformation.</text:p>
          </table:table-cell>
          <table:table-cell office:value-type="string">
            <text:p><text:a xlink:href="http://www.behindthename.com/name/zechariah" xlink:type="simple">http://www.behindthename.com/name/zechariah</text:a></text:p>
          </table:table-cell>
          <table:table-cell/>
        </table:table-row>
        <table:table-row table:style-name="ro1" table:number-rows-repeated="96">
          <table:table-cell table:number-columns-repeated="5"/>
        </table:table-row>
        <table:table-row table:style-name="ro1">
          <table:table-cell table:number-columns-repeated="5"/>
        </table:table-row>
      </table:table>
      <table:table table:name="JacobsSon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Meaning of Bible names: Jacob's children.</text:p>
          </table:table-cell>
          <table:table-cell table:number-columns-repeated="7"/>
        </table:table-row>
        <table:table-row table:style-name="ro1" table:number-rows-repeated="2">
          <table:table-cell table:number-columns-repeated="8"/>
        </table:table-row>
        <table:table-row table:style-name="ro1">
          <table:table-cell office:value-type="string">
            <text:p>Fore more information on the Sons of Jacob, see document: SonsOfJacob.ods.</text:p>
          </table:table-cell>
          <table:table-cell table:number-columns-repeated="7"/>
        </table:table-row>
        <table:table-row table:style-name="ro1" table:number-rows-repeated="3">
          <table:table-cell table:number-columns-repeated="8"/>
        </table:table-row>
        <table:table-row table:style-name="ro8">
          <table:table-cell table:style-name="ce1" office:value-type="string">
            <text:p>Name:</text:p>
          </table:table-cell>
          <table:table-cell table:style-name="ce1" office:value-type="string">
            <text:p>Bible verse(s):</text:p>
          </table:table-cell>
          <table:table-cell table:style-name="ce1" office:value-type="string">
            <text:p>Blessing Bible verse(s):</text:p>
          </table:table-cell>
          <table:table-cell table:style-name="ce1" office:value-type="string">
            <text:p>Mother:</text:p>
          </table:table-cell>
          <table:table-cell table:style-name="ce1" office:value-type="string">
            <text:p>Meaning:</text:p>
          </table:table-cell>
          <table:table-cell table:style-name="ce1" office:value-type="string">
            <text:p>Description:</text:p>
          </table:table-cell>
          <table:table-cell table:style-name="ce1" office:value-type="string">
            <text:p>Source:</text:p>
          </table:table-cell>
          <table:table-cell table:style-name="ce1" office:value-type="string">
            <text:p>Notes:</text:p>
          </table:table-cell>
        </table:table-row>
        <table:table-row table:style-name="ro9">
          <table:table-cell table:style-name="ce3" office:value-type="string">
            <text:p>Reuben</text:p>
          </table:table-cell>
          <table:table-cell table:style-name="ce3" office:value-type="string">
            <text:p>Genesis 29:32</text:p>
          </table:table-cell>
          <table:table-cell table:style-name="ce3"/>
          <table:table-cell table:style-name="ce3" office:value-type="string">
            <text:p>Leah</text:p>
          </table:table-cell>
          <table:table-cell table:style-name="ce3" office:value-type="string">
            <text:p>“Behold, a son.”</text:p>
          </table:table-cell>
          <table:table-cell table:style-name="ce3" office:value-type="string">
            <text:p/>
            <text:p>Means "behold, a son" in Hebrew. In the Old Testament he is the eldest son of Jacob and Leah and the ancestor of one of the twelve tribes of Israel. It has been used as a Christian name in Britain since the Protestant Reformation.</text:p>
          </table:table-cell>
          <table:table-cell table:style-name="ce3" office:value-type="string">
            <text:p><text:a xlink:href="http://www.behindthename.com/name/reuben" xlink:type="simple">http://www.behindthename.com/name/reuben</text:a></text:p>
          </table:table-cell>
          <table:table-cell/>
        </table:table-row>
        <table:table-row table:style-name="ro33">
          <table:table-cell table:style-name="ce3" office:value-type="string">
            <text:p>Simeon</text:p>
          </table:table-cell>
          <table:table-cell table:style-name="ce3" office:value-type="string">
            <text:p>Genesis 29:33</text:p>
          </table:table-cell>
          <table:table-cell table:style-name="ce3"/>
          <table:table-cell table:style-name="ce3" office:value-type="string">
            <text:p>Leah</text:p>
          </table:table-cell>
          <table:table-cell table:style-name="ce3" office:value-type="string">
            <text:p>[Simon means: </text:p>
            <text:p>“He has heard”]</text:p>
          </table:table-cell>
          <table:table-cell table:style-name="ce3" office:value-type="string">
            <text:p/>
            <text:p>From the Hebrew name Shim'on (see SIMON). In the Old Testament this is the name of the second son of Jacob and the founder of one of the twelve tribes of Israel. In the New Testament this is the name of a man who blessed the newborn Jesus. It was also borne by a powerful 10th-century ruler of Bulgaria.</text:p>
          </table:table-cell>
          <table:table-cell table:style-name="ce3" office:value-type="string">
            <text:p><text:a xlink:href="http://www.behindthename.com/name/simeon" xlink:type="simple">http://www.behindthename.com/name/simeon</text:a></text:p>
          </table:table-cell>
          <table:table-cell/>
        </table:table-row>
        <table:table-row table:style-name="ro7">
          <table:table-cell table:style-name="ce3" office:value-type="string">
            <text:p>Levi</text:p>
          </table:table-cell>
          <table:table-cell table:style-name="ce3" office:value-type="string">
            <text:p>Genesis 29:34</text:p>
          </table:table-cell>
          <table:table-cell table:style-name="ce3"/>
          <table:table-cell table:style-name="ce3" office:value-type="string">
            <text:p>Leah</text:p>
          </table:table-cell>
          <table:table-cell table:style-name="ce3" office:value-type="string">
            <text:p>“Attached” or “joined to”.</text:p>
          </table:table-cell>
          <table:table-cell table:style-name="ce3" office:value-type="string">
            <text:p/>
            <text:p>Means "attached" in Hebrew. In the Old Testament, Levi is the third son of Jacob and Leah, and the ancestor of one of the twelve tribes of the Israelites (the tribe that eventually became the priests of the Israelites). In the New Testament this is another name for the apostle Matthew. As an English Christian name, Levi came into use after the Protestant Reformation.</text:p>
          </table:table-cell>
          <table:table-cell table:style-name="ce3" office:value-type="string">
            <text:p><text:a xlink:href="http://www.behindthename.com/name/levi" xlink:type="simple">http://www.behindthename.com/name/levi</text:a></text:p>
          </table:table-cell>
          <table:table-cell office:value-type="string">
            <text:p>3rd son of Jacob and Leah.</text:p>
          </table:table-cell>
        </table:table-row>
        <table:table-row table:style-name="ro32">
          <table:table-cell table:style-name="ce3" office:value-type="string">
            <text:p>Judah</text:p>
          </table:table-cell>
          <table:table-cell table:style-name="ce3" office:value-type="string">
            <text:p>Genesis 29:35</text:p>
          </table:table-cell>
          <table:table-cell table:style-name="ce3"/>
          <table:table-cell table:style-name="ce3" office:value-type="string">
            <text:p>Leah</text:p>
          </table:table-cell>
          <table:table-cell table:style-name="ce3" office:value-type="string">
            <text:p>“Praised”.</text:p>
          </table:table-cell>
          <table:table-cell table:style-name="ce3" office:value-type="string">
            <text:p/>
            <text:p>From the Hebrew name יְהוּדָה (Yehudah) which meant "praised". Judah was one of the twelve sons of Jacob and the ancestor of the tribe of Judah, as told in the Old Testament. This tribe eventually formed the kingdom of Judah in the south of Israel. King David and Jesus were descendents of Judah.</text:p>
          </table:table-cell>
          <table:table-cell table:style-name="ce3" office:value-type="string">
            <text:p><text:a xlink:href="http://www.behindthename.com/name/judah" xlink:type="simple">http://www.behindthename.com/name/judah</text:a></text:p>
          </table:table-cell>
          <table:table-cell/>
        </table:table-row>
        <table:table-row table:style-name="ro30">
          <table:table-cell table:style-name="ce3" office:value-type="string">
            <text:p>Dan</text:p>
          </table:table-cell>
          <table:table-cell table:style-name="ce3" office:value-type="string">
            <text:p>Genesis 30:5</text:p>
          </table:table-cell>
          <table:table-cell table:style-name="ce3"/>
          <table:table-cell table:style-name="ce3" office:value-type="string">
            <text:p>Bilhah</text:p>
          </table:table-cell>
          <table:table-cell table:style-name="ce3" office:value-type="string">
            <text:p>“He judged”.</text:p>
          </table:table-cell>
          <table:table-cell table:style-name="ce3" office:value-type="string">
            <text:p/>
            <text:p>Means "he judged" in Hebrew. Dan in the Old Testament is one of the twelve sons of Jacob and the founder of one of the twelve tribes of Israel.</text:p>
          </table:table-cell>
          <table:table-cell table:style-name="ce3" office:value-type="string">
            <text:p><text:a xlink:href="http://www.behindthename.com/name/dan-1" xlink:type="simple">http://www.behindthename.com/name/dan-1</text:a></text:p>
          </table:table-cell>
          <table:table-cell/>
        </table:table-row>
        <table:table-row table:style-name="ro8">
          <table:table-cell table:style-name="ce3" office:value-type="string">
            <text:p>Naphtali</text:p>
          </table:table-cell>
          <table:table-cell table:style-name="ce3" office:value-type="string">
            <text:p>Genesis 30:7</text:p>
          </table:table-cell>
          <table:table-cell table:style-name="ce3"/>
          <table:table-cell table:style-name="ce3" office:value-type="string">
            <text:p>Bilhah</text:p>
          </table:table-cell>
          <table:table-cell table:style-name="ce3" office:value-type="string">
            <text:p>“Wrestling”.</text:p>
          </table:table-cell>
          <table:table-cell table:style-name="ce3" office:value-type="string">
            <text:p><text:s/>Means "wrestling" in Hebrew. In the Old Testament he is a son of Jacob by Rachel's servant Bilhah, and the ancestor of one of the twelve tribes of Israel.</text:p>
          </table:table-cell>
          <table:table-cell table:style-name="ce3" office:value-type="string">
            <text:p><text:a xlink:href="http://www.behindthename.com/name/naphtali" xlink:type="simple">http://www.behindthename.com/name/naphtali</text:a></text:p>
          </table:table-cell>
          <table:table-cell/>
        </table:table-row>
        <table:table-row table:style-name="ro30">
          <table:table-cell table:style-name="ce3" office:value-type="string">
            <text:p>Gad</text:p>
          </table:table-cell>
          <table:table-cell table:style-name="ce3" office:value-type="string">
            <text:p>Genesis 30:10</text:p>
          </table:table-cell>
          <table:table-cell table:style-name="ce3"/>
          <table:table-cell table:style-name="ce3" office:value-type="string">
            <text:p>Zilpah (servant)</text:p>
          </table:table-cell>
          <table:table-cell table:style-name="ce3" office:value-type="string">
            <text:p>“Fortune”. <text:s/></text:p>
            <text:p><text:span text:style-name="T1"/></text:p>
            <text:p><text:span text:style-name="T1">Bible verses say “troop”.</text:span></text:p>
          </table:table-cell>
          <table:table-cell table:style-name="ce3" office:value-type="string">
            <text:p><text:s/>Means "fortune" in Hebrew. In the Old Testament, Gad is the first son of Jacob by Leah's slave-girl Zilpah, and the ancestor of one of the twelve tribes of the Israelites. Another Gad in the Old Testament is a prophet of King David.</text:p>
          </table:table-cell>
          <table:table-cell table:style-name="ce3" office:value-type="string">
            <text:p><text:a xlink:href="http://www.behindthename.com/name/gad" xlink:type="simple">http://www.behindthename.com/name/gad</text:a></text:p>
          </table:table-cell>
          <table:table-cell office:value-type="string">
            <text:p>1st son of Jacob and Zilpah.</text:p>
          </table:table-cell>
        </table:table-row>
        <table:table-row table:style-name="ro30">
          <table:table-cell table:style-name="ce3" office:value-type="string">
            <text:p>Asher</text:p>
          </table:table-cell>
          <table:table-cell table:style-name="ce3" office:value-type="string">
            <text:p>Genesis 30:12</text:p>
          </table:table-cell>
          <table:table-cell table:style-name="ce3"/>
          <table:table-cell table:style-name="ce3" office:value-type="string">
            <text:p>Zilpah (servant)</text:p>
          </table:table-cell>
          <table:table-cell table:style-name="ce3" office:value-type="string">
            <text:p>“Happy” or “Blessed”.</text:p>
          </table:table-cell>
          <table:table-cell table:style-name="ce3" office:value-type="string">
            <text:p/>
            <text:p>Means "happy" or "blessed" in Hebrew. Asher in the Old Testament is a son of Jacob and Leah's handmaid Zilpah, and the ancestor of one of the twelve tribes of Israel.</text:p>
          </table:table-cell>
          <table:table-cell table:style-name="ce3" office:value-type="string">
            <text:p><text:a xlink:href="http://www.behindthename.com/name/asher" xlink:type="simple">http://www.behindthename.com/name/asher</text:a></text:p>
          </table:table-cell>
          <table:table-cell/>
        </table:table-row>
        <table:table-row table:style-name="ro30">
          <table:table-cell table:style-name="ce3" office:value-type="string">
            <text:p>Issachar</text:p>
          </table:table-cell>
          <table:table-cell table:style-name="ce3" office:value-type="string">
            <text:p>Genesis 30:17</text:p>
          </table:table-cell>
          <table:table-cell table:style-name="ce3"/>
          <table:table-cell table:style-name="ce3" office:value-type="string">
            <text:p>Leah</text:p>
          </table:table-cell>
          <table:table-cell table:style-name="ce3" office:value-type="string">
            <text:p>“Hireling.”</text:p>
            <text:p><text:span text:style-name="T1"/></text:p>
            <text:p><text:span text:style-name="T1">“</text:span><text:span text:style-name="T1">there is recompense”</text:span></text:p>
          </table:table-cell>
          <table:table-cell table:style-name="ce3" office:value-type="string">
            <text:p>Means "hireling" in Hebrew. In the Old Testament this is the name of one of the twelve sons of Jacob and the founder of one of the twelve tribes of Israel.</text:p>
            <text:p>OTHER LANGUAGES: Yissakhar (Biblical Hebrew), Yissakhar (Hebrew)</text:p>
          </table:table-cell>
          <table:table-cell table:style-name="ce3" office:value-type="string">
            <text:p><text:a xlink:href="http://www.behindthename.com/name/issachar" xlink:type="simple">http://www.behindthename.com/name/issachar</text:a></text:p>
          </table:table-cell>
          <table:table-cell/>
        </table:table-row>
        <table:table-row table:style-name="ro34">
          <table:table-cell table:style-name="ce3" office:value-type="string">
            <text:p>Zebulun</text:p>
          </table:table-cell>
          <table:table-cell table:style-name="ce3" office:value-type="string">
            <text:p>Genesis 30:19</text:p>
          </table:table-cell>
          <table:table-cell table:style-name="ce3"/>
          <table:table-cell table:style-name="ce3" office:value-type="string">
            <text:p>Leah</text:p>
          </table:table-cell>
          <table:table-cell table:style-name="ce3" office:value-type="string">
            <text:p>Bible verese say: “exalted”</text:p>
            <text:p/>
            <text:p>Possible meanings: </text:p>
            <text:p>“To honour”.</text:p>
            <text:p>“To dwell”.</text:p>
            <text:p>“Gift, dowry”.</text:p>
          </table:table-cell>
          <table:table-cell table:style-name="ce3" office:value-type="string">
            <text:p/>
            <text:p>Possibly derived from Ugartic zbl meaning "prince". Zebulun is the tenth son of Jacob in the Old Testament and the ancestor of one of the twelve tribes of Israel. Genesis 30:20 implies two different roots for the name: זָבַל (zaval) "to honour" or "to dwell", and זֵבֵד (zeved) "gift, dowry". These are probably only folk etymologies.</text:p>
          </table:table-cell>
          <table:table-cell table:style-name="ce3" office:value-type="string">
            <text:p><text:a xlink:href="http://www.behindthename.com/name/zebulun" xlink:type="simple">http://www.behindthename.com/name/zebulun</text:a></text:p>
          </table:table-cell>
          <table:table-cell/>
        </table:table-row>
        <table:table-row table:style-name="ro14">
          <table:table-cell table:style-name="ce3" office:value-type="string">
            <text:p>Joseph</text:p>
          </table:table-cell>
          <table:table-cell table:style-name="ce3" office:value-type="string">
            <text:p>Genesis 30:32</text:p>
          </table:table-cell>
          <table:table-cell table:style-name="ce3"/>
          <table:table-cell table:style-name="ce3" office:value-type="string">
            <text:p>Rachel</text:p>
          </table:table-cell>
          <table:table-cell table:style-name="ce3" office:value-type="string">
            <text:p>“He will add”.</text:p>
          </table:table-cell>
          <table:table-cell table:style-name="ce3" office:value-type="string">
            <text:p>From Ioseph, the Latin form of Greek Ιωσηφ (Ioseph), which was from the Hebrew name יוֹסֵף (Yosef) meaning "he will add". In the Old Testament, Joseph is the eleventh son of Jacob. Because he was the favourite of his father, his older brothers sent him to Egypt and told their father that he had died. In Egypt, Joseph became an advisor to the pharaoh, and was eventually reconciled with his brothers when they came to Egypt during a famine. This name also occurs in the New Testament, belonging to Saint Joseph the husband of Mary and Joseph of Arimathea.</text:p>
          </table:table-cell>
          <table:table-cell table:style-name="ce3" office:value-type="string">
            <text:p><text:a xlink:href="http://www.behindthename.com/name/joseph" xlink:type="simple">http://www.behindthename.com/name/joseph</text:a></text:p>
          </table:table-cell>
          <table:table-cell table:style-name="ce5" office:value-type="string">
            <text:p>1st son of Jacob and Rachel. <text:s/>Leader of Israel's tribes.</text:p>
          </table:table-cell>
        </table:table-row>
        <table:table-row table:style-name="ro30">
          <table:table-cell table:style-name="ce3" office:value-type="string">
            <text:p>Ben Oni <text:s/>[See also: Benjamin]</text:p>
          </table:table-cell>
          <table:table-cell table:style-name="ce3" table:number-columns-repeated="2"/>
          <table:table-cell table:style-name="ce3" office:value-type="string">
            <text:p>Rachel</text:p>
          </table:table-cell>
          <table:table-cell table:style-name="ce3" office:value-type="string">
            <text:p>“Son of my sorrow”.</text:p>
          </table:table-cell>
          <table:table-cell table:style-name="ce3" office:value-type="string">
            <text:p>Son of Rachel and Jacob. <text:s/>Rachel names her son Ben Oni (“son of my sorrow”), and then later Jacob renames him to Benjamin (“son of the south” or “son of my right hand”).</text:p>
          </table:table-cell>
          <table:table-cell table:style-name="ce3"/>
          <table:table-cell table:style-name="ce5"/>
        </table:table-row>
        <table:table-row table:style-name="ro35">
          <table:table-cell table:style-name="ce3" office:value-type="string">
            <text:p>Benjamin</text:p>
          </table:table-cell>
          <table:table-cell table:style-name="ce3" office:value-type="string">
            <text:p>Genesis 35:18</text:p>
          </table:table-cell>
          <table:table-cell table:style-name="ce3"/>
          <table:table-cell table:style-name="ce3" office:value-type="string">
            <text:p>Rachel</text:p>
          </table:table-cell>
          <table:table-cell table:style-name="ce3" office:value-type="string">
            <text:p>“Son of the south” or </text:p>
            <text:p><text:span text:style-name="T1">“</text:span><text:span text:style-name="T1">Son of my right hand”.</text:span></text:p>
          </table:table-cell>
          <table:table-cell table:style-name="ce3" office:value-type="string">
            <text:p>From the Hebrew name בִּנְיָמִין (Binyamin) which means "son of the south" or "son of the right hand". Benjamin in the Old Testament is the twelfth and youngest son of Jacob and the founder of one of the southern tribes of the Hebrews. <text:span text:style-name="T2">He was originally named </text:span><text:span text:style-name="T2">בֶּן־אוֹנִי</text:span><text:span text:style-name="T2"> </text:span><text:span text:style-name="T2">(Ben-'oniy) meaning "son of my sorrow" </text:span>by his mother Rachel, who died shortly after childbirth, but it was later changed by his father.</text:p>
          </table:table-cell>
          <table:table-cell table:style-name="ce3" office:value-type="string">
            <text:p><text:a xlink:href="http://www.behindthename.com/name/benjamin" xlink:type="simple">http://www.behindthename.com/name/benjamin</text:a></text:p>
          </table:table-cell>
          <table:table-cell office:value-type="string">
            <text:p>2nd son of Jacob and Rachel.</text:p>
            <text:p>12th son of Jacob.</text:p>
          </table:table-cell>
        </table:table-row>
        <table:table-row table:style-name="ro30">
          <table:table-cell table:style-name="ce3" office:value-type="string">
            <text:p>Dinah (daughter)</text:p>
          </table:table-cell>
          <table:table-cell table:style-name="ce3" office:value-type="string">
            <text:p>Genesis 30:21</text:p>
          </table:table-cell>
          <table:table-cell table:style-name="ce3"/>
          <table:table-cell table:style-name="ce3" office:value-type="string">
            <text:p>Leah</text:p>
          </table:table-cell>
          <table:table-cell table:style-name="ce3" office:value-type="string">
            <text:p>“Judged”</text:p>
          </table:table-cell>
          <table:table-cell table:style-name="ce3" office:value-type="string">
            <text:p/>
            <text:p>Means "judged" in Hebrew. She is the daughter of Jacob and Leah in the Old Testament. It has been used as an English given name since after the Protestant Reformation.</text:p>
          </table:table-cell>
          <table:table-cell table:style-name="ce3" office:value-type="string">
            <text:p><text:a xlink:href="http://www.behindthename.com/name/dinah" xlink:type="simple">http://www.behindthename.com/name/dinah</text:a></text:p>
          </table:table-cell>
          <table:table-cell/>
        </table:table-row>
        <table:table-row table:style-name="ro1">
          <table:table-cell table:style-name="ce3" table:number-columns-repeated="7"/>
          <table:table-cell/>
        </table:table-row>
        <table:table-row table:style-name="ro1">
          <table:table-cell table:style-name="ce4" table:number-columns-repeated="7"/>
          <table:table-cell/>
        </table:table-row>
        <table:table-row table:style-name="ro1" table:number-rows-repeated="2">
          <table:table-cell table:style-name="ce3" table:number-columns-repeated="7"/>
          <table:table-cell table:style-name="ce2"/>
        </table:table-row>
        <table:table-row table:style-name="ro21">
          <table:table-cell table:style-name="ce3" office:value-type="string">
            <text:p>Jacob</text:p>
          </table:table-cell>
          <table:table-cell table:style-name="ce3" table:number-columns-repeated="3"/>
          <table:table-cell table:style-name="ce3" office:value-type="string">
            <text:p>“Holder of the heel” or “Supplanter”.</text:p>
            <text:p/>
            <text:p>Possibile meaning: </text:p>
            <text:p>“May God protect”.</text:p>
            <text:p><text:span text:style-name="T1"/></text:p>
            <text:p><text:span text:style-name="T1">[James]</text:span></text:p>
          </table:table-cell>
          <table:table-cell table:style-name="ce3" office:value-type="string">
            <text:p>GENDER: Masculine</text:p>
            <text:p>USAGE: English, Dutch, Swedish, Norwegian, Danish, Biblical</text:p>
            <text:p>OTHER SCRIPTS: יַעֲקֹב (Ancient Hebrew)</text:p>
            <text:p>PRONOUNCED: JAY-kəb (English), YAH-kawp (Dutch) <text:s text:c="2"/>[key]</text:p>
            <text:p>Meaning &amp; History</text:p>
            <text:p>From the Latin Iacobus, which was from the Greek Ιακωβος (Iakobos), which was from the Hebrew name יַעֲקֹב (Ya'aqov). In the Old Testament, Jacob (later called Israel) is the son of Isaac and Rebecca and the father of the twelve founders of the twelve tribes of Israel. He was born holding his twin brother Esau's heel, and his name is explained as meaning "holder of the heel" or "supplanter". Other theories claim that it is in fact derived from a hypothetical name like יַעֲקֹבְאֵל (Ya'aqov'el) meaning "may God protect".</text:p>
            <text:p/>
            <text:p>The English names Jacob and James derive from the same source, with James coming from Latin Iacomus, a later variant of Iacobus. Unlike English, many languages do not have separate spellings for the two names.</text:p>
          </table:table-cell>
          <table:table-cell table:style-name="ce3" office:value-type="string">
            <text:p><text:a xlink:href="http://www.behindthename.com/name/jacob" xlink:type="simple">http://www.behindthename.com/name/jacob</text:a></text:p>
          </table:table-cell>
          <table:table-cell table:style-name="ce2"/>
        </table:table-row>
        <table:table-row table:style-name="ro22">
          <table:table-cell table:style-name="ce3" office:value-type="string">
            <text:p>James</text:p>
          </table:table-cell>
          <table:table-cell table:style-name="ce3" table:number-columns-repeated="3"/>
          <table:table-cell table:style-name="ce3" office:value-type="string">
            <text:p>[Greek form of Jacob.]</text:p>
          </table:table-cell>
          <table:table-cell table:style-name="ce3" office:value-type="string">
            <text:p>GENDER: Masculine</text:p>
            <text:p>USAGE: English, Biblical</text:p>
            <text:p>PRONOUNCED: JAYMZ (English) <text:s text:c="2"/>[key]</text:p>
            <text:p>Meaning &amp; History</text:p>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beheaded under Herod Agrippa in the Book of Acts. The second was James the Lesser, son of Alphaeus. Another James (known as James the Just) is also mentioned in the Bible as being the brother of Jesus.</text:p>
          </table:table-cell>
          <table:table-cell table:style-name="ce3" office:value-type="string">
            <text:p><text:a xlink:href="http://www.behindthename.com/name/james" xlink:type="simple">http://www.behindthename.com/name/james</text:a></text:p>
          </table:table-cell>
          <table:table-cell table:style-name="ce2"/>
        </table:table-row>
        <table:table-row table:style-name="ro12">
          <table:table-cell table:style-name="ce3" office:value-type="string">
            <text:p>Israel</text:p>
          </table:table-cell>
          <table:table-cell table:style-name="ce3" table:number-columns-repeated="3"/>
          <table:table-cell table:style-name="ce3" office:value-type="string">
            <text:p>“God contended”.</text:p>
            <text:p><text:span text:style-name="T1"/></text:p>
            <text:p>"Triumphant with God", "who prevails with God"</text:p>
            <text:p><text:span text:style-name="T1"/></text:p>
            <text:p>Persevere/prevail with God.</text:p>
            <text:p><text:span text:style-name="T1"/></text:p>
            <text:p>"God rules" or "God judges"</text:p>
            <text:p><text:span text:style-name="T1"/></text:p>
            <text:p><text:span text:style-name="T1">"the prince of God"</text:span></text:p>
          </table:table-cell>
          <table:table-cell table:style-name="ce3" office:value-type="string">
            <text:p/>
            <text:p>From the Hebrew name יִשְׂרָאֵל (Yisra'el) meaning "God contended". In the Old Testament Israel (who was formerly named Jacob; see Genesis 32:28) wrestles with an angel. The ancient and modern states of Israel took their names from him. <text:s text:c="2"/></text:p>
            <text:p><text:span text:style-name="T1"/></text:p>
            <text:p><text:s/>Israel is a Biblical given name. The patriarch Jacob was given the name Israel (Hebrew: יִשְׂרָאֵל, Standard Yisraʾel Tiberian Yiśrāʾēl; "Triumphant with God", "who prevails with God"[1]) after he wrestled with the angel (Genesis 32:28 and 35:10) The name already occurs in Eblaite and Ugaritic texts as a common name.[2] Commentators differ on the original literal meaning. Some say the name comes from the verb śarar ("to rule, be strong, have authority over"), thereby making the name mean "God rules" or "God judges".[3] Other possible meanings include "the prince of God" (from the King James Version) or "El fights/struggles".[4] "The Jewish Study Bible" of Oxford University Press says on page 68 "The scientific etymology of Israel is uncertain, a good guess being '[The God] El rules.'</text:p>
          </table:table-cell>
          <table:table-cell table:style-name="ce3" office:value-type="string">
            <text:p><text:a xlink:href="http://en.wikipedia.org/wiki/Israel_%28name%29" xlink:type="simple">http://en.wikipedia.org/wiki/Israel_%28name%29</text:a> <text:a xlink:href="http://www.behindthename.com/namesakes/list/biblical/verse" xlink:type="simple">http://www.behindthename.com/namesakes/list/biblical/verse</text:a> </text:p>
          </table:table-cell>
          <table:table-cell table:style-name="ce2" office:value-type="string">
            <text:p>"And he said, Thy name shall be called no more Jacob, but Israel, for as a prince hast thou power with God and with men, and hast prevailed."</text:p>
          </table:table-cell>
        </table:table-row>
        <table:table-row table:style-name="ro1" table:number-rows-repeated="2">
          <table:table-cell table:style-name="ce2" table:number-columns-repeated="8"/>
        </table:table-row>
        <table:table-row table:style-name="ro14">
          <table:table-cell table:style-name="ce3" office:value-type="string">
            <text:p>Leah</text:p>
          </table:table-cell>
          <table:table-cell table:style-name="ce2" table:number-columns-repeated="2"/>
          <table:table-cell/>
          <table:table-cell table:style-name="ce2" office:value-type="string">
            <text:p>Hebrew: “Weary”.</text:p>
            <text:p><text:span text:style-name="T4"/></text:p>
            <text:p><text:span text:style-name="T4">Akkadian/Chaldean: </text:span></text:p>
            <text:p><text:span text:style-name="T4">“</text:span><text:span text:style-name="T4">Mistress”</text:span></text:p>
            <text:p><text:span text:style-name="T4">“</text:span><text:span text:style-name="T4">ruler”</text:span></text:p>
          </table:table-cell>
          <table:table-cell table:style-name="ce2" office:value-type="string">
            <text:p/>
            <text:p>From the Hebrew name לֵאָה (Le'ah) which was probably derived from the Hebrew word לְאָה (le'ah) meaning "weary". Alternatively it might derive from a Chaldean name meaning "mistress" or "ruler" in Akkadian. In the Old Testament, Leah is the<text:span text:style-name="T2"> first wife of Jacob</text:span> and the <text:span text:style-name="T2">mother of seven of his children</text:span>. Although this name was used by Jews in the Middle Ages, it was not typical as an English Christian name until after the Protestant Reformation, being common among the Puritans.</text:p>
          </table:table-cell>
          <table:table-cell table:style-name="ce2" office:value-type="string">
            <text:p><text:a xlink:href="http://www.behindthename.com/name/leah" xlink:type="simple">http://www.behindthename.com/name/leah</text:a></text:p>
          </table:table-cell>
          <table:table-cell table:style-name="ce2" office:value-type="string">
            <text:p>Leah has tender eyes. <text:s/>Genesis 29:31 says that Leah was hated.</text:p>
          </table:table-cell>
        </table:table-row>
        <table:table-row table:style-name="ro30">
          <table:table-cell table:style-name="ce3" office:value-type="string">
            <text:p>Bilhah</text:p>
          </table:table-cell>
          <table:table-cell table:style-name="ce2" table:number-columns-repeated="2"/>
          <table:table-cell/>
          <table:table-cell table:style-name="ce2" office:value-type="string">
            <text:p>Bashful.</text:p>
          </table:table-cell>
          <table:table-cell table:style-name="ce2" office:value-type="string">
            <text:p/>
            <text:p>Means "bashful" in Hebrew. She is the <text:span text:style-name="T2">handmaid given to Jacob by his wife Rachel</text:span> in the Old Testament. By him she is the mother of Dan and Naphtali.</text:p>
          </table:table-cell>
          <table:table-cell table:style-name="ce2" office:value-type="string">
            <text:p><text:a xlink:href="http://www.behindthename.com/name/bilhah" xlink:type="simple">http://www.behindthename.com/name/bilhah</text:a></text:p>
          </table:table-cell>
          <table:table-cell table:style-name="ce2"/>
        </table:table-row>
        <table:table-row table:style-name="ro30">
          <table:table-cell table:style-name="ce3" office:value-type="string">
            <text:p>Zilpah</text:p>
          </table:table-cell>
          <table:table-cell table:style-name="ce2" table:number-columns-repeated="2"/>
          <table:table-cell/>
          <table:table-cell table:style-name="ce2" office:value-type="string">
            <text:p>Frailty.</text:p>
          </table:table-cell>
          <table:table-cell table:style-name="ce2" office:value-type="string">
            <text:p/>
            <text:p>Means "frailty" in Hebrew. In the Old Testament this is the name of the <text:span text:style-name="T2">maid who was given to Jacob by Leah.</text:span></text:p>
          </table:table-cell>
          <table:table-cell table:style-name="ce2" office:value-type="string">
            <text:p><text:a xlink:href="http://www.behindthename.com/name/zilpah" xlink:type="simple">http://www.behindthename.com/name/zilpah</text:a></text:p>
          </table:table-cell>
          <table:table-cell table:style-name="ce2"/>
        </table:table-row>
        <table:table-row table:style-name="ro18">
          <table:table-cell table:style-name="ce3" office:value-type="string">
            <text:p>Rachel</text:p>
          </table:table-cell>
          <table:table-cell table:style-name="ce2" table:number-columns-repeated="2"/>
          <table:table-cell/>
          <table:table-cell table:style-name="ce2" office:value-type="string">
            <text:p>Ewe (sheep/lamb,).</text:p>
          </table:table-cell>
          <table:table-cell table:style-name="ce2" office:value-type="string">
            <text:p/>
            <text:p>From the Hebrew name רָחֵל (Rachel) meaning "ewe". In the Old Testament this is the name of the favourite wife of Jacob and the mother of Joseph and Benjamin. </text:p>
          </table:table-cell>
          <table:table-cell table:style-name="ce2" office:value-type="string">
            <text:p><text:a xlink:href="http://www.behindthename.com/name/rachel" xlink:type="simple">http://www.behindthename.com/name/rachel</text:a></text:p>
          </table:table-cell>
          <table:table-cell table:style-name="ce2" office:value-type="string">
            <text:p>Beautiful and well favoured. <text:s/>Rachel took her father's (Laban's) idols and hid them, sitting on them (way of women) [Genesis 31:35]. <text:s/>She dies when her son “Ben Oni” is born, who is later renamed to Benjamin. <text:s/>Genesis 29:31 says Rachel was barren. <text:s/>Rachel was jealous to Leah. <text:s/>Jacob becomes angry with Rachel. <text:s/>Rachel gives Bilhah to Jacob to have children to bear upon Rachel's knees.</text:p>
          </table:table-cell>
        </table:table-row>
        <table:table-row table:style-name="ro1">
          <table:table-cell table:style-name="ce3"/>
          <table:table-cell table:style-name="ce2" table:number-columns-repeated="7"/>
        </table:table-row>
        <table:table-row table:style-name="ro1" table:number-rows-repeated="5">
          <table:table-cell table:style-name="ce2" table:number-columns-repeated="8"/>
        </table:table-row>
        <table:table-row table:style-name="ro1" table:number-rows-repeated="6">
          <table:table-cell table:style-name="ce2" table:number-columns-repeated="7"/>
          <table:table-cell/>
        </table:table-row>
        <table:table-row table:style-name="ro1" table:number-rows-repeated="1048518">
          <table:table-cell table:number-columns-repeated="8"/>
        </table:table-row>
        <table:table-row table:style-name="ro1">
          <table:table-cell table:number-columns-repeated="8"/>
        </table:table-row>
      </table:table>
      <table:table table:name="Apostles" table:style-name="ta1">
        <table:table-column table:style-name="co15" table:default-cell-style-name="Default"/>
        <table:table-column table:style-name="co16" table:default-cell-style-name="Default"/>
        <table:table-column table:style-name="co11" table:default-cell-style-name="Default"/>
        <table:table-column table:style-name="co12" table:default-cell-style-name="Default"/>
        <table:table-column table:style-name="co13" table:default-cell-style-name="Default"/>
        <table:table-column table:style-name="co17" table:default-cell-style-name="Default"/>
        <table:table-column table:style-name="co18" table:default-cell-style-name="Default"/>
        <table:table-row table:style-name="ro1">
          <table:table-cell office:value-type="string">
            <text:p>Meaning of Bible names: Apostles</text:p>
          </table:table-cell>
          <table:table-cell table:number-columns-repeated="6"/>
        </table:table-row>
        <table:table-row table:style-name="ro1">
          <table:table-cell table:number-columns-repeated="7"/>
        </table:table-row>
        <table:table-row table:style-name="ro8">
          <table:table-cell office:value-type="string">
            <text:p/>
            <text:p>We find the names of the 12 apostles in Matthew 10:2-4, Mark 3:14-19, and Luke 6:13-16:</text:p>
          </table:table-cell>
          <table:table-cell table:number-columns-repeated="6"/>
        </table:table-row>
        <table:table-row table:style-name="ro3">
          <table:table-cell office:value-type="string">
            <text:p><text:a xlink:href="http://en.wikipedia.org/wiki/Seventy_Disciples" xlink:type="simple">http://en.wikipedia.org/wiki/Seventy_Disciples</text:a></text:p>
          </table:table-cell>
          <table:table-cell table:number-columns-repeated="6"/>
        </table:table-row>
        <table:table-row table:style-name="ro1">
          <table:table-cell table:number-columns-repeated="7"/>
        </table:table-row>
        <table:table-row table:style-name="ro30">
          <table:table-cell office:value-type="string">
            <text:p>The Quran speaks of Jesus's disciples but does not mention their names, instead referring to them as "helpers to the work of God".[40] </text:p>
            <text:p>Muslim exegesis and Qur'an commentary, however, names them and includes Matthew amongst the disciples.[41] </text:p>
            <text:p>Muslim exegesis preserves the tradition that Matthew, with Andrew, were the two disciples who went to Ethiopia to preach the message of God.</text:p>
          </table:table-cell>
          <table:table-cell table:number-columns-repeated="6"/>
        </table:table-row>
        <table:table-row table:style-name="ro30">
          <table:table-cell office:value-type="string">
            <text:p/>
            <text:p/>
            <text:p>Our rabbis taught: Yeshu had five disciples - Mattai, Nakkai, Netzer, Buni, and Todah. (Sanhedrin 43a) </text:p>
          </table:table-cell>
          <table:table-cell table:number-columns-repeated="6"/>
        </table:table-row>
        <table:table-row table:style-name="ro1">
          <table:table-cell table:number-columns-repeated="7"/>
        </table:table-row>
        <table:table-row table:style-name="ro8">
          <table:table-cell table:style-name="ce1" office:value-type="string">
            <text:p>Numbering:</text:p>
          </table:table-cell>
          <table:table-cell table:style-name="ce1" office:value-type="string">
            <text:p>Name:</text:p>
          </table:table-cell>
          <table:table-cell table:style-name="ce1" office:value-type="string">
            <text:p>Meaning:</text:p>
          </table:table-cell>
          <table:table-cell table:style-name="ce1" office:value-type="string">
            <text:p>Description:</text:p>
          </table:table-cell>
          <table:table-cell table:style-name="ce1" office:value-type="string">
            <text:p>Source:</text:p>
          </table:table-cell>
          <table:table-cell table:style-name="ce1" office:value-type="string">
            <text:p>Notes:</text:p>
          </table:table-cell>
          <table:table-cell table:style-name="ce1" office:value-type="string">
            <text:p>Symbol:</text:p>
          </table:table-cell>
        </table:table-row>
        <table:table-row table:style-name="ro1">
          <table:table-cell table:style-name="ce6"/>
          <table:table-cell table:style-name="ce3" table:number-columns-repeated="4"/>
          <table:table-cell table:style-name="ce2"/>
          <table:table-cell/>
        </table:table-row>
        <table:table-row table:style-name="ro36">
          <table:table-cell table:style-name="ce6" office:value-type="float" office:value="1">
            <text:p>1</text:p>
          </table:table-cell>
          <table:table-cell table:style-name="ce7" office:value-type="string">
            <text:p>Simon </text:p>
            <text:p>[whom he named <text:span text:style-name="T2">Peter</text:span>]</text:p>
          </table:table-cell>
          <table:table-cell table:style-name="ce2" office:value-type="string">
            <text:p>He has heard / hearken.</text:p>
          </table:table-cell>
          <table:table-cell table:style-name="ce2" office:value-type="string">
            <text:p>From Σιμων (Simon), the New Testament Greek form of the Hebrew name שִׁמְעוֹן (Shim'on) which meant "he has heard". This was the name of several biblical characters, including the man who carried the cross for Jesus. However, the most important person of this name in the New Testament was the apostle Simon, also known as Peter (a name given to him by Jesus). Because of him, this name has been common in the Christian world. In England it was popular during the Middle Ages, though it became rarer after the Protestant Reformation.</text:p>
          </table:table-cell>
          <table:table-cell table:style-name="ce2" office:value-type="string">
            <text:p><text:a xlink:href="http://www.behindthename.com/name/simon" xlink:type="simple">http://www.behindthename.com/name/simon</text:a></text:p>
          </table:table-cell>
          <table:table-cell table:style-name="ce2" office:value-type="string">
            <text:p>The son of John (or Jonah or Jona) [Jn 1:42]. <text:s/></text:p>
            <text:p/>
            <text:p>According to New Testament accounts, Peter was one of twelve apostles chosen by Jesus from his first disciples. Originally a fisherman, he was assigned a leadership role and was with Jesus during events witnessed by only a few apostles, such as the Transfiguration. According to the Gospels, he confessed Jesus as the Messiah,[11] was part of Jesus' inner circle,[12] walked on water,[13] denied Jesus,[14] and preached on the day of Pentecost.</text:p>
          </table:table-cell>
          <table:table-cell table:style-name="ce2" office:value-type="string">
            <text:p>Attributes <text:s/>Keys of Heaven, pallium, Papal vestments, Rooster, man crucified head downwards, vested as an Apostle, holding a book or scroll. Iconographically, he is depicted with a bushy white beard and white hair.</text:p>
          </table:table-cell>
        </table:table-row>
        <table:table-row table:style-name="ro7">
          <table:table-cell table:style-name="ce6" office:value-type="float" office:value="2">
            <text:p>2</text:p>
          </table:table-cell>
          <table:table-cell table:style-name="ce2" office:value-type="string">
            <text:p>Andrew</text:p>
            <text:p><text:span text:style-name="T1">[Brother of Peter]</text:span></text:p>
          </table:table-cell>
          <table:table-cell table:style-name="ce2" office:value-type="string">
            <text:p>“man” or “of a man”, “brave”</text:p>
          </table:table-cell>
          <table:table-cell table:style-name="ce2" office:value-type="string">
            <text:p>From the Greek name Ανδρεας (Andreas), which was derived from ανηρ (aner) "man" (genitive ανδρος (andros) "of a man"). In the New Testament the apostle Andrew, the first disciple to join Jesus, is the brother of Simon Peter. According to tradition, he later preached in the Black Sea region, with some legends saying he was crucified on an<text:span text:style-name="T2"> X-shaped cross</text:span>. Andrew, being a Greek name, was probably only a nickname or a translation of his real Hebrew name, which is not known.</text:p>
          </table:table-cell>
          <table:table-cell table:style-name="ce2" office:value-type="string">
            <text:p><text:a xlink:href="http://www.behindthename.com/name/andrew" xlink:type="simple">http://www.behindthename.com/name/andrew</text:a></text:p>
          </table:table-cell>
          <table:table-cell table:style-name="ce2" office:value-type="string">
            <text:p>The Apostle Andrew abandoned John the Baptist to become the first follower of Jesus of Nazareth.</text:p>
          </table:table-cell>
          <table:table-cell table:style-name="ce2" office:value-type="string">
            <text:p>Attributes <text:s/>Old man with long (in the East often untidy) white hair and beard, holding the Gospel Book or scroll, sometimes leaning on a saltire</text:p>
          </table:table-cell>
        </table:table-row>
        <table:table-row table:style-name="ro37">
          <table:table-cell table:style-name="ce6" office:value-type="float" office:value="3">
            <text:p>3</text:p>
          </table:table-cell>
          <table:table-cell table:style-name="ce7" office:value-type="string">
            <text:p>James</text:p>
            <text:p><text:span text:style-name="T1">[the son of Zebedee, often called James the Greater.]</text:span></text:p>
          </table:table-cell>
          <table:table-cell table:style-name="ce3" office:value-type="string">
            <text:p>[Greek form of Jacob.]</text:p>
          </table:table-cell>
          <table:table-cell table:style-name="ce3" office:value-type="string">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text:span text:style-name="T2">beheaded under Herod Agrippa in the Book of Acts</text:span>. The second was James the Lesser, son of Alphaeus. Another James (known as James the Just) is also mentioned in the Bible as being the brother of Jesus.</text:p>
          </table:table-cell>
          <table:table-cell table:style-name="ce3" office:value-type="string">
            <text:p><text:a xlink:href="http://www.behindthename.com/name/james" xlink:type="simple">http://www.behindthename.com/name/james</text:a></text:p>
          </table:table-cell>
          <table:table-cell table:style-name="ce9" office:value-type="string">
            <text:p>James is described as one of the first disciples to join Jesus. The Synoptic Gospels state that James and John were with their father by the seashore when Jesus called them to follow him.[Matt. 4:21-22][Mk. 1:19-20] James was one of only three apostles whom Jesus selected to bear witness to his Transfiguration.[1] James and his brother wanted to call down fire on a Samaritan town, but were rebuked by Jesus.[Lk 9:51-6] The Acts of the Apostles records that "Herod the king" (traditionally identified with Herod Agrippa) had James executed by sword. He is the only apostle whose martyrdom is recorded in the New Testament. He is, thus, traditionally believed to be the first of the twelve apostles martyred for his faith. [Acts 12:1-2] Nixon suggests that this may have been caused by James' fiery temper,[2] for which he and his brother earned the nickname Boanerges or "Sons of Thunder".[Mark 3:17] F. F. Bruce contrasts this story to that of the Liberation of Saint Peter, and notes that "James should die while Peter should escape" is a "mystery of divine providence."[3]</text:p>
          </table:table-cell>
          <table:table-cell table:style-name="ce2" office:value-type="string">
            <text:p>Attributes <text:s/>Scallop, Pilgrim's hat</text:p>
            <text:p><text:span text:style-name="T4"/></text:p>
            <text:p><text:span text:style-name="T4">He is depicted clothed as a pilgrim; note the scallop shell on his shoulder and his staff and pilgrim's hat beside him.</text:span></text:p>
          </table:table-cell>
        </table:table-row>
        <table:table-row table:style-name="ro38">
          <table:table-cell table:style-name="ce6" office:value-type="float" office:value="4">
            <text:p>4</text:p>
          </table:table-cell>
          <table:table-cell table:style-name="ce8" office:value-type="string">
            <text:p>John</text:p>
            <text:p><text:span text:style-name="T1">[Brother of James]</text:span></text:p>
          </table:table-cell>
          <table:table-cell table:style-name="ce2" office:value-type="string">
            <text:p>Yahweh is gracious.</text:p>
          </table:table-cell>
          <table:table-cell table:style-name="ce2" office:value-type="string">
            <text:p>English form of Iohannes, the Latin form of the Greek name Ιωαννης (Ioannes), itself derived from the Hebrew name יוֹחָנָן (Yochanan) meaning "YAHWEH is gracious". This name owes its popularity to two New Testament characters, both highly revered saints. The first is John the Baptist, a Jewish ascetic who was considered the forerunner of Jesus Christ. The second is the apostle John, who is also traditionally regarded as the author of the fourth Gospel and Revelation.</text:p>
          </table:table-cell>
          <table:table-cell table:style-name="ce2" office:value-type="string">
            <text:p><text:a xlink:href="http://www.behindthename.com/name/john" xlink:type="simple">http://www.behindthename.com/name/john</text:a></text:p>
          </table:table-cell>
          <table:table-cell table:style-name="ce2"/>
          <table:table-cell table:style-name="ce2" office:value-type="string">
            <text:p>Attributes <text:s/>Book, a serpent in a chalice, cauldron, eagle</text:p>
          </table:table-cell>
        </table:table-row>
        <table:table-row table:style-name="ro21">
          <table:table-cell table:style-name="ce6" office:value-type="float" office:value="5">
            <text:p>5</text:p>
          </table:table-cell>
          <table:table-cell table:style-name="ce2" office:value-type="string">
            <text:p>Philip</text:p>
          </table:table-cell>
          <table:table-cell table:style-name="ce2" office:value-type="string">
            <text:p>Friend/lover of Horses</text:p>
          </table:table-cell>
          <table:table-cell table:style-name="ce2" office:value-type="string">
            <text:p>From the Greek name Φιλιππος (Philippos) which means "friend of horses", composed of the elements φιλος (philos) "friend, lover" and ‘ιππος (hippos) "horse". This was the name of five kings of Macedon, including Philip II the father of Alexander the Great. The name appears in the New Testament belonging to two people who are regarded as saints. First, one of the twelve apostles, and second, an early figure in the Christian church known as Philip the Deacon.</text:p>
            <text:p/>
            <text:p>This name was initially more common among Eastern Christians, though it came to the West by the Middle Ages. It was borne by six kings of France and five kings of Spain. It was regularly used in England during the Middle Ages, although the Spanish king Philip II, who attempted an invasion of England, helped make it less common by the 17th-century. It was revived in the English-speaking world in the 19th century. A famous bearer was the Elizabethan courtier and poet Sir Philip Sidney (1554-1586).</text:p>
          </table:table-cell>
          <table:table-cell table:style-name="ce2" office:value-type="string">
            <text:p><text:a xlink:href="http://www.behindthename.com/name/philip" xlink:type="simple">http://www.behindthename.com/name/philip</text:a></text:p>
          </table:table-cell>
          <table:table-cell table:style-name="ce2" office:value-type="string">
            <text:p>The Gospel of John describes Philip's calling as a disciple of Jesus.[Jn 1:43] Philip is described as a disciple from the city of Bethsaida, and connects him to Andrew and Peter, who were from the same town.[1:43–44] It further connects him to Nathanael (sometimes identified with Bartholomew) whom Philip first introduces to Jesus.[Jn 1:45–47] The authors of the Synoptic Gospels also describe Philip as a disciple of Jesus.[1][Mt 10:3][Mk 3:18][Lk 6:14] Philip was tested by Jesus about how to feed 5,000 people (John 6:4-7), and he was approached by Greeks who wanted to see Jesus (John 12:20-21). </text:p>
            <text:p/>
            <text:p>Philip is always listed fifth among the apostles.[Mt 10:3][Mk 3:18][Lk 6:14][Acts 1:13]</text:p>
          </table:table-cell>
          <table:table-cell table:style-name="ce2" office:value-type="string">
            <text:p>Attributes <text:s/>Elderly bearded saint and open to God man, holding a basket of loaves and a Tau cross</text:p>
          </table:table-cell>
        </table:table-row>
        <table:table-row table:style-name="ro39">
          <table:table-cell table:style-name="ce6" office:value-type="float" office:value="6">
            <text:p>6</text:p>
          </table:table-cell>
          <table:table-cell table:style-name="ce2" office:value-type="string">
            <text:p>Bartholomew</text:p>
          </table:table-cell>
          <table:table-cell table:style-name="ce2" office:value-type="string">
            <text:p>Son of Talmai.</text:p>
          </table:table-cell>
          <table:table-cell table:style-name="ce2" office:value-type="string">
            <text:p><text:s/>From Βαρθολομαιος (Bartholomaios), which was the Greek form of an Aramaic name meaning "son of TALMAI" (Talmai means “furrowed”). In the New Testament Bartholomew is the byname of an apostle also known as Nathaniel (Nathanael means “God has given”). Due to the popularity of this saint the name became common in England during the Middle Ages.</text:p>
          </table:table-cell>
          <table:table-cell table:style-name="ce2" office:value-type="string">
            <text:p><text:a xlink:href="http://www.behindthename.com/name/bartholomew" xlink:type="simple">http://www.behindthename.com/name/bartholomew</text:a></text:p>
          </table:table-cell>
          <table:table-cell table:style-name="ce2" office:value-type="string">
            <text:p>Bartholomew (Greek: Βαρθολομαῖος, transliterated "Bartholomaios") comes from the Aramaic bar-Tôlmay (בר-תולמי), meaning son of Tolmay or son of the furrows (perhaps a ploughman). Bartholomew is listed among the Twelve Apostles of Christ in the three Synoptic gospels: Matthew,[10:1–4] Mark,[3:13–19] and Luke,[6:12–16] and also appears as one of the witnesses of the Ascension[Acts 1:4,12,13]; however, each time he is named in the company of Philip. He is not mentioned in John. <text:s text:c="2"/>Alternatively, Bartolomew has been identified with Nathanael, as presented in the Gospel of according to John. [1:45–51] Nathanael is introduced as a friend of Philip. <text:s text:c="2"/>Jesus <text:s/>characterizes him as "Here is a man in whom there is no deception."</text:p>
          </table:table-cell>
          <table:table-cell table:style-name="ce2" office:value-type="string">
            <text:p>Attributes <text:s/>Knife and his flayed skin</text:p>
          </table:table-cell>
        </table:table-row>
        <table:table-row table:style-name="ro7">
          <table:table-cell table:style-name="ce6" office:value-type="float" office:value="7">
            <text:p>7</text:p>
          </table:table-cell>
          <table:table-cell table:style-name="ce2" office:value-type="string">
            <text:p>Matthew</text:p>
          </table:table-cell>
          <table:table-cell table:style-name="ce2" office:value-type="string">
            <text:p>Gift of Yahweh</text:p>
          </table:table-cell>
          <table:table-cell table:style-name="ce2" office:value-type="string">
            <text:p>English form of Ματθαιος (Matthaios), which was a Greek form of the Hebrew name מַתִּתְיָהוּ (Mattityahu) meaning "gift of YAHWEH". Saint Matthew, also called Levi, was one of the twelve apostles. He was a <text:span text:style-name="T2">tax collector</text:span>, and supposedly the author of the first Gospel in the New Testament. As an English name, Matthew has been in use since the Middle Ages.</text:p>
          </table:table-cell>
          <table:table-cell table:style-name="ce2" office:value-type="string">
            <text:p><text:a xlink:href="http://www.behindthename.com/name/matthew" xlink:type="simple">http://www.behindthename.com/name/matthew</text:a></text:p>
          </table:table-cell>
          <table:table-cell table:style-name="ce2" office:value-type="string">
            <text:p>According to the New Testament he was one of the witnesses of the Resurrection and the Ascension. <text:s/></text:p>
            <text:p/>
            <text:p>In the Babylonian Talmud (Sanhedrin 43a) "Mattai" is one of five disciples of "Jeshu."[13]</text:p>
          </table:table-cell>
          <table:table-cell table:style-name="ce2" office:value-type="string">
            <text:p>Attributes <text:s/>Angel</text:p>
          </table:table-cell>
        </table:table-row>
        <table:table-row table:style-name="ro17">
          <table:table-cell table:style-name="ce6" office:value-type="float" office:value="8">
            <text:p>8</text:p>
          </table:table-cell>
          <table:table-cell table:style-name="ce2" office:value-type="string">
            <text:p>Thomas</text:p>
          </table:table-cell>
          <table:table-cell table:style-name="ce2" office:value-type="string">
            <text:p>Twin.</text:p>
          </table:table-cell>
          <table:table-cell table:style-name="ce2" office:value-type="string">
            <text:p>Greek form of the Aramaic name תָּאוֹמָא (Ta'oma') which meant "twin". In the New Testament this is the name of the apostle who initially doubted the resurrected Jesus. According to tradition he was martyred in India. Due to his renown, the name came into general use in the Christian world.</text:p>
            <text:p/>
            <text:p>In England the name was introduced by the Normans and became very popular due to Saint Thomas Becket, a 12th-century archbishop of Canterbury and martyr. Another notable saint by this name was the 13th-century Italian philosopher and theologian Thomas Aquinas, who is regarded as a Doctor of the Church.</text:p>
          </table:table-cell>
          <table:table-cell table:style-name="ce2" office:value-type="string">
            <text:p><text:a xlink:href="http://www.behindthename.com/name/thomas" xlink:type="simple">http://www.behindthename.com/name/thomas</text:a></text:p>
          </table:table-cell>
          <table:table-cell table:style-name="ce2"/>
          <table:table-cell table:style-name="ce2" office:value-type="string">
            <text:p>Attributes <text:s/>The Twin, placing his finger in the side of Christ, spear (means of martyrdom), square (his profession, a builder)</text:p>
          </table:table-cell>
        </table:table-row>
        <table:table-row table:style-name="ro7">
          <table:table-cell table:style-name="ce6" office:value-type="float" office:value="9">
            <text:p>9</text:p>
          </table:table-cell>
          <table:table-cell table:style-name="ce3" office:value-type="string">
            <text:p>James</text:p>
            <text:p><text:span text:style-name="T4">[the son of Alphaeus, often called James the Lesser.]</text:span></text:p>
          </table:table-cell>
          <table:table-cell table:style-name="ce3" office:value-type="string">
            <text:p>[Greek form of Jacob.]</text:p>
          </table:table-cell>
          <table:table-cell table:style-name="ce3" office:value-type="string">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beheaded under Herod Agrippa in the Book of Acts. The second was James the Lesser, son of Alphaeus. Another James (known as James the Just) is also mentioned in the Bible as being the brother of Jesus.</text:p>
          </table:table-cell>
          <table:table-cell table:style-name="ce3" office:value-type="string">
            <text:p><text:a xlink:href="http://www.behindthename.com/name/james" xlink:type="simple">http://www.behindthename.com/name/james</text:a></text:p>
          </table:table-cell>
          <table:table-cell table:style-name="ce2"/>
          <table:table-cell table:style-name="ce2" office:value-type="string">
            <text:p>Attributes <text:s/>carpenter's saw; fuller's club; book</text:p>
          </table:table-cell>
        </table:table-row>
        <table:table-row table:style-name="ro14">
          <table:table-cell table:style-name="ce6" office:value-type="float" office:value="10">
            <text:p>10</text:p>
          </table:table-cell>
          <table:table-cell table:style-name="ce3" office:value-type="string">
            <text:p>Simon </text:p>
            <text:p>[who was called the Zealot]</text:p>
          </table:table-cell>
          <table:table-cell table:style-name="ce2" office:value-type="string">
            <text:p>He has heard.</text:p>
          </table:table-cell>
          <table:table-cell table:style-name="ce2" office:value-type="string">
            <text:p>From Σιμων (Simon), the New Testament Greek form of the Hebrew name שִׁמְעוֹן (Shim'on) which meant "he has heard". This was the name of several biblical characters, including the man who carried the cross for Jesus. However, the most important person of this name in the New Testament was the apostle Simon, also known as Peter (a name given to him by Jesus). Because of him, this name has been common in the Christian world. In England it was popular during the Middle Ages, though it became rarer after the Protestant Reformation.</text:p>
          </table:table-cell>
          <table:table-cell table:style-name="ce2" office:value-type="string">
            <text:p><text:a xlink:href="http://www.behindthename.com/name/simon" xlink:type="simple">http://www.behindthename.com/name/simon</text:a></text:p>
          </table:table-cell>
          <table:table-cell table:style-name="ce2"/>
          <table:table-cell table:style-name="ce2" office:value-type="string">
            <text:p>Attributes <text:s/>boat; cross and saw; fish (or two fishes); lance; man being sawn in two longitudinally; oar[2]</text:p>
          </table:table-cell>
        </table:table-row>
        <table:table-row table:style-name="ro33">
          <table:table-cell table:style-name="ce6" office:value-type="float" office:value="11">
            <text:p>11</text:p>
          </table:table-cell>
          <table:table-cell table:style-name="ce2" office:value-type="string">
            <text:p>Judas [Jude]</text:p>
            <text:p><text:span text:style-name="T4">[the son of James (in Luke). <text:s/>Possible identity with Thaddeus (in Matthew and Mark).]</text:span></text:p>
          </table:table-cell>
          <table:table-cell table:style-name="ce2" office:value-type="string">
            <text:p>[Greek form of Judah]</text:p>
          </table:table-cell>
          <table:table-cell table:style-name="ce2" office:value-type="string">
            <text:p>From Ιουδας (Ioudas), the Greek form of JUDAH. Judas Iscariot is the apostle who betrays Jesus in the New Testament.</text:p>
            <text:p>VARIANT: <text:span text:style-name="T2">Jude</text:span></text:p>
            <text:p>OTHER LANGUAGES: Ioudas (Biblical Greek), Yehudah (Biblical Hebrew), Iudas (Biblical Latin), Jude (English), Yehudah (Hebrew), Yidel, Yudel (Yiddish)</text:p>
          </table:table-cell>
          <table:table-cell table:style-name="ce2" office:value-type="string">
            <text:p><text:a xlink:href="http://www.behindthename.com/name/judas" xlink:type="simple">http://www.behindthename.com/name/judas</text:a></text:p>
          </table:table-cell>
          <table:table-cell table:style-name="ce2"/>
          <table:table-cell table:style-name="ce2" office:value-type="string">
            <text:p>Attributes <text:s/>Axe, club, boat, oar, medallion</text:p>
          </table:table-cell>
        </table:table-row>
        <table:table-row table:style-name="ro22">
          <table:table-cell table:style-name="ce6" office:value-type="float" office:value="12">
            <text:p>12</text:p>
          </table:table-cell>
          <table:table-cell table:style-name="ce2" office:value-type="string">
            <text:p>Judas</text:p>
            <text:p><text:span text:style-name="T4">[Iscariot, the traitor.]</text:span></text:p>
          </table:table-cell>
          <table:table-cell table:style-name="ce2" office:value-type="string">
            <text:p>[Greek form of Judah]</text:p>
          </table:table-cell>
          <table:table-cell table:style-name="ce2" office:value-type="string">
            <text:p>From Ιουδας (Ioudas), the Greek form of JUDAH. Judas Iscariot is the apostle who betrays Jesus in the New Testament.</text:p>
            <text:p>VARIANT: Jude</text:p>
            <text:p>OTHER LANGUAGES: Ioudas (Biblical Greek), Yehudah (Biblical Hebrew), Iudas (Biblical Latin), Jude (English), Yehudah (Hebrew), Yidel, Yudel (Yiddish)</text:p>
          </table:table-cell>
          <table:table-cell table:style-name="ce2" office:value-type="string">
            <text:p><text:a xlink:href="http://www.behindthename.com/name/judas" xlink:type="simple">http://www.behindthename.com/name/judas</text:a></text:p>
          </table:table-cell>
          <table:table-cell table:style-name="ce2" office:value-type="string">
            <text:p/>
            <text:p/>
            <text:p>He is infamously known for his kiss and betrayal of Jesus to the hands of the chief Sanhedrin priests in exchange for a payment of thirty silver coins.[1] Though there are varied accounts of his death, the traditional version sees him as having hanged himself out of remorse following his betrayal. His place among the Twelve Apostles was later filled by Matthias.</text:p>
          </table:table-cell>
          <table:table-cell table:style-name="ce2"/>
        </table:table-row>
        <table:table-row table:style-name="ro1" table:number-rows-repeated="6">
          <table:table-cell table:style-name="ce6"/>
          <table:table-cell table:style-name="ce3" table:number-columns-repeated="4"/>
          <table:table-cell table:style-name="ce2" table:number-columns-repeated="2"/>
        </table:table-row>
        <table:table-row table:style-name="ro1" table:number-rows-repeated="8">
          <table:table-cell table:style-name="ce6"/>
          <table:table-cell table:style-name="ce3" table:number-columns-repeated="4"/>
          <table:table-cell table:style-name="ce2"/>
          <table:table-cell/>
        </table:table-row>
        <table:table-row table:style-name="ro1" table:number-rows-repeated="5">
          <table:table-cell table:style-name="ce6"/>
          <table:table-cell table:number-columns-repeated="4"/>
          <table:table-cell table:style-name="ce2"/>
          <table:table-cell/>
        </table:table-row>
        <table:table-row table:style-name="ro1" table:number-rows-repeated="5">
          <table:table-cell table:number-columns-repeated="5"/>
          <table:table-cell table:style-name="ce2"/>
          <table:table-cell/>
        </table:table-row>
        <table:table-row table:style-name="ro1" table:number-rows-repeated="1048525">
          <table:table-cell table:number-columns-repeated="7"/>
        </table:table-row>
        <table:table-row table:style-name="ro1">
          <table:table-cell table:number-columns-repeated="7"/>
        </table:table-row>
      </table:table>
      <table:table table:name="Angels" table:style-name="ta1">
        <table:table-column table:style-name="co1" table:default-cell-style-name="ce2"/>
        <table:table-column table:style-name="co19" table:default-cell-style-name="ce2"/>
        <table:table-column table:style-name="co20" table:default-cell-style-name="ce2"/>
        <table:table-column table:style-name="co21" table:default-cell-style-name="ce2"/>
        <table:table-row table:style-name="ro1">
          <table:table-cell table:style-name="Default" office:value-type="string">
            <text:p>Meaning of Bible names: Angels</text:p>
          </table:table-cell>
          <table:table-cell table:style-name="Default" table:number-columns-repeated="3"/>
        </table:table-row>
        <table:table-row table:style-name="ro1">
          <table:table-cell table:style-name="Default" table:number-columns-repeated="4"/>
        </table:table-row>
        <table:table-row table:style-name="ro3">
          <table:table-cell table:style-name="Default" office:value-type="string">
            <text:p><text:a xlink:href="http://en.wikipedia.org/wiki/Angel" xlink:type="simple">http://en.wikipedia.org/wiki/Angel</text:a></text:p>
          </table:table-cell>
          <table:table-cell table:style-name="Default" table:number-columns-repeated="3"/>
        </table:table-row>
        <table:table-row table:style-name="ro40">
          <table:table-cell table:style-name="Default" table:number-columns-repeated="2"/>
          <table:table-cell table:style-name="ce10" office:value-type="string">
            <text:p>The word angel in English is a fusion of the Old English/Germanic word engel (with a hard g) and the Old French angele. Both derive from the Latin angelus which in turn is the romanization of the ancient Greek ἄγγελος (ángelos[5]), "<text:span text:style-name="T6">messenger</text:span>", "envoy",[6] which is related to the Greek verb ἀγγέλλω (angéllō), meaning "bear a message, announce, <text:span text:style-name="T2">bring news</text:span> <text:span text:style-name="T2">of</text:span>" etc.[7] The earliest form of the word is the Mycenaean a-ke-ro attested in Linear B syllabic script.[8][9]</text:p>
          </table:table-cell>
          <table:table-cell table:style-name="Default"/>
        </table:table-row>
        <table:table-row table:style-name="ro1">
          <table:table-cell table:style-name="Default" table:number-columns-repeated="4"/>
        </table:table-row>
        <table:table-row table:style-name="ro1">
          <table:table-cell table:style-name="Default" office:value-type="string">
            <text:p>rluu_20131004: There are a few lists given in the Angel wikipedia article. <text:s/>Look there for a more complete list and more detailed information.</text:p>
          </table:table-cell>
          <table:table-cell table:style-name="Default" table:number-columns-repeated="3"/>
        </table:table-row>
        <table:table-row table:style-name="ro1">
          <table:table-cell table:style-name="Default" table:number-columns-repeated="4"/>
        </table:table-row>
        <table:table-row table:style-name="ro3">
          <table:table-cell table:style-name="ce1" office:value-type="string">
            <text:p>Angel Name:</text:p>
          </table:table-cell>
          <table:table-cell table:style-name="ce1" office:value-type="string">
            <text:p>Meaning:</text:p>
          </table:table-cell>
          <table:table-cell table:style-name="ce1" office:value-type="string">
            <text:p>Description:</text:p>
          </table:table-cell>
          <table:table-cell table:style-name="ce1" office:value-type="string">
            <text:p>Source:</text:p>
          </table:table-cell>
        </table:table-row>
        <table:table-row table:style-name="ro30">
          <table:table-cell office:value-type="string">
            <text:p>Michael</text:p>
          </table:table-cell>
          <table:table-cell office:value-type="string">
            <text:p>Who is like God?</text:p>
          </table:table-cell>
          <table:table-cell office:value-type="string">
            <text:p>Kindness of God.</text:p>
          </table:table-cell>
          <table:table-cell office:value-type="string">
            <text:p>From the Jewish Encyclopedia, entry "angelology".</text:p>
          </table:table-cell>
        </table:table-row>
        <table:table-row table:style-name="ro30">
          <table:table-cell office:value-type="string">
            <text:p>Gabriel</text:p>
          </table:table-cell>
          <table:table-cell office:value-type="string">
            <text:p>Strength of God</text:p>
          </table:table-cell>
          <table:table-cell office:value-type="string">
            <text:p>Performs acts of justice and power.</text:p>
          </table:table-cell>
          <table:table-cell office:value-type="string">
            <text:p>From the Jewish Encyclopedia, entry "angelology".</text:p>
          </table:table-cell>
        </table:table-row>
        <table:table-row table:style-name="ro30">
          <table:table-cell office:value-type="string">
            <text:p>Raphael</text:p>
          </table:table-cell>
          <table:table-cell office:value-type="string">
            <text:p>God heals.</text:p>
          </table:table-cell>
          <table:table-cell office:value-type="string">
            <text:p>God's healing force.</text:p>
          </table:table-cell>
          <table:table-cell office:value-type="string">
            <text:p>From the Jewish Encyclopedia, entry "angelology".</text:p>
          </table:table-cell>
        </table:table-row>
        <table:table-row table:style-name="ro30">
          <table:table-cell office:value-type="string">
            <text:p>Uriel</text:p>
          </table:table-cell>
          <table:table-cell office:value-type="string">
            <text:p>God is my light.</text:p>
          </table:table-cell>
          <table:table-cell office:value-type="string">
            <text:p>Leads us to destiny.</text:p>
          </table:table-cell>
          <table:table-cell office:value-type="string">
            <text:p>From the Jewish Encyclopedia, entry "angelology".</text:p>
          </table:table-cell>
        </table:table-row>
        <table:table-row table:style-name="ro30">
          <table:table-cell office:value-type="string">
            <text:p>Samael.</text:p>
          </table:table-cell>
          <table:table-cell office:value-type="string">
            <text:p>The Severity of God.</text:p>
          </table:table-cell>
          <table:table-cell office:value-type="string">
            <text:p>Angel of death. <text:s/>See also Malach HaMavet (translation: the angel of death).</text:p>
          </table:table-cell>
          <table:table-cell office:value-type="string">
            <text:p>From the Jewish Encyclopedia, entry "angelology".</text:p>
          </table:table-cell>
        </table:table-row>
        <table:table-row table:style-name="ro30">
          <table:table-cell office:value-type="string">
            <text:p>Sandalphon</text:p>
          </table:table-cell>
          <table:table-cell office:value-type="string">
            <text:p>Bringing together.</text:p>
          </table:table-cell>
          <table:table-cell office:value-type="string">
            <text:p>Battles Samael and brings humankind together.</text:p>
          </table:table-cell>
          <table:table-cell office:value-type="string">
            <text:p>From the Jewish Encyclopedia, entry "angelology".</text:p>
          </table:table-cell>
        </table:table-row>
        <table:table-row table:style-name="ro30">
          <table:table-cell office:value-type="string">
            <text:p>Camael/Chamuel</text:p>
          </table:table-cell>
          <table:table-cell office:value-type="string">
            <text:p>One who seeks God.</text:p>
          </table:table-cell>
          <table:table-cell office:value-type="string">
            <text:p>Expelled Adam and Eve from the Garden of Eden, holding a flaming sword and punishes those who transgress against God.</text:p>
          </table:table-cell>
          <table:table-cell office:value-type="string">
            <text:p>From the Jewish Encyclopedia, entry "angelology".</text:p>
          </table:table-cell>
        </table:table-row>
        <table:table-row table:style-name="ro30">
          <table:table-cell office:value-type="string">
            <text:p>Sataniel/Satan</text:p>
          </table:table-cell>
          <table:table-cell office:value-type="string">
            <text:p>The adversary.</text:p>
          </table:table-cell>
          <table:table-cell office:value-type="string">
            <text:p>Tempts humans, serves as an adversary, and brings people's sins before them in the heavenly court.</text:p>
          </table:table-cell>
          <table:table-cell office:value-type="string">
            <text:p>From the Jewish Encyclopedia, entry "angelology".</text:p>
          </table:table-cell>
        </table:table-row>
        <table:table-row table:style-name="ro34">
          <table:table-cell office:value-type="string">
            <text:p>Metatron.</text:p>
          </table:table-cell>
          <table:table-cell office:value-type="string">
            <text:p>Meaning is disputed. <text:s/></text:p>
            <text:p>May mean:</text:p>
            <text:p><text:span text:style-name="T5">“</text:span><text:span text:style-name="T5">keeper of the watch”</text:span></text:p>
            <text:p><text:span text:style-name="T5">“</text:span><text:span text:style-name="T5">guardian”</text:span></text:p>
            <text:p><text:span text:style-name="T5">“</text:span><text:span text:style-name="T5">he who sits behind the throne of heaven”.</text:span></text:p>
            <text:p><text:span text:style-name="T5"/></text:p>
          </table:table-cell>
          <table:table-cell office:value-type="string">
            <text:p>God's heavenly scribe recording the deeds of all that is done in Earth and Heaven and all of Creation.</text:p>
          </table:table-cell>
          <table:table-cell office:value-type="string">
            <text:p>From the Jewish Encyclopedia, entry "angelology".</text:p>
          </table:table-cell>
        </table:table-row>
        <table:table-row table:style-name="ro1">
          <table:table-cell table:number-columns-repeated="4"/>
        </table:table-row>
        <table:table-row table:style-name="ro30">
          <table:table-cell table:number-columns-repeated="4"/>
        </table:table-row>
        <table:table-row table:style-name="ro3" table:number-rows-repeated="5">
          <table:table-cell table:number-columns-repeated="4"/>
        </table:table-row>
        <table:table-row table:style-name="ro1" table:number-rows-repeated="14">
          <table:table-cell table:number-columns-repeated="4"/>
        </table:table-row>
        <table:table-row table:style-name="ro1">
          <table:table-cell table:number-columns-repeated="4"/>
        </table:table-row>
      </table:table>
      <table:table table:name="Evangelists" table:style-name="ta1">
        <table:table-column table:style-name="co22" table:default-cell-style-name="Default"/>
        <table:table-column table:style-name="co23" table:default-cell-style-name="Default"/>
        <table:table-column table:style-name="co24" table:visibility="collapse" table:default-cell-style-name="Default"/>
        <table:table-column table:style-name="co25" table:visibility="collapse" table:default-cell-style-name="Default"/>
        <table:table-column table:style-name="co26" table:default-cell-style-name="Default"/>
        <table:table-column table:style-name="co27" table:default-cell-style-name="Default"/>
        <table:table-column table:style-name="co6" table:default-cell-style-name="Default"/>
        <table:table-column table:style-name="co28" table:default-cell-style-name="Default"/>
        <table:table-column table:style-name="co29" table:default-cell-style-name="Default"/>
        <table:table-column table:style-name="co6" table:number-columns-repeated="1015" table:default-cell-style-name="Default"/>
        <table:table-row table:style-name="ro1">
          <table:table-cell office:value-type="string">
            <text:p>Meaning of Bible names: Evangelists</text:p>
          </table:table-cell>
          <table:table-cell table:number-columns-repeated="1023"/>
        </table:table-row>
        <table:table-row table:style-name="ro1" table:number-rows-repeated="2">
          <table:table-cell table:number-columns-repeated="1024"/>
        </table:table-row>
        <table:table-row table:style-name="ro1">
          <table:table-cell office:value-type="string">
            <text:p>http://en.wikipedia.org/wiki/Four_Evangelists</text:p>
          </table:table-cell>
          <table:table-cell table:number-columns-repeated="1023"/>
        </table:table-row>
        <table:table-row table:style-name="ro3">
          <table:table-cell office:value-type="string">
            <text:p><text:a xlink:href="http://en.wikipedia.org/wiki/Saint_symbology" xlink:type="simple">http://en.wikipedia.org/wiki/Saint_symbology</text:a></text:p>
          </table:table-cell>
          <table:table-cell table:number-columns-repeated="1023"/>
        </table:table-row>
        <table:table-row table:style-name="ro1">
          <table:table-cell table:number-columns-repeated="1024"/>
        </table:table-row>
        <table:table-row table:style-name="ro1">
          <table:table-cell office:value-type="string">
            <text:p>Revelation 4:6-8</text:p>
          </table:table-cell>
          <table:table-cell table:number-columns-repeated="1023"/>
        </table:table-row>
        <table:table-row table:style-name="ro1">
          <table:table-cell office:value-type="string">
            <text:p>Ezekiel 1:4-10</text:p>
          </table:table-cell>
          <table:table-cell table:number-columns-repeated="1023"/>
        </table:table-row>
        <table:table-row table:style-name="ro1">
          <table:table-cell office:value-type="string">
            <text:p>Ezekiel 10:1,14-15</text:p>
          </table:table-cell>
          <table:table-cell table:number-columns-repeated="1023"/>
        </table:table-row>
        <table:table-row table:style-name="ro1" table:number-rows-repeated="3">
          <table:table-cell table:number-columns-repeated="1024"/>
        </table:table-row>
        <table:table-row table:style-name="ro3">
          <table:table-cell table:style-name="ce11" office:value-type="string">
            <text:p>Name:</text:p>
          </table:table-cell>
          <table:table-cell table:style-name="ce11" office:value-type="string">
            <text:p>Meaning:</text:p>
          </table:table-cell>
          <table:table-cell table:style-name="ce11" office:value-type="string">
            <text:p>Description:</text:p>
          </table:table-cell>
          <table:table-cell table:style-name="ce11" office:value-type="string">
            <text:p>Source:</text:p>
          </table:table-cell>
          <table:table-cell table:style-name="ce11" office:value-type="string">
            <text:p>Symbol:</text:p>
          </table:table-cell>
          <table:table-cell table:style-name="ce11" office:value-type="string">
            <text:p>Additional info:</text:p>
          </table:table-cell>
          <table:table-cell table:style-name="ce11" office:value-type="string">
            <text:p>Source:</text:p>
          </table:table-cell>
          <table:table-cell table:style-name="ce11" office:value-type="string">
            <text:p>Feast dates:</text:p>
          </table:table-cell>
          <table:table-cell table:style-name="ce16" office:value-type="string">
            <text:p>Notes:</text:p>
          </table:table-cell>
          <table:table-cell table:style-name="ce17" table:number-columns-repeated="1015"/>
        </table:table-row>
        <table:table-row table:style-name="ro41">
          <table:table-cell table:style-name="ce2" office:value-type="string">
            <text:p>Matthew</text:p>
          </table:table-cell>
          <table:table-cell table:style-name="ce2" office:value-type="string">
            <text:p>Gift of Yahweh</text:p>
          </table:table-cell>
          <table:table-cell table:style-name="ce2" office:value-type="string">
            <text:p>GENDER: Masculine</text:p>
            <text:p>USAGE: English, Biblical</text:p>
            <text:p>PRONOUNCED: MATH-yoo (English) <text:s text:c="2"/>[key]</text:p>
            <text:p>Meaning &amp; History</text:p>
            <text:p>English form of Ματθαιος (Matthaios), which was a Greek form of the Hebrew name מַתִּתְיָהוּ (Mattityahu) meaning "gift of YAHWEH". Saint Matthew, also called Levi, was one of the twelve apostles. He was a<text:span text:style-name="T2"> tax collector</text:span>, and supposedly the author of the first Gospel in the New Testament. As an English name, Matthew has been in use since the Middle Ages.</text:p>
            <text:p>VARIANT: Mathew (English)</text:p>
            <text:p>DIMINUTIVES: Mat, Matt, Mattie, Matty (English)</text:p>
            <text:p>OTHER LANGUAGES: Matia (Basque), Matthaios, Matthias (Biblical Greek), Mattityahu (Biblical Hebrew), Mattheus, Matthias (Biblical Latin), </text:p>
          </table:table-cell>
          <table:table-cell table:style-name="ce2" office:value-type="string">
            <text:p><text:a xlink:href="http://www.behindthename.com/name/matthew" xlink:type="simple">http://www.behindthename.com/name/matthew</text:a></text:p>
          </table:table-cell>
          <table:table-cell table:style-name="ce13" office:value-type="string">
            <text:p>A winged man. </text:p>
            <text:p><text:span text:style-name="T7"/></text:p>
            <text:p>winged man, purse, lance</text:p>
          </table:table-cell>
          <table:table-cell table:style-name="ce2" office:value-type="string">
            <text:p>Among the early followers and apostles of Jesus, Matthew is mentioned in Mt 9:9 and Mt 10:3 as a former<text:span text:style-name="T2"> tax collector </text:span>from Capernaum who was called into the circle of the Twelve by Jesus. He is also named among the number of the Twelve, but without identification of his background, in Mk 3:18, Lk 6:15 and Acts 1:13. He is called Levi, son of Alpheus, in Mk 2:14 and Lk 5:27. He may have collected taxes from the Hebrew people for Herod Antipas.[1][2][3] Matthew was called by Jesus of Nazareth to be one of the Twelve Disciples.[4][5][6] According to the New Testament he was one of the witnesses of the Resurrection and the Ascension.</text:p>
          </table:table-cell>
          <table:table-cell table:style-name="ce2" office:value-type="string">
            <text:p><text:a xlink:href="http://en.wikipedia.org/wiki/Matthew_the_Evangelist" xlink:type="simple">http://en.wikipedia.org/wiki/Matthew_the_Evangelist</text:a></text:p>
          </table:table-cell>
          <table:table-cell table:style-name="ce10" office:value-type="string">
            <text:p>Feast <text:tab/>21 September (Western Christianity)</text:p>
            <text:p>16 November (Eastern Christianity)</text:p>
          </table:table-cell>
          <table:table-cell table:style-name="ce10"/>
          <table:table-cell table:number-columns-repeated="1015"/>
        </table:table-row>
        <table:table-row table:style-name="ro42">
          <table:table-cell table:style-name="ce12" office:value-type="string">
            <text:p>Mark</text:p>
          </table:table-cell>
          <table:table-cell table:style-name="ce12" office:value-type="string">
            <text:p>[Form of Marcus]</text:p>
          </table:table-cell>
          <table:table-cell table:style-name="ce12" office:value-type="string">
            <text:p>GENDER: Masculine</text:p>
            <text:p>USAGE: English, Russian, Dutch, Swedish, Norwegian, Danish, Biblical</text:p>
            <text:p>OTHER SCRIPTS: Марк (Russian)</text:p>
            <text:p>PRONOUNCED: MAHRK (English, Russian) <text:s text:c="2"/>[key]</text:p>
            <text:p>Meaning &amp; History</text:p>
            <text:p>Form of MARCUS. Saint Mark was the author of the second Gospel in the New Testament. He is the patron saint of Venice, where he is supposedly buried. Though in use during the Middle Ages, Mark was not common in the English-speaking world until the 19th century, when it began to be used alongside the classical form Marcus.</text:p>
            <text:p/>
            <text:p>In the Celtic legend of Tristan and Isolde this was the name of a king of Cornwall. It was also borne by the American author Mark Twain (1835-1910), real name Samuel Clemens, the author of 'Tom Sawyer' and 'Huckleberry Finn'. He actually took his pen name from a call used by riverboat workers on the Mississippi River to indicate a depth of two fathoms. This is also the usual English spelling of the name of the 1st-century BC Roman triumvir Marcus Antonius (Mark Antony).</text:p>
            <text:p>VARIANTS: Marcus (English), Marco (Dutch), Marcus, Markus (Swedish), Marcus, Markus (Norwegian), Marcus, Markus (Danish)</text:p>
          </table:table-cell>
          <table:table-cell table:style-name="ce12" office:value-type="string">
            <text:p><text:a xlink:href="http://www.behindthename.com/name/mark" xlink:type="simple">http://www.behindthename.com/name/mark</text:a></text:p>
          </table:table-cell>
          <table:table-cell table:style-name="ce14" office:value-type="string">
            <text:p>A <text:span text:style-name="T7">winged lion.</text:span></text:p>
            <text:p><text:span text:style-name="T7"/></text:p>
            <text:p><text:span text:style-name="T7">winged lion, book</text:span></text:p>
          </table:table-cell>
          <table:table-cell table:style-name="ce12" office:value-type="string">
            <text:p>Mark the Evangelist (Latin: Mārcus; Greek: Μᾶρκος; Coptic: Μαρκοϲ; Hebrew: מרקוס‎) is the traditional author of the Gospel of Mark. He is <text:span text:style-name="T2">one of the Seventy Disciples</text:span>, and the founder of the Church of Alexandria, one of the original three main episcopal sees of Christianity.</text:p>
            <text:p/>
            <text:p>According to William Lane (1974), an "unbroken tradition" identifies Mark the Evangelist with John Mark,[2] and John Mark as the cousin of Barnabas.[3] An exception is found in Hippolytus of Rome, who in his work On the Seventy Apostles distinguishes Mark the Evangelist (2 Tim 4:11), John Mark (Acts 12:12, 25; 13:5, 13; 15:37), and Mark the cousin of Barnabas (Col 4:10; Phlm 24).[4] According to Hippolytus, they all belonged to the "Seventy Disciples" who were sent out by Jesus to saturate Judea with the gospel (Luke 10:1ff.). However, when Jesus explained that his flesh was "real food" and his blood was "real drink", many disciples left him (John 6:44–6:66), presumably including Mark. He was later restored to faith by the apostle Peter; he then became Peter’s interpreter, wrote the Gospel of Mark, founded the church of Africa, and became the bishop of Alexandria.</text:p>
          </table:table-cell>
          <table:table-cell table:style-name="ce12" office:value-type="string">
            <text:p><text:a xlink:href="http://en.wikipedia.org/wiki/Mark_the_Evangelist" xlink:type="simple">http://en.wikipedia.org/wiki/Mark_the_Evangelist</text:a></text:p>
          </table:table-cell>
          <table:table-cell table:style-name="ce15" office:value-type="string">
            <text:p>Feast date is April 25.</text:p>
          </table:table-cell>
          <table:table-cell table:style-name="ce15"/>
          <table:table-cell table:style-name="ce18" table:number-columns-repeated="1015"/>
        </table:table-row>
        <table:table-row table:style-name="ro43">
          <table:table-cell table:style-name="ce2" office:value-type="string">
            <text:p>Marcus</text:p>
          </table:table-cell>
          <table:table-cell table:style-name="ce2" office:value-type="string">
            <text:p>[Unknown]</text:p>
          </table:table-cell>
          <table:table-cell table:style-name="ce2" office:value-type="string">
            <text:p>GENDER: Masculine</text:p>
            <text:p>USAGE: Ancient Roman, Biblical Latin, English, Swedish, Norwegian, Danish</text:p>
            <text:p>PRONOUNCED: MAR-kuws (Ancient Roman, Biblical Latin), MAHR-kəs (English) <text:s text:c="2"/>[key]</text:p>
            <text:p>Meaning &amp; History</text:p>
            <text:p>Roman praenomen, or given name, which was probably derived from the name of the Roman god MARS. Famous Roman bearers of this name were Marcus Tullius Cicero (known simply as Cicero), a 1st-century BC statesman and orator, Marcus Antonius (known as Mark Antony), a 1st-century BC politician, and Marcus Aurelius, a notable 2nd-century emperor. This was also the name of a pope of the 4th century. This spelling has occasionally been used in the English-speaking world, though the traditional English form Mark has been more common.</text:p>
            <text:p>Related Names</text:p>
            <text:p>See All Relations</text:p>
            <text:p>Show Family Tree</text:p>
            <text:p>VARIANTS: Marcellus, Marcius (Ancient Roman), Mark (English), Mark, Markus (Swedish), Mark, Markus (Norwegian), Mark, Markus (Danish)</text:p>
            <text:p>FEMININE FORMS: Marcella, Marcia (Ancient Roman)</text:p>
          </table:table-cell>
          <table:table-cell table:style-name="ce2" office:value-type="string">
            <text:p><text:a xlink:href="http://www.behindthename.com/name/marcus" xlink:type="simple">http://www.behindthename.com/name/marcus</text:a></text:p>
          </table:table-cell>
          <table:table-cell table:style-name="ce2" table:number-columns-repeated="3"/>
          <table:table-cell table:style-name="ce10" table:number-columns-repeated="2"/>
          <table:table-cell table:number-columns-repeated="1015"/>
        </table:table-row>
        <table:table-row table:style-name="ro44">
          <table:table-cell table:style-name="ce12" office:value-type="string">
            <text:p>Luke</text:p>
          </table:table-cell>
          <table:table-cell table:style-name="ce12" office:value-type="string">
            <text:p>From Lucania.</text:p>
          </table:table-cell>
          <table:table-cell table:style-name="ce12" office:value-type="string">
            <text:p>GENDER: Masculine</text:p>
            <text:p>USAGE: English, Biblical</text:p>
            <text:p>PRONOUNCED: LOOK (English) <text:s text:c="2"/>[key]</text:p>
            <text:p>Meaning &amp; History</text:p>
            <text:p>English form of the Greek name Λουκας (Loukas) which meant "from Lucania", Lucania being a region in Italy. Saint Luke, the author of the third Gospel and Acts in the New Testament, was a doctor who travelled in the company of Saint Paul. Due to his renown, the name became common in the Christian world (in various spellings).</text:p>
          </table:table-cell>
          <table:table-cell table:style-name="ce12" office:value-type="string">
            <text:p><text:a xlink:href="http://www.behindthename.com/name/luke" xlink:type="simple">http://www.behindthename.com/name/luke</text:a></text:p>
          </table:table-cell>
          <table:table-cell table:style-name="ce14" office:value-type="string">
            <text:p>A winged ox or bull. <text:s/></text:p>
            <text:p/>
            <text:p>ox, book, brush, palette</text:p>
          </table:table-cell>
          <table:table-cell table:style-name="ce12" office:value-type="string">
            <text:p>Luke the Evangelist (Ancient Greek: Λουκᾶς, Loukás) is one of the Four Evangelists or authors of canonical Gospels of Jesus Christ. Luke was a native of the Hellenistic city of Antioch in Syria. The early church fathers ascribed to him authorship of both the Gospel according to Luke and the book of Acts of the Apostles, which originally formed a single literary work. Such authorship was later reaffirmed by prominent figures in early Christianity such as Jerome and Eusebius, although within scholarly circles, both secular and religious, discussions have been held due to the lack of evidence as to the real identity of the author of the works.</text:p>
            <text:p/>
            <text:p>In the New Testament, Luke is mentioned briefly a few times, and referred to as<text:span text:style-name="T2"> a doctor </text:span>in the Pauline epistle to the Colossians; thus he is thought to have been both a <text:span text:style-name="T2">physician</text:span> and a disciple of Paul. Considered by early Christians as a saint, he is believed to have died a martyr, although accounts of the events do vary.</text:p>
            <text:p/>
            <text:p>He is venerated as Saint Luke the Evangelist within the Roman Catholic Church, and major denominations, as <text:span text:style-name="T2">patron saint of artists, physicians, surgeons, students and butchers</text:span>; his feast day is 18 October.</text:p>
          </table:table-cell>
          <table:table-cell table:style-name="ce12" office:value-type="string">
            <text:p><text:a xlink:href="http://en.wikipedia.org/wiki/Luke_the_Evangelist" xlink:type="simple">http://en.wikipedia.org/wiki/Luke_the_Evangelist</text:a></text:p>
          </table:table-cell>
          <table:table-cell table:style-name="ce15" office:value-type="string">
            <text:p>Feast date is October 18.</text:p>
          </table:table-cell>
          <table:table-cell table:style-name="ce15" office:value-type="string">
            <text:p>Note: St. Jerome was a Doctor also.</text:p>
          </table:table-cell>
          <table:table-cell table:style-name="ce18" table:number-columns-repeated="1015"/>
        </table:table-row>
        <table:table-row table:style-name="ro45">
          <table:table-cell table:style-name="ce12" office:value-type="string">
            <text:p>John</text:p>
          </table:table-cell>
          <table:table-cell table:style-name="ce12" office:value-type="string">
            <text:p>Yahweh is gracious.</text:p>
          </table:table-cell>
          <table:table-cell table:style-name="ce12" office:value-type="string">
            <text:p>GENDER: Masculine</text:p>
            <text:p>USAGE: English, Biblical</text:p>
            <text:p>PRONOUNCED: JAHN (English) <text:s text:c="2"/>[key]</text:p>
            <text:p>Meaning &amp; History</text:p>
            <text:p>English form of Iohannes, the Latin form of the Greek name Ιωαννης (Ioannes), itself derived from the Hebrew name יוֹחָנָן (Yochanan) meaning "YAHWEH is gracious". This name owes its popularity to two New Testament characters, both highly revered saints. The first is John the Baptist, a Jewish ascetic who was considered the forerunner of Jesus Christ. The second is the apostle John, who is also traditionally regarded as the author of the fourth Gospel and Revelation.</text:p>
          </table:table-cell>
          <table:table-cell table:style-name="ce12" office:value-type="string">
            <text:p><text:a xlink:href="http://www.behindthename.com/name/john" xlink:type="simple">http://www.behindthename.com/name/john</text:a></text:p>
          </table:table-cell>
          <table:table-cell table:style-name="ce14" office:value-type="string">
            <text:p>An eagle.</text:p>
            <text:p><text:span text:style-name="T7"/></text:p>
            <text:p>eagle, chalice sometimes with a snake in it, kettle, book</text:p>
          </table:table-cell>
          <table:table-cell table:style-name="ce12" office:value-type="string">
            <text:p>Christian tradition says that John the Evangelist was one of Christ's original twelve apostles and the only one to live into old age and not be killed for his faith. John the Evangelist is associated with Ephesus, where he is said to have lived and been buried. Some believe that after a short life he was exiled to (c.a.[clarification needed] 95) Patmos, where he wrote the Book of Revelation. However, this is a matter of debate, with some attributing authorship to John of Patmos or John the Presbyter. It is also debated whether John the Evangelist is the same as St. John the Apostle.</text:p>
            <text:p>Statue of John the Evangelist outside St. John's Seminary, Boston</text:p>
            <text:p>John the Evangelist from a 12th-century minuscule 1425</text:p>
            <text:p/>
            <text:p>John was Galilean, the son of Zebedee and Salome, and the brother of James the Greater.[10] In the Gospels the two brothers are often called "the sons of Zebedee" after their father, and we read that they received from Christ the honourable title of Boanerges, i.e., "sons of thunder" (Mark 3:17). Originally they were fishermen who fished with their father in the Lake of Genesareth. According to the usual explanation they became, however, for a time disciples of John the Baptist, and were called by Christ from the circle of John's followers, together with Peter and Andrew, to become His disciples (John 1:35-42). The first disciples returned with their new Master from the Jordan to Galilee and apparently both John and the others remained for some time with Jesus (cf. John ii, 12, 22; iv, 2, 8, 27 sqq.). Yet after the second return from Judea, John and his companions went back again to their trade of fishing until he and they were called by Christ to definitive discipleship (Matthew 4:18-22; Mark 1:16-20).</text:p>
          </table:table-cell>
          <table:table-cell table:style-name="ce12" office:value-type="string">
            <text:p><text:a xlink:href="http://en.wikipedia.org/wiki/John_the_Evangelist" xlink:type="simple">http://en.wikipedia.org/wiki/John_the_Evangelist</text:a></text:p>
          </table:table-cell>
          <table:table-cell table:style-name="ce15" office:value-type="string">
            <text:p>Feast <text:s/>December 27 (Western Christianity); May 8 and September 26 (Repose) (Eastern Orthodox Church)</text:p>
          </table:table-cell>
          <table:table-cell table:style-name="ce15"/>
          <table:table-cell table:style-name="ce18" table:number-columns-repeated="1015"/>
        </table:table-row>
        <table:table-row table:style-name="ro1" table:number-rows-repeated="42">
          <table:table-cell table:style-name="ce2" table:number-columns-repeated="7"/>
          <table:table-cell table:style-name="ce10" table:number-columns-repeated="2"/>
          <table:table-cell table:number-columns-repeated="1015"/>
        </table:table-row>
        <table:table-row table:style-name="ro1" table:number-rows-repeated="4">
          <table:table-cell table:number-columns-repeated="5"/>
          <table:table-cell table:style-name="ce2" table:number-columns-repeated="2"/>
          <table:table-cell table:style-name="ce10" table:number-columns-repeated="2"/>
          <table:table-cell table:number-columns-repeated="1015"/>
        </table:table-row>
        <table:table-row table:style-name="ro1" table:number-rows-repeated="4">
          <table:table-cell table:number-columns-repeated="5"/>
          <table:table-cell table:style-name="ce2" table:number-columns-repeated="2"/>
          <table:table-cell table:number-columns-repeated="1017"/>
        </table:table-row>
        <table:table-row table:style-name="ro1" table:number-rows-repeated="1048507">
          <table:table-cell table:number-columns-repeated="1024"/>
        </table:table-row>
        <table:table-row table:style-name="ro1">
          <table:table-cell table:number-columns-repeated="1024"/>
        </table:table-row>
      </table:table>
      <table:table table:name="BookOfDaniel" table:style-name="ta1">
        <table:table-column table:style-name="co36" table:default-cell-style-name="ce20"/>
        <table:table-column table:style-name="co37" table:default-cell-style-name="ce20"/>
        <table:table-column table:style-name="co38" table:default-cell-style-name="ce20"/>
        <table:table-column table:style-name="co39" table:default-cell-style-name="ce20"/>
        <table:table-column table:style-name="co40" table:default-cell-style-name="ce20"/>
        <table:table-column table:style-name="co6" table:default-cell-style-name="ce20"/>
        <table:table-row table:style-name="ro1">
          <table:table-cell table:style-name="Default" office:value-type="string">
            <text:p>Meaning of Bible names: Characters in the Book of Daniel</text:p>
          </table:table-cell>
          <table:table-cell table:style-name="Default" table:number-columns-repeated="5"/>
        </table:table-row>
        <table:table-row table:style-name="ro1" table:number-rows-repeated="6">
          <table:table-cell table:style-name="Default" table:number-columns-repeated="6"/>
        </table:table-row>
        <table:table-row table:style-name="ro3">
          <table:table-cell table:style-name="ce19" office:value-type="string">
            <text:p>Name:</text:p>
          </table:table-cell>
          <table:table-cell table:style-name="ce19" office:value-type="string">
            <text:p>Meaning:</text:p>
          </table:table-cell>
          <table:table-cell table:style-name="ce19" office:value-type="string">
            <text:p>Description:</text:p>
          </table:table-cell>
          <table:table-cell table:style-name="ce19" office:value-type="string">
            <text:p>Source:</text:p>
          </table:table-cell>
          <table:table-cell table:style-name="ce19" office:value-type="string">
            <text:p>Additional notes:</text:p>
          </table:table-cell>
          <table:table-cell table:style-name="ce19"/>
        </table:table-row>
        <table:table-row table:style-name="ro50">
          <table:table-cell office:value-type="string">
            <text:p>Daniel</text:p>
          </table:table-cell>
          <table:table-cell office:value-type="string">
            <text:p>God is my judge.</text:p>
          </table:table-cell>
          <table:table-cell office:value-type="string">
            <text:p>GENDER: Masculine</text:p>
            <text:p>USAGE: English, Hebrew, French, German, Swedish, Norwegian, Danish, Polish, Czech, Spanish, Portuguese, Romanian, Slovene, Croatian, Macedonian, Armenian, Georgian, Biblical, Biblical Greek</text:p>
            <text:p>OTHER SCRIPTS: דָּנִיֵּאל (Hebrew), Даниел (Macedonian), Դանիէլ (Armenian), დანიელ (Georgian), Δανιηλ (Ancient Greek)</text:p>
            <text:p>PRONOUNCED: DAN-yul (English), dah-nee-EL (Jewish), dan-YEL (French), DAH-nee-el (German), DAHN-yel (Polish) <text:s text:c="2"/>[key]</text:p>
            <text:p>Meaning &amp; History</text:p>
            <text:p>From the Hebrew name דָּנִיֵּאל (Daniyyel) meaning "God is my judge". Daniel was a Hebrew prophet whose story is told in the Book of Daniel in the Old Testament. He lived during the Jewish captivity in Babylon, where he served in the court of the king, rising to prominence by interpreting the king's dreams. The book also presents Daniel's four visions of the end of the world.</text:p>
          </table:table-cell>
          <table:table-cell office:value-type="string">
            <text:p><text:a xlink:href="http://www.behindthename.com/name/daniel" xlink:type="simple">http://www.behindthename.com/name/daniel</text:a></text:p>
          </table:table-cell>
          <table:table-cell table:number-columns-repeated="2"/>
        </table:table-row>
        <table:table-row table:style-name="ro48">
          <table:table-cell office:value-type="string">
            <text:p>Shadrach</text:p>
          </table:table-cell>
          <table:table-cell office:value-type="string">
            <text:p>Akkadian: “command of Aku”</text:p>
            <text:p><text:span text:style-name="T1"/></text:p>
            <text:p><text:span text:style-name="T1">[He was previously: Hananiah] </text:span></text:p>
            <text:p><text:span text:style-name="T1">[Hananiah means: Yahweh is gracious.]</text:span></text:p>
          </table:table-cell>
          <table:table-cell office:value-type="string">
            <text:p>GENDER: Masculine</text:p>
            <text:p>USAGE: Biblical</text:p>
            <text:p>OTHER SCRIPTS: שַׁדְרַך (Ancient Hebrew)</text:p>
            <text:p>PRONOUNCED: SHAD-rak (English), SHAY-drak (English) <text:s text:c="2"/>[key]</text:p>
            <text:p>Meaning &amp; History</text:p>
            <text:p>Means "command of Aku" in Akkadian, Aku being the name of the Babylonian god of the moon. In the Old Testament, Shadrach is the Babylonian name of Hananiah, one of the three men cast into a fiery furnace but saved by God.</text:p>
          </table:table-cell>
          <table:table-cell office:value-type="string">
            <text:p><text:a xlink:href="http://www.behindthename.com/name/shadrach" xlink:type="simple">http://www.behindthename.com/name/shadrach</text:a></text:p>
          </table:table-cell>
          <table:table-cell table:number-columns-repeated="2"/>
        </table:table-row>
        <table:table-row table:style-name="ro48">
          <table:table-cell office:value-type="string">
            <text:p>Meshach</text:p>
          </table:table-cell>
          <table:table-cell office:value-type="string">
            <text:p>“Who is what Aku is?”</text:p>
            <text:p><text:span text:style-name="T1"/></text:p>
            <text:p><text:span text:style-name="T1">[He was previously: Mishael]</text:span></text:p>
            <text:p><text:span text:style-name="T1">[Mishael means: Who is like God.]</text:span></text:p>
          </table:table-cell>
          <table:table-cell office:value-type="string">
            <text:p>GENDER: Masculine</text:p>
            <text:p>USAGE: Biblical</text:p>
            <text:p>OTHER SCRIPTS: מֵישַׁך (Ancient Hebrew)</text:p>
            <text:p>PRONOUNCED: MEE-shak (English) <text:s text:c="2"/>[key]</text:p>
            <text:p>Meaning &amp; History</text:p>
            <text:p>Possibly means "who is what Aku is?" in Akkadian, Aku being the name of the Babylonian god of the moon. In the Old Testament this is the Babylonian name of Mishael, one of the three men cast into a blazing furnace but saved from harm by God.</text:p>
          </table:table-cell>
          <table:table-cell office:value-type="string">
            <text:p><text:a xlink:href="http://www.behindthename.com/name/meshach" xlink:type="simple">http://www.behindthename.com/name/meshach</text:a></text:p>
          </table:table-cell>
          <table:table-cell table:number-columns-repeated="2"/>
        </table:table-row>
        <table:table-row table:style-name="ro48">
          <table:table-cell office:value-type="string">
            <text:p>Abednego</text:p>
          </table:table-cell>
          <table:table-cell office:value-type="string">
            <text:p>“Servant of Nebo” (Nebo is the Babylonian god of wisdom).</text:p>
            <text:p><text:span text:style-name="T1"/></text:p>
            <text:p><text:span text:style-name="T1">[He was previously: Azariah]</text:span></text:p>
            <text:p><text:span text:style-name="T1">[Azariah means: Yahweh has helped.]</text:span></text:p>
          </table:table-cell>
          <table:table-cell office:value-type="string">
            <text:p>GENDER: Masculine</text:p>
            <text:p>USAGE: Biblical</text:p>
            <text:p>OTHER SCRIPTS: עֲבֵד־נְגוֹ (Ancient Hebrew)</text:p>
            <text:p>PRONOUNCED: ə-BED-ni-go (English) <text:s text:c="2"/>[key]</text:p>
            <text:p>Meaning &amp; History</text:p>
            <text:p>Means "servant of Nebo" in Akkadian, Nebo being the Babylonian god of wisdom. In the Old Testament, Abednego is the Babylonian name given to Azariah, one of the three men cast into a blazing furnace but saved from harm by God.</text:p>
          </table:table-cell>
          <table:table-cell office:value-type="string">
            <text:p><text:a xlink:href="http://www.behindthename.com/name/abednego" xlink:type="simple">http://www.behindthename.com/name/abednego</text:a></text:p>
          </table:table-cell>
          <table:table-cell office:value-type="string">
            <text:p>Abednego is either a corrupted or deliberate use of Abednebo, "servant of Nebo/Nabu," or Abednergo, a variation of Abednergal, "servant of the god Nergal"</text:p>
          </table:table-cell>
          <table:table-cell office:value-type="string">
            <text:p><text:a xlink:href="http://en.wikipedia.org/wiki/Shadrach,_Meshach,_and_Abednego" xlink:type="simple">http://en.wikipedia.org/wiki/Shadrach,_Meshach,_and_Abednego</text:a></text:p>
          </table:table-cell>
        </table:table-row>
        <table:table-row table:style-name="ro50">
          <table:table-cell office:value-type="string">
            <text:p>Belshazzar</text:p>
          </table:table-cell>
          <table:table-cell office:value-type="string">
            <text:p>Ba'al protect the king.</text:p>
          </table:table-cell>
          <table:table-cell office:value-type="string">
            <text:p>GENDER: Masculine</text:p>
            <text:p>USAGE: Ancient Near Eastern, Biblical</text:p>
            <text:p>OTHER SCRIPTS: בֵּלְשַׁאצַּר (Ancient Hebrew)</text:p>
            <text:p>Meaning &amp; History</text:p>
            <text:p>From בֵּלְשַׁאצַּר (Belshatzzar), the Hebrew form of the Akkadian name Bel-sarra-usur meaning "BA'AL protect the king". This was the name of the son of Nabonidus, the last king of the Babylonian Empire before it was conquered by the Persians in the 6th century BC. In the Old Testament Book of Daniel Belshazzar is the last king of Babylon who sees the mystical handwriting on the wall, which is interpreted by Daniel to portend the end of the empire.</text:p>
            <text:p>VARIANT: Bel-Sarra-Usur (Ancient Near Eastern)</text:p>
            <text:p>OTHER LANGUAGES: Baltasar (Biblical Greek), <text:span text:style-name="T2">Belshatzzar</text:span> (Biblical Hebrew), Baltassar (Biblical Latin), Boldizsár (Hungarian), Baldassare (Italian), Balthasar, Baltazar, Balthazar (Judeo-Christian Legend), Baltasar (Spanish)</text:p>
          </table:table-cell>
          <table:table-cell office:value-type="string">
            <text:p><text:a xlink:href="http://www.behindthename.com/name/belshazzar" xlink:type="simple">http://www.behindthename.com/name/belshazzar</text:a></text:p>
          </table:table-cell>
          <table:table-cell table:number-columns-repeated="2"/>
        </table:table-row>
        <table:table-row table:style-name="ro52">
          <table:table-cell office:value-type="string">
            <text:p>Belteshazzar</text:p>
          </table:table-cell>
          <table:table-cell office:value-type="string">
            <text:p>Price of Bel, or Bel protect the king. <text:s text:c="3"/></text:p>
            <text:p/>
            <text:p>“who lays up treasures in secret”</text:p>
            <text:p/>
            <text:p>Favored by Bel.</text:p>
            <text:p/>
            <text:p>Protect his life.</text:p>
          </table:table-cell>
          <table:table-cell office:value-type="string">
            <text:p>The Chaldee name given to Daniel by Nebuchadnezzar </text:p>
          </table:table-cell>
          <table:table-cell office:value-type="string">
            <text:p><text:a xlink:href="http://en.wikipedia.org/wiki/Daniel" xlink:type="simple">http://en.wikipedia.org/wiki/Daniel</text:a> <text:a xlink:href="http://www.biblestudytools.com/dictionary/belteshazzar/" xlink:type="simple">http://www.biblestudytools.com/dictionary/belteshazzar/</text:a></text:p>
          </table:table-cell>
          <table:table-cell table:number-columns-repeated="2"/>
        </table:table-row>
        <table:table-row table:style-name="ro21">
          <table:table-cell office:value-type="string">
            <text:p>Nebuchadnezzar II.</text:p>
          </table:table-cell>
          <table:table-cell office:value-type="string">
            <text:p>[See description for details.]</text:p>
          </table:table-cell>
          <table:table-cell office:value-type="string">
            <text:p>Nebuchadnezzar II (Listeni/nɛbjʉkədˈnɛzər/; Aramaic: ܢܵܒܘܼ ܟܘܼܕܘܼܪܝܼ ܐܘܼܨܘܼܪ ‎; Hebrew: נְבוּכַדְנֶצַּר Nəḇūḵaḏneṣṣar; Ancient Greek: Ναβουχοδονόσωρ Naboukhodonósôr; Arabic: نِبُوخَذنِصَّر nibūḫaḏniṣṣar; c 634 – 562 BC) was king of the Neo-Babylonian Empire, who reigned c. 605 BC – 562 BC. He is credited with the construction of the Hanging Gardens of Babylon and for the destruction of the First Temple. He is featured in the Book of Daniel and is mentioned in several other books of the Bible.</text:p>
            <text:p/>
            <text:p>The Akkadian name, Nabû-kudurri-uṣur, means "O god Nabu, preserve/defend my firstborn son". Nabu is the Babylonian deity of wisdom, and son of the god Marduk. In an inscription, Nebuchadnezzar styles himself as Nabu's "beloved" and "favourite".[2][3] His name has previously been mistakenly interpreted as "O Nabu, defend my kudurru",[4] in which sense a kudurru is an inscribed stone deed of property. However, when contained in a ruler's title, kudurru approximates to "firstborn son" or "oldest son".[5] Variations of the Hebrew form include נְבוּכַדְנֶאצַּר and נְבוּכַדְרֶאצַּר (Nəḇuḵaḏreṣṣar). He is also known as Bakhat Nasar, which means "winner of the fate", or literally, "fate winner".</text:p>
          </table:table-cell>
          <table:table-cell office:value-type="string">
            <text:p><text:a xlink:href="http://en.wikipedia.org/wiki/Nebuchadnezzar_II" xlink:type="simple">http://en.wikipedia.org/wiki/Nebuchadnezzar_II</text:a></text:p>
          </table:table-cell>
          <table:table-cell table:number-columns-repeated="2"/>
        </table:table-row>
        <table:table-row table:style-name="ro52">
          <table:table-cell office:value-type="string">
            <text:p>Darius</text:p>
          </table:table-cell>
          <table:table-cell office:value-type="string">
            <text:p>[rluu: “To possess good”.]</text:p>
          </table:table-cell>
          <table:table-cell office:value-type="string">
            <text:p>GENDER: Masculine</text:p>
            <text:p>USAGE: English, Lithuanian, Biblical, Biblical Latin</text:p>
            <text:p>PRONOUNCED: də-RIE-əs (English), DER-ee-əs (English), DAR-ee-əs (English) <text:s text:c="2"/>[key]</text:p>
            <text:p>Meaning &amp; History</text:p>
            <text:p>Roman form of Δαρειος (Dareios), which was the Greek form of the Persian name Dārayavahush, which was composed of the elements dâraya "to possess" and vahu "good". Three ancient kings of Persia bore this name, including Darius the Great who invaded Greece but was defeated in the Battle of Marathon. It has never been very common as a given name in the English-speaking world, though it rose in popularity after the middle of the 20th century.</text:p>
          </table:table-cell>
          <table:table-cell office:value-type="string">
            <text:p><text:a xlink:href="http://www.behindthename.com/name/darius" xlink:type="simple">http://www.behindthename.com/name/darius</text:a></text:p>
          </table:table-cell>
          <table:table-cell table:number-columns-repeated="2"/>
        </table:table-row>
        <table:table-row table:style-name="ro48">
          <table:table-cell office:value-type="string">
            <text:p>Hananiah</text:p>
          </table:table-cell>
          <table:table-cell office:value-type="string">
            <text:p>Yahweh is gracious.</text:p>
          </table:table-cell>
          <table:table-cell office:value-type="string">
            <text:p>GENDER: Masculine</text:p>
            <text:p>USAGE: Biblical</text:p>
            <text:p>OTHER SCRIPTS: חֲנַנְיָה (Ancient Hebrew)</text:p>
            <text:p>PRONOUNCED: han-ə-NIE-ə (English) <text:s text:c="2"/>[key]</text:p>
            <text:p>Meaning &amp; History</text:p>
            <text:p>Means "YAHWEH is gracious" in Hebrew. This was the name of many Old Testament characters.</text:p>
            <text:p>OTHER LANGUAGES: Hananias, Hannas (Biblical Greek), Chananyah (Biblical Hebrew), <text:span text:style-name="T9">Ananias</text:span>, Annas (Biblical Latin)</text:p>
          </table:table-cell>
          <table:table-cell office:value-type="string">
            <text:p><text:a xlink:href="http://www.behindthename.com/name/hananiah" xlink:type="simple">http://www.behindthename.com/name/hananiah</text:a></text:p>
          </table:table-cell>
          <table:table-cell table:style-name="ce22" office:value-type="string">
            <text:p>His name was changed to: Shadrach.</text:p>
          </table:table-cell>
          <table:table-cell/>
        </table:table-row>
        <table:table-row table:style-name="ro61">
          <table:table-cell office:value-type="string">
            <text:p>Michael [Misha'el]</text:p>
          </table:table-cell>
          <table:table-cell office:value-type="string">
            <text:p>“Who is like God?” <text:s text:c="3"/></text:p>
            <text:p><text:span text:style-name="T1"/></text:p>
            <text:p>"to feed" or "to provide"—as in how a husband provides for his family</text:p>
          </table:table-cell>
          <table:table-cell office:value-type="string">
            <text:p>GENDER: Masculine</text:p>
            <text:p>USAGE: English, German, Swedish, Norwegian, Danish, Dutch, Czech, Biblical, Biblical Latin, Biblical Greek</text:p>
            <text:p>OTHER SCRIPTS: מִיכָאֵל (Ancient Hebrew), Μιχαηλ (Ancient Greek)</text:p>
            <text:p>PRONOUNCED: MIE-kəl (English), MI-khah-el (German) <text:s text:c="2"/>[key]</text:p>
            <text:p>Meaning &amp; History</text:p>
            <text:p>From the Hebrew name מִיכָאֵל (Mikha'el) meaning "who is like God?". This is a rhetorical question, implying no person is like God. Michael is one of the seven archangels in Hebrew tradition and the only one identified as an archangel in the Bible. In the Book of Revelation in the New Testament he is portrayed as the leader of heaven's armies, and thus is considered the patron saint of soldiers.</text:p>
          </table:table-cell>
          <table:table-cell office:value-type="string">
            <text:p><text:a xlink:href="http://www.behindthename.com/name/michael" xlink:type="simple">http://www.behindthename.com/name/michael</text:a> <text:s/><text:a xlink:href="http://en.wikipedia.org/wiki/Shadrach,_Meshach,_and_Abednego" xlink:type="simple">http://en.wikipedia.org/wiki/Shadrach,_Meshach,_and_Abednego</text:a></text:p>
          </table:table-cell>
          <table:table-cell table:style-name="ce22" office:value-type="string">
            <text:p>His name was changed to: Meshach.</text:p>
          </table:table-cell>
          <table:table-cell/>
        </table:table-row>
        <table:table-row table:style-name="ro48">
          <table:table-cell office:value-type="string">
            <text:p>Azariah</text:p>
          </table:table-cell>
          <table:table-cell office:value-type="string">
            <text:p>Yahweh has helped.</text:p>
          </table:table-cell>
          <table:table-cell office:value-type="string">
            <text:p>GENDER: Masculine</text:p>
            <text:p>USAGE: Biblical</text:p>
            <text:p>OTHER SCRIPTS: עֲזַרְיָה (Ancient Hebrew)</text:p>
            <text:p>PRONOUNCED: az-ə-RIE-ə (English) <text:s text:c="2"/>[key]</text:p>
            <text:p>Meaning &amp; History</text:p>
            <text:p>Means "YAHWEH has helped" in Hebrew. This was the name of several Old Testament characters including of one of the three men the Babylonian king ordered cast into a fiery furnace. His Babylonian name was Abednego.</text:p>
          </table:table-cell>
          <table:table-cell office:value-type="string">
            <text:p><text:a xlink:href="http://www.behindthename.com/name/azariah" xlink:type="simple">http://www.behindthename.com/name/azariah</text:a></text:p>
          </table:table-cell>
          <table:table-cell table:style-name="ce22" office:value-type="string">
            <text:p>His name was changed to: Abednego.</text:p>
          </table:table-cell>
          <table:table-cell/>
        </table:table-row>
        <table:table-row table:style-name="ro1" table:number-rows-repeated="36">
          <table:table-cell table:number-columns-repeated="6"/>
        </table:table-row>
        <table:table-row table:style-name="ro1" table:number-rows-repeated="28">
          <table:table-cell table:style-name="Default" table:number-columns-repeated="4"/>
          <table:table-cell table:number-columns-repeated="2"/>
        </table:table-row>
        <table:table-row table:style-name="ro1">
          <table:table-cell table:style-name="Default" table:number-columns-repeated="4"/>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8">00/00/0000</text:date>, <text:time style:data-style-name="N2" text:time-value="0000-00-00T16:55: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10-04T03:28:52</meta:creation-date>
    <dc:date>2013-11-18T16:58:41</dc:date>
    <dc:creator>Ryan </dc:creator>
    <meta:editing-duration>PT18H52M53S</meta:editing-duration>
    <meta:editing-cycles>19</meta:editing-cycles>
    <meta:generator>LibreOffice/3.6$Linux_X86_64 LibreOffice_project/360m1$Build-304</meta:generator>
    <meta:document-statistic meta:table-count="6" meta:cell-count="632" meta:object-count="0"/>
  </office:meta>
</office:document-meta>
</file>